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style:font-name="Liberation Serif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25.83pt" svg:y="228.1pt">
            <loext:p draw:notify-on-update-of-ranges="Sheet1.J4:Sheet1.J4 Sheet1.J5:Sheet1.J40 Sheet1.K4:Sheet1.K4 Sheet1.K5:Sheet1.K40 Sheet1.L4:Sheet1.L4 Sheet1.L5:Sheet1.L40 Sheet1.M4:Sheet1.M4 Sheet1.M5:Sheet1.M40 Sheet1.N4:Sheet1.N4 Sheet1.N5:Sheet1.N40 Sheet1.O4:Sheet1.O4 Sheet1.O5:Sheet1.O40 Sheet1.P4:Sheet1.P4 Sheet1.P5:Sheet1.P40 Sheet1.Q4:Sheet1.Q4 Sheet1.Q5:Sheet1.Q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6.44pt" svg:y="660.73pt">
            <loext:p draw:notify-on-update-of-ranges="Sheet1.A42:Sheet1.A42 Sheet1.A43:Sheet1.A78 Sheet1.B42:Sheet1.B42 Sheet1.B43:Sheet1.B78 Sheet1.C42:Sheet1.C42 Sheet1.C43:Sheet1.C78 Sheet1.D42:Sheet1.D42 Sheet1.D43:Sheet1.D78 Sheet1.E42:Sheet1.E42 Sheet1.E43:Sheet1.E78 Sheet1.F42:Sheet1.F42 Sheet1.F43:Sheet1.F78 Sheet1.G42:Sheet1.G42 Sheet1.G43:Sheet1.G78 Sheet1.H42:Sheet1.H42 Sheet1.H43:Sheet1.H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60.08pt" svg:y="582.69pt">
            <loext:p draw:notify-on-update-of-ranges="Sheet1.J42:Sheet1.J42 Sheet1.J43:Sheet1.J78 Sheet1.K42:Sheet1.K42 Sheet1.K43:Sheet1.K78 Sheet1.L42:Sheet1.L42 Sheet1.L43:Sheet1.L78 Sheet1.M42:Sheet1.M42 Sheet1.M43:Sheet1.M78 Sheet1.N42:Sheet1.N42 Sheet1.N43:Sheet1.N78 Sheet1.O42:Sheet1.O42 Sheet1.O43:Sheet1.O78 Sheet1.P42:Sheet1.P42 Sheet1.P43:Sheet1.P78 Sheet1.Q42:Sheet1.Q42 Sheet1.Q43:Sheet1.Q7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4.22pt" svg:y="1214.99pt">
            <loext:p draw:notify-on-update-of-ranges="Sheet1.A80:Sheet1.A80 Sheet1.A81:Sheet1.A116 Sheet1.B80:Sheet1.B80 Sheet1.B81:Sheet1.B116 Sheet1.C80:Sheet1.C80 Sheet1.C81:Sheet1.C116 Sheet1.D80:Sheet1.D80 Sheet1.D81:Sheet1.D116 Sheet1.E80:Sheet1.E80 Sheet1.E81:Sheet1.E116 Sheet1.F80:Sheet1.F80 Sheet1.F81:Sheet1.F116 Sheet1.G80:Sheet1.G80 Sheet1.G81:Sheet1.G116 Sheet1.H80:Sheet1.H80 Sheet1.H81:Sheet1.H1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644.57pt" svg:y="1184.29pt">
            <loext:p draw:notify-on-update-of-ranges="Sheet1.J80:Sheet1.J80 Sheet1.J81:Sheet1.J116 Sheet1.K80:Sheet1.K80 Sheet1.K81:Sheet1.K116 Sheet1.L80:Sheet1.L80 Sheet1.L81:Sheet1.L116 Sheet1.M80:Sheet1.M80 Sheet1.M81:Sheet1.M116 Sheet1.N80:Sheet1.N80 Sheet1.N81:Sheet1.N116 Sheet1.O80:Sheet1.O80 Sheet1.O81:Sheet1.O116 Sheet1.P80:Sheet1.P80 Sheet1.P81:Sheet1.P116 Sheet1.Q80:Sheet1.Q80 Sheet1.Q81:Sheet1.Q1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33.25pt" svg:y="1656.57pt">
            <loext:p draw:notify-on-update-of-ranges="Sheet1.A118:Sheet1.A118 Sheet1.A119:Sheet1.A154 Sheet1.B118:Sheet1.B118 Sheet1.B119:Sheet1.B154 Sheet1.C118:Sheet1.C118 Sheet1.C119:Sheet1.C154 Sheet1.D118:Sheet1.D118 Sheet1.D119:Sheet1.D154 Sheet1.E118:Sheet1.E118 Sheet1.E119:Sheet1.E154 Sheet1.F118:Sheet1.F118 Sheet1.F119:Sheet1.F154 Sheet1.G118:Sheet1.G118 Sheet1.G119:Sheet1.G154 Sheet1.H118:Sheet1.H118 Sheet1.H119:Sheet1.H15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46.13pt" svg:y="1671.96pt">
            <loext:p draw:notify-on-update-of-ranges="Sheet1.J118:Sheet1.J118 Sheet1.J119:Sheet1.J154 Sheet1.K118:Sheet1.K118 Sheet1.K119:Sheet1.K154 Sheet1.L118:Sheet1.L118 Sheet1.L119:Sheet1.L154 Sheet1.M118:Sheet1.M118 Sheet1.M119:Sheet1.M154 Sheet1.N118:Sheet1.N118 Sheet1.N119:Sheet1.N154 Sheet1.O118:Sheet1.O118 Sheet1.O119:Sheet1.O154 Sheet1.P118:Sheet1.P118 Sheet1.P119:Sheet1.P154 Sheet1.Q118:Sheet1.Q118 Sheet1.Q119:Sheet1.Q15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3.18pt" svg:y="2202.49pt">
            <loext:p draw:notify-on-update-of-ranges="Sheet1.A156:Sheet1.A156 Sheet1.A157:Sheet1.A192 Sheet1.B156:Sheet1.B156 Sheet1.B157:Sheet1.B192 Sheet1.C156:Sheet1.C156 Sheet1.C157:Sheet1.C192 Sheet1.D156:Sheet1.D156 Sheet1.D157:Sheet1.D192 Sheet1.E156:Sheet1.E156 Sheet1.E157:Sheet1.E192 Sheet1.F156:Sheet1.F156 Sheet1.F157:Sheet1.F192 Sheet1.G156:Sheet1.G156 Sheet1.G157:Sheet1.G192 Sheet1.H156:Sheet1.H156 Sheet1.H157:Sheet1.H19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38.41pt" svg:y="2666.49pt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632.92pt" svg:y="2621.79pt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7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ce3"/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style-name="ce1" table:number-columns-repeated="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Method 1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style-name="ce1" table:number-columns-repeated="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table:number-columns-repeated="2"/>
          <table:table-cell table:style-name="ce1" table:number-columns-repeated="3"/>
          <table:table-cell table:style-name="Default" table:number-columns-repeated="2"/>
          <table:table-cell/>
          <table:table-cell table:style-name="Default" office:value-type="string" calcext:value-type="string">
            <text:p>Count</text:p>
          </table:table-cell>
          <table:table-cell table:style-name="Default"/>
          <table:table-cell table:style-name="ce1" table:number-columns-repeated="3"/>
          <table:table-cell table:style-name="Default" table:number-columns-repeated="3"/>
        </table:table-row>
        <table:table-row table:style-name="ro2">
          <table:table-cell table:style-name="Default"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Ordered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Same except middle</text:p>
          </table:table-cell>
          <table:table-cell table:style-name="ce5" office:value-type="string" calcext:value-type="string">
            <text:p>Same except end</text:p>
          </table:table-cell>
          <table:table-cell table:style-name="Default" office:value-type="string" calcext:value-type="string">
            <text:p>Same except start</text:p>
          </table:table-cell>
          <table:table-cell/>
          <table:table-cell table:style-name="Default"/>
          <table:table-cell table:style-name="Default" office:value-type="string" calcext:value-type="string">
            <text:p>Random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Reverse</text:p>
          </table:table-cell>
          <table:table-cell table:style-name="ce1" office:value-type="string" calcext:value-type="string">
            <text:p>Same</text:p>
          </table:table-cell>
          <table:table-cell table:style-name="ce6" office:value-type="string" calcext:value-type="string">
            <text:p>Same except middle</text:p>
          </table:table-cell>
          <table:table-cell table:style-name="Default" office:value-type="string" calcext:value-type="string">
            <text:p>Same except end</text:p>
          </table:table-cell>
          <table:table-cell table:style-name="Default" office:value-type="string" calcext:value-type="string">
            <text:p>Same Except Star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 office:value-type="float" office:value="5546" calcext:value-type="float">
            <text:p>55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 office:value-type="float" office:value="21096" calcext:value-type="float">
            <text:p>210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7" office:value-type="float" office:value="46646" calcext:value-type="float">
            <text:p>466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7" office:value-type="float" office:value="82196" calcext:value-type="float">
            <text:p>821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7" office:value-type="float" office:value="127746" calcext:value-type="float">
            <text:p>1277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7" office:value-type="float" office:value="183296" calcext:value-type="float">
            <text:p>1832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7" office:value-type="float" office:value="248846" calcext:value-type="float">
            <text:p>2488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7" office:value-type="float" office:value="324396" calcext:value-type="float">
            <text:p>3243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7" office:value-type="float" office:value="409946" calcext:value-type="float">
            <text:p>4099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7" office:value-type="float" office:value="505496" calcext:value-type="float">
            <text:p>50549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7" office:value-type="float" office:value="611046" calcext:value-type="float">
            <text:p>6110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7" office:value-type="float" office:value="726596" calcext:value-type="float">
            <text:p>72659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7" office:value-type="float" office:value="852146" calcext:value-type="float">
            <text:p>85214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7" office:value-type="float" office:value="987696" calcext:value-type="float">
            <text:p>98769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7" office:value-type="float" office:value="1133246" calcext:value-type="float">
            <text:p>11332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7" office:value-type="float" office:value="1288796" calcext:value-type="float">
            <text:p>128879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700" calcext:value-type="float">
            <text:p>1700</text:p>
          </table:table-cell>
          <table:table-cell table:number-columns-repeated="7" office:value-type="float" office:value="1454346" calcext:value-type="float">
            <text:p>145434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 office:value-type="float" office:value="1629896" calcext:value-type="float">
            <text:p>162989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7" office:value-type="float" office:value="1815446" calcext:value-type="float">
            <text:p>18154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7" office:value-type="float" office:value="2010996" calcext:value-type="float">
            <text:p>20109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100" calcext:value-type="float">
            <text:p>2100</text:p>
          </table:table-cell>
          <table:table-cell table:number-columns-repeated="7" office:value-type="float" office:value="2216546" calcext:value-type="float">
            <text:p>221654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7" office:value-type="float" office:value="2432096" calcext:value-type="float">
            <text:p>243209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00" calcext:value-type="float">
            <text:p>2300</text:p>
          </table:table-cell>
          <table:table-cell table:number-columns-repeated="7" office:value-type="float" office:value="2657646" calcext:value-type="float">
            <text:p>265764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/>
          <table:table-cell office:value-type="float" office:value="2400" calcext:value-type="float">
            <text:p>2400</text:p>
          </table:table-cell>
          <table:table-cell table:number-columns-repeated="7" office:value-type="float" office:value="2893196" calcext:value-type="float">
            <text:p>289319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7" office:value-type="float" office:value="2" calcext:value-type="float">
            <text:p>2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7" office:value-type="float" office:value="3138746" calcext:value-type="float">
            <text:p>313874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00" calcext:value-type="float">
            <text:p>2600</text:p>
          </table:table-cell>
          <table:table-cell table:number-columns-repeated="7" office:value-type="float" office:value="3394296" calcext:value-type="float">
            <text:p>339429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2700" calcext:value-type="float">
            <text:p>2700</text:p>
          </table:table-cell>
          <table:table-cell table:number-columns-repeated="7" office:value-type="float" office:value="3659846" calcext:value-type="float">
            <text:p>365984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800" calcext:value-type="float">
            <text:p>2800</text:p>
          </table:table-cell>
          <table:table-cell table:number-columns-repeated="7" office:value-type="float" office:value="3935396" calcext:value-type="float">
            <text:p>39353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2900" calcext:value-type="float">
            <text:p>2900</text:p>
          </table:table-cell>
          <table:table-cell table:number-columns-repeated="7" office:value-type="float" office:value="4220946" calcext:value-type="float">
            <text:p>42209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7" office:value-type="float" office:value="4516496" calcext:value-type="float">
            <text:p>45164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100" calcext:value-type="float">
            <text:p>3100</text:p>
          </table:table-cell>
          <table:table-cell table:number-columns-repeated="7" office:value-type="float" office:value="4822046" calcext:value-type="float">
            <text:p>482204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200" calcext:value-type="float">
            <text:p>3200</text:p>
          </table:table-cell>
          <table:table-cell table:number-columns-repeated="7" office:value-type="float" office:value="5137596" calcext:value-type="float">
            <text:p>513759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7" office:value-type="float" office:value="5463146" calcext:value-type="float">
            <text:p>546314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00" calcext:value-type="float">
            <text:p>3400</text:p>
          </table:table-cell>
          <table:table-cell table:number-columns-repeated="7" office:value-type="float" office:value="5798696" calcext:value-type="float">
            <text:p>579869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00" calcext:value-type="float">
            <text:p>3500</text:p>
          </table:table-cell>
          <table:table-cell table:number-columns-repeated="7" office:value-type="float" office:value="6144246" calcext:value-type="float">
            <text:p>614424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00" calcext:value-type="float">
            <text:p>3600</text:p>
          </table:table-cell>
          <table:table-cell table:number-columns-repeated="7" office:value-type="float" office:value="6499796" calcext:value-type="float">
            <text:p>6499796</text:p>
          </table:table-cell>
        </table:table-row>
        <table:table-row table:style-name="ro1">
          <table:table-cell office:value-type="string" calcext:value-type="string">
            <text:p>Method 2</text:p>
          </table:table-cell>
          <table:table-cell table:style-name="ce4" table:number-columns-repeated="7"/>
          <table:table-cell table:number-columns-repeated="2"/>
          <table:table-cell table:style-name="ce4" table:number-columns-repeated="7"/>
        </table:table-row>
        <table:table-row table:style-name="ro2">
          <table:table-cell table:style-name="Default"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Ordered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Same except middle</text:p>
          </table:table-cell>
          <table:table-cell table:style-name="ce5" office:value-type="string" calcext:value-type="string">
            <text:p>Same except end</text:p>
          </table:table-cell>
          <table:table-cell table:style-name="Default" office:value-type="string" calcext:value-type="string">
            <text:p>Same except start</text:p>
          </table:table-cell>
          <table:table-cell/>
          <table:table-cell table:style-name="Default"/>
          <table:table-cell table:style-name="Default" office:value-type="string" calcext:value-type="string">
            <text:p>Random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Reverse</text:p>
          </table:table-cell>
          <table:table-cell table:style-name="ce1" office:value-type="string" calcext:value-type="string">
            <text:p>Same</text:p>
          </table:table-cell>
          <table:table-cell table:style-name="ce6" office:value-type="string" calcext:value-type="string">
            <text:p>Same except middle</text:p>
          </table:table-cell>
          <table:table-cell table:style-name="Default" office:value-type="string" calcext:value-type="string">
            <text:p>Same except end</text:p>
          </table:table-cell>
          <table:table-cell table:style-name="Default" office:value-type="string" calcext:value-type="string">
            <text:p>Same Except Star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76" calcext:value-type="float">
            <text:p>3976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3532" calcext:value-type="float">
            <text:p>3532</text:p>
          </table:table-cell>
          <table:table-cell office:value-type="float" office:value="3628" calcext:value-type="float">
            <text:p>3628</text:p>
          </table:table-cell>
          <table:table-cell office:value-type="float" office:value="3520" calcext:value-type="float">
            <text:p>3520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148" calcext:value-type="float">
            <text:p>9148</text:p>
          </table:table-cell>
          <table:table-cell table:number-columns-repeated="2" office:value-type="float" office:value="8200" calcext:value-type="float">
            <text:p>8200</text:p>
          </table:table-cell>
          <table:table-cell office:value-type="float" office:value="8054" calcext:value-type="float">
            <text:p>8054</text:p>
          </table:table-cell>
          <table:table-cell office:value-type="float" office:value="8250" calcext:value-type="float">
            <text:p>8250</text:p>
          </table:table-cell>
          <table:table-cell office:value-type="float" office:value="8040" calcext:value-type="float">
            <text:p>8040</text:p>
          </table:table-cell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728" calcext:value-type="float">
            <text:p>14728</text:p>
          </table:table-cell>
          <table:table-cell table:number-columns-repeated="2" office:value-type="float" office:value="13168" calcext:value-type="float">
            <text:p>13168</text:p>
          </table:table-cell>
          <table:table-cell office:value-type="float" office:value="12928" calcext:value-type="float">
            <text:p>12928</text:p>
          </table:table-cell>
          <table:table-cell office:value-type="float" office:value="13224" calcext:value-type="float">
            <text:p>13224</text:p>
          </table:table-cell>
          <table:table-cell office:value-type="float" office:value="12912" calcext:value-type="float">
            <text:p>12912</text:p>
          </table:table-cell>
          <table:table-cell office:value-type="float" office:value="12928" calcext:value-type="float">
            <text:p>129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0684" calcext:value-type="float">
            <text:p>20684</text:p>
          </table:table-cell>
          <table:table-cell table:number-columns-repeated="2" office:value-type="float" office:value="18400" calcext:value-type="float">
            <text:p>18400</text:p>
          </table:table-cell>
          <table:table-cell office:value-type="float" office:value="18096" calcext:value-type="float">
            <text:p>18096</text:p>
          </table:table-cell>
          <table:table-cell office:value-type="float" office:value="18492" calcext:value-type="float">
            <text:p>18492</text:p>
          </table:table-cell>
          <table:table-cell office:value-type="float" office:value="18080" calcext:value-type="float">
            <text:p>18080</text:p>
          </table:table-cell>
          <table:table-cell office:value-type="float" office:value="18096" calcext:value-type="float">
            <text:p>180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680" calcext:value-type="float">
            <text:p>26680</text:p>
          </table:table-cell>
          <table:table-cell table:number-columns-repeated="2" office:value-type="float" office:value="23496" calcext:value-type="float">
            <text:p>23496</text:p>
          </table:table-cell>
          <table:table-cell office:value-type="float" office:value="23400" calcext:value-type="float">
            <text:p>23400</text:p>
          </table:table-cell>
          <table:table-cell office:value-type="float" office:value="23896" calcext:value-type="float">
            <text:p>23896</text:p>
          </table:table-cell>
          <table:table-cell office:value-type="float" office:value="23384" calcext:value-type="float">
            <text:p>23384</text:p>
          </table:table-cell>
          <table:table-cell office:value-type="float" office:value="23400" calcext:value-type="float">
            <text:p>234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3056" calcext:value-type="float">
            <text:p>33056</text:p>
          </table:table-cell>
          <table:table-cell table:number-columns-repeated="2" office:value-type="float" office:value="29336" calcext:value-type="float">
            <text:p>29336</text:p>
          </table:table-cell>
          <table:table-cell office:value-type="float" office:value="28842" calcext:value-type="float">
            <text:p>28842</text:p>
          </table:table-cell>
          <table:table-cell office:value-type="float" office:value="29438" calcext:value-type="float">
            <text:p>29438</text:p>
          </table:table-cell>
          <table:table-cell office:value-type="float" office:value="28824" calcext:value-type="float">
            <text:p>28824</text:p>
          </table:table-cell>
          <table:table-cell office:value-type="float" office:value="28842" calcext:value-type="float">
            <text:p>288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9576" calcext:value-type="float">
            <text:p>39576</text:p>
          </table:table-cell>
          <table:table-cell table:number-columns-repeated="2" office:value-type="float" office:value="35112" calcext:value-type="float">
            <text:p>35112</text:p>
          </table:table-cell>
          <table:table-cell office:value-type="float" office:value="34466" calcext:value-type="float">
            <text:p>34466</text:p>
          </table:table-cell>
          <table:table-cell office:value-type="float" office:value="35162" calcext:value-type="float">
            <text:p>35162</text:p>
          </table:table-cell>
          <table:table-cell office:value-type="float" office:value="34448" calcext:value-type="float">
            <text:p>34448</text:p>
          </table:table-cell>
          <table:table-cell office:value-type="float" office:value="34466" calcext:value-type="float">
            <text:p>344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6128" calcext:value-type="float">
            <text:p>46128</text:p>
          </table:table-cell>
          <table:table-cell table:number-columns-repeated="2" office:value-type="float" office:value="40800" calcext:value-type="float">
            <text:p>40800</text:p>
          </table:table-cell>
          <table:table-cell office:value-type="float" office:value="40178" calcext:value-type="float">
            <text:p>40178</text:p>
          </table:table-cell>
          <table:table-cell office:value-type="float" office:value="40974" calcext:value-type="float">
            <text:p>40974</text:p>
          </table:table-cell>
          <table:table-cell office:value-type="float" office:value="40160" calcext:value-type="float">
            <text:p>40160</text:p>
          </table:table-cell>
          <table:table-cell office:value-type="float" office:value="40178" calcext:value-type="float">
            <text:p>401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2734" calcext:value-type="float">
            <text:p>52734</text:p>
          </table:table-cell>
          <table:table-cell table:number-columns-repeated="2" office:value-type="float" office:value="46448" calcext:value-type="float">
            <text:p>46448</text:p>
          </table:table-cell>
          <table:table-cell office:value-type="float" office:value="45930" calcext:value-type="float">
            <text:p>45930</text:p>
          </table:table-cell>
          <table:table-cell office:value-type="float" office:value="46826" calcext:value-type="float">
            <text:p>46826</text:p>
          </table:table-cell>
          <table:table-cell office:value-type="float" office:value="45912" calcext:value-type="float">
            <text:p>45912</text:p>
          </table:table-cell>
          <table:table-cell office:value-type="float" office:value="45930" calcext:value-type="float">
            <text:p>459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340" calcext:value-type="float">
            <text:p>59340</text:p>
          </table:table-cell>
          <table:table-cell table:number-columns-repeated="2" office:value-type="float" office:value="51992" calcext:value-type="float">
            <text:p>51992</text:p>
          </table:table-cell>
          <table:table-cell office:value-type="float" office:value="51786" calcext:value-type="float">
            <text:p>51786</text:p>
          </table:table-cell>
          <table:table-cell office:value-type="float" office:value="52782" calcext:value-type="float">
            <text:p>52782</text:p>
          </table:table-cell>
          <table:table-cell office:value-type="float" office:value="51768" calcext:value-type="float">
            <text:p>51768</text:p>
          </table:table-cell>
          <table:table-cell office:value-type="float" office:value="51786" calcext:value-type="float">
            <text:p>5178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66284" calcext:value-type="float">
            <text:p>66284</text:p>
          </table:table-cell>
          <table:table-cell table:number-columns-repeated="2" office:value-type="float" office:value="58272" calcext:value-type="float">
            <text:p>58272</text:p>
          </table:table-cell>
          <table:table-cell office:value-type="float" office:value="57668" calcext:value-type="float">
            <text:p>57668</text:p>
          </table:table-cell>
          <table:table-cell office:value-type="float" office:value="58764" calcext:value-type="float">
            <text:p>58764</text:p>
          </table:table-cell>
          <table:table-cell office:value-type="float" office:value="57648" calcext:value-type="float">
            <text:p>57648</text:p>
          </table:table-cell>
          <table:table-cell office:value-type="float" office:value="57668" calcext:value-type="float">
            <text:p>576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73336" calcext:value-type="float">
            <text:p>73336</text:p>
          </table:table-cell>
          <table:table-cell table:number-columns-repeated="2" office:value-type="float" office:value="64672" calcext:value-type="float">
            <text:p>64672</text:p>
          </table:table-cell>
          <table:table-cell office:value-type="float" office:value="63668" calcext:value-type="float">
            <text:p>63668</text:p>
          </table:table-cell>
          <table:table-cell office:value-type="float" office:value="64864" calcext:value-type="float">
            <text:p>64864</text:p>
          </table:table-cell>
          <table:table-cell office:value-type="float" office:value="63648" calcext:value-type="float">
            <text:p>63648</text:p>
          </table:table-cell>
          <table:table-cell office:value-type="float" office:value="63668" calcext:value-type="float">
            <text:p>6366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80488" calcext:value-type="float">
            <text:p>80488</text:p>
          </table:table-cell>
          <table:table-cell table:number-columns-repeated="2" office:value-type="float" office:value="70952" calcext:value-type="float">
            <text:p>70952</text:p>
          </table:table-cell>
          <table:table-cell office:value-type="float" office:value="69788" calcext:value-type="float">
            <text:p>69788</text:p>
          </table:table-cell>
          <table:table-cell office:value-type="float" office:value="71084" calcext:value-type="float">
            <text:p>71084</text:p>
          </table:table-cell>
          <table:table-cell office:value-type="float" office:value="69768" calcext:value-type="float">
            <text:p>69768</text:p>
          </table:table-cell>
          <table:table-cell office:value-type="float" office:value="69788" calcext:value-type="float">
            <text:p>6978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87538" calcext:value-type="float">
            <text:p>87538</text:p>
          </table:table-cell>
          <table:table-cell table:number-columns-repeated="2" office:value-type="float" office:value="77224" calcext:value-type="float">
            <text:p>77224</text:p>
          </table:table-cell>
          <table:table-cell office:value-type="float" office:value="75916" calcext:value-type="float">
            <text:p>75916</text:p>
          </table:table-cell>
          <table:table-cell office:value-type="float" office:value="77312" calcext:value-type="float">
            <text:p>77312</text:p>
          </table:table-cell>
          <table:table-cell office:value-type="float" office:value="75896" calcext:value-type="float">
            <text:p>75896</text:p>
          </table:table-cell>
          <table:table-cell office:value-type="float" office:value="75916" calcext:value-type="float">
            <text:p>7591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94654" calcext:value-type="float">
            <text:p>94654</text:p>
          </table:table-cell>
          <table:table-cell table:number-columns-repeated="2" office:value-type="float" office:value="83384" calcext:value-type="float">
            <text:p>83384</text:p>
          </table:table-cell>
          <table:table-cell office:value-type="float" office:value="82156" calcext:value-type="float">
            <text:p>82156</text:p>
          </table:table-cell>
          <table:table-cell office:value-type="float" office:value="83652" calcext:value-type="float">
            <text:p>83652</text:p>
          </table:table-cell>
          <table:table-cell office:value-type="float" office:value="82136" calcext:value-type="float">
            <text:p>82136</text:p>
          </table:table-cell>
          <table:table-cell office:value-type="float" office:value="82156" calcext:value-type="float">
            <text:p>821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1956" calcext:value-type="float">
            <text:p>101956</text:p>
          </table:table-cell>
          <table:table-cell table:number-columns-repeated="2" office:value-type="float" office:value="89600" calcext:value-type="float">
            <text:p>89600</text:p>
          </table:table-cell>
          <table:table-cell office:value-type="float" office:value="88340" calcext:value-type="float">
            <text:p>88340</text:p>
          </table:table-cell>
          <table:table-cell office:value-type="float" office:value="89936" calcext:value-type="float">
            <text:p>89936</text:p>
          </table:table-cell>
          <table:table-cell office:value-type="float" office:value="88320" calcext:value-type="float">
            <text:p>88320</text:p>
          </table:table-cell>
          <table:table-cell office:value-type="float" office:value="88340" calcext:value-type="float">
            <text:p>8834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9020" calcext:value-type="float">
            <text:p>109020</text:p>
          </table:table-cell>
          <table:table-cell table:number-columns-repeated="2" office:value-type="float" office:value="95840" calcext:value-type="float">
            <text:p>95840</text:p>
          </table:table-cell>
          <table:table-cell office:value-type="float" office:value="94500" calcext:value-type="float">
            <text:p>94500</text:p>
          </table:table-cell>
          <table:table-cell office:value-type="float" office:value="96196" calcext:value-type="float">
            <text:p>96196</text:p>
          </table:table-cell>
          <table:table-cell office:value-type="float" office:value="94480" calcext:value-type="float">
            <text:p>94480</text:p>
          </table:table-cell>
          <table:table-cell office:value-type="float" office:value="94500" calcext:value-type="float">
            <text:p>945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16230" calcext:value-type="float">
            <text:p>116230</text:p>
          </table:table-cell>
          <table:table-cell table:number-columns-repeated="2" office:value-type="float" office:value="101896" calcext:value-type="float">
            <text:p>101896</text:p>
          </table:table-cell>
          <table:table-cell office:value-type="float" office:value="100844" calcext:value-type="float">
            <text:p>100844</text:p>
          </table:table-cell>
          <table:table-cell office:value-type="float" office:value="102640" calcext:value-type="float">
            <text:p>102640</text:p>
          </table:table-cell>
          <table:table-cell office:value-type="float" office:value="100824" calcext:value-type="float">
            <text:p>100824</text:p>
          </table:table-cell>
          <table:table-cell office:value-type="float" office:value="100844" calcext:value-type="float">
            <text:p>1008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23454" calcext:value-type="float">
            <text:p>123454</text:p>
          </table:table-cell>
          <table:table-cell table:number-columns-repeated="2" office:value-type="float" office:value="108024" calcext:value-type="float">
            <text:p>108024</text:p>
          </table:table-cell>
          <table:table-cell office:value-type="float" office:value="107116" calcext:value-type="float">
            <text:p>107116</text:p>
          </table:table-cell>
          <table:table-cell office:value-type="float" office:value="109012" calcext:value-type="float">
            <text:p>109012</text:p>
          </table:table-cell>
          <table:table-cell office:value-type="float" office:value="107096" calcext:value-type="float">
            <text:p>107096</text:p>
          </table:table-cell>
          <table:table-cell office:value-type="float" office:value="107116" calcext:value-type="float">
            <text:p>1071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0636" calcext:value-type="float">
            <text:p>130636</text:p>
          </table:table-cell>
          <table:table-cell table:number-columns-repeated="2" office:value-type="float" office:value="113984" calcext:value-type="float">
            <text:p>113984</text:p>
          </table:table-cell>
          <table:table-cell office:value-type="float" office:value="113556" calcext:value-type="float">
            <text:p>113556</text:p>
          </table:table-cell>
          <table:table-cell office:value-type="float" office:value="115552" calcext:value-type="float">
            <text:p>115552</text:p>
          </table:table-cell>
          <table:table-cell office:value-type="float" office:value="113536" calcext:value-type="float">
            <text:p>113536</text:p>
          </table:table-cell>
          <table:table-cell office:value-type="float" office:value="113556" calcext:value-type="float">
            <text:p>11355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38066" calcext:value-type="float">
            <text:p>138066</text:p>
          </table:table-cell>
          <table:table-cell table:number-columns-repeated="2" office:value-type="float" office:value="120512" calcext:value-type="float">
            <text:p>120512</text:p>
          </table:table-cell>
          <table:table-cell office:value-type="float" office:value="119950" calcext:value-type="float">
            <text:p>119950</text:p>
          </table:table-cell>
          <table:table-cell office:value-type="float" office:value="122046" calcext:value-type="float">
            <text:p>122046</text:p>
          </table:table-cell>
          <table:table-cell office:value-type="float" office:value="119928" calcext:value-type="float">
            <text:p>119928</text:p>
          </table:table-cell>
          <table:table-cell office:value-type="float" office:value="119950" calcext:value-type="float">
            <text:p>11995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45748" calcext:value-type="float">
            <text:p>145748</text:p>
          </table:table-cell>
          <table:table-cell table:number-columns-repeated="2" office:value-type="float" office:value="127544" calcext:value-type="float">
            <text:p>127544</text:p>
          </table:table-cell>
          <table:table-cell office:value-type="float" office:value="126318" calcext:value-type="float">
            <text:p>126318</text:p>
          </table:table-cell>
          <table:table-cell office:value-type="float" office:value="128514" calcext:value-type="float">
            <text:p>128514</text:p>
          </table:table-cell>
          <table:table-cell office:value-type="float" office:value="126296" calcext:value-type="float">
            <text:p>126296</text:p>
          </table:table-cell>
          <table:table-cell office:value-type="float" office:value="126318" calcext:value-type="float">
            <text:p>12631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53430" calcext:value-type="float">
            <text:p>153430</text:p>
          </table:table-cell>
          <table:table-cell table:number-columns-repeated="2" office:value-type="float" office:value="134400" calcext:value-type="float">
            <text:p>134400</text:p>
          </table:table-cell>
          <table:table-cell office:value-type="float" office:value="132862" calcext:value-type="float">
            <text:p>132862</text:p>
          </table:table-cell>
          <table:table-cell office:value-type="float" office:value="135158" calcext:value-type="float">
            <text:p>135158</text:p>
          </table:table-cell>
          <table:table-cell office:value-type="float" office:value="132840" calcext:value-type="float">
            <text:p>132840</text:p>
          </table:table-cell>
          <table:table-cell office:value-type="float" office:value="132862" calcext:value-type="float">
            <text:p>13286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61140" calcext:value-type="float">
            <text:p>161140</text:p>
          </table:table-cell>
          <table:table-cell table:number-columns-repeated="2" office:value-type="float" office:value="141344" calcext:value-type="float">
            <text:p>141344</text:p>
          </table:table-cell>
          <table:table-cell office:value-type="float" office:value="139318" calcext:value-type="float">
            <text:p>139318</text:p>
          </table:table-cell>
          <table:table-cell office:value-type="float" office:value="141714" calcext:value-type="float">
            <text:p>141714</text:p>
          </table:table-cell>
          <table:table-cell office:value-type="float" office:value="139296" calcext:value-type="float">
            <text:p>139296</text:p>
          </table:table-cell>
          <table:table-cell office:value-type="float" office:value="139318" calcext:value-type="float">
            <text:p>13931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68950" calcext:value-type="float">
            <text:p>168950</text:p>
          </table:table-cell>
          <table:table-cell table:number-columns-repeated="2" office:value-type="float" office:value="148120" calcext:value-type="float">
            <text:p>148120</text:p>
          </table:table-cell>
          <table:table-cell office:value-type="float" office:value="145942" calcext:value-type="float">
            <text:p>145942</text:p>
          </table:table-cell>
          <table:table-cell office:value-type="float" office:value="148438" calcext:value-type="float">
            <text:p>148438</text:p>
          </table:table-cell>
          <table:table-cell office:value-type="float" office:value="145920" calcext:value-type="float">
            <text:p>145920</text:p>
          </table:table-cell>
          <table:table-cell office:value-type="float" office:value="145942" calcext:value-type="float">
            <text:p>14594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76564" calcext:value-type="float">
            <text:p>176564</text:p>
          </table:table-cell>
          <table:table-cell table:number-columns-repeated="2" office:value-type="float" office:value="154904" calcext:value-type="float">
            <text:p>154904</text:p>
          </table:table-cell>
          <table:table-cell office:value-type="float" office:value="152558" calcext:value-type="float">
            <text:p>152558</text:p>
          </table:table-cell>
          <table:table-cell office:value-type="float" office:value="155154" calcext:value-type="float">
            <text:p>155154</text:p>
          </table:table-cell>
          <table:table-cell office:value-type="float" office:value="152536" calcext:value-type="float">
            <text:p>152536</text:p>
          </table:table-cell>
          <table:table-cell office:value-type="float" office:value="152558" calcext:value-type="float">
            <text:p>15255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84250" calcext:value-type="float">
            <text:p>184250</text:p>
          </table:table-cell>
          <table:table-cell table:number-columns-repeated="2" office:value-type="float" office:value="161744" calcext:value-type="float">
            <text:p>161744</text:p>
          </table:table-cell>
          <table:table-cell office:value-type="float" office:value="159118" calcext:value-type="float">
            <text:p>159118</text:p>
          </table:table-cell>
          <table:table-cell office:value-type="float" office:value="161814" calcext:value-type="float">
            <text:p>161814</text:p>
          </table:table-cell>
          <table:table-cell office:value-type="float" office:value="159096" calcext:value-type="float">
            <text:p>159096</text:p>
          </table:table-cell>
          <table:table-cell office:value-type="float" office:value="159118" calcext:value-type="float">
            <text:p>15911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91976" calcext:value-type="float">
            <text:p>191976</text:p>
          </table:table-cell>
          <table:table-cell table:number-columns-repeated="2" office:value-type="float" office:value="168448" calcext:value-type="float">
            <text:p>168448</text:p>
          </table:table-cell>
          <table:table-cell office:value-type="float" office:value="165814" calcext:value-type="float">
            <text:p>165814</text:p>
          </table:table-cell>
          <table:table-cell office:value-type="float" office:value="168610" calcext:value-type="float">
            <text:p>168610</text:p>
          </table:table-cell>
          <table:table-cell office:value-type="float" office:value="165792" calcext:value-type="float">
            <text:p>165792</text:p>
          </table:table-cell>
          <table:table-cell office:value-type="float" office:value="165814" calcext:value-type="float">
            <text:p>16581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99668" calcext:value-type="float">
            <text:p>199668</text:p>
          </table:table-cell>
          <table:table-cell table:number-columns-repeated="2" office:value-type="float" office:value="175184" calcext:value-type="float">
            <text:p>175184</text:p>
          </table:table-cell>
          <table:table-cell office:value-type="float" office:value="172478" calcext:value-type="float">
            <text:p>172478</text:p>
          </table:table-cell>
          <table:table-cell office:value-type="float" office:value="175374" calcext:value-type="float">
            <text:p>175374</text:p>
          </table:table-cell>
          <table:table-cell office:value-type="float" office:value="172456" calcext:value-type="float">
            <text:p>172456</text:p>
          </table:table-cell>
          <table:table-cell office:value-type="float" office:value="172478" calcext:value-type="float">
            <text:p>17247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07484" calcext:value-type="float">
            <text:p>207484</text:p>
          </table:table-cell>
          <table:table-cell table:number-columns-repeated="2" office:value-type="float" office:value="181768" calcext:value-type="float">
            <text:p>181768</text:p>
          </table:table-cell>
          <table:table-cell office:value-type="float" office:value="179294" calcext:value-type="float">
            <text:p>179294</text:p>
          </table:table-cell>
          <table:table-cell office:value-type="float" office:value="182290" calcext:value-type="float">
            <text:p>182290</text:p>
          </table:table-cell>
          <table:table-cell office:value-type="float" office:value="179272" calcext:value-type="float">
            <text:p>179272</text:p>
          </table:table-cell>
          <table:table-cell office:value-type="float" office:value="179294" calcext:value-type="float">
            <text:p>1792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15094" calcext:value-type="float">
            <text:p>215094</text:p>
          </table:table-cell>
          <table:table-cell table:number-columns-repeated="2" office:value-type="float" office:value="188368" calcext:value-type="float">
            <text:p>188368</text:p>
          </table:table-cell>
          <table:table-cell office:value-type="float" office:value="186094" calcext:value-type="float">
            <text:p>186094</text:p>
          </table:table-cell>
          <table:table-cell office:value-type="float" office:value="189190" calcext:value-type="float">
            <text:p>189190</text:p>
          </table:table-cell>
          <table:table-cell office:value-type="float" office:value="186072" calcext:value-type="float">
            <text:p>186072</text:p>
          </table:table-cell>
          <table:table-cell office:value-type="float" office:value="186094" calcext:value-type="float">
            <text:p>18609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22912" calcext:value-type="float">
            <text:p>222912</text:p>
          </table:table-cell>
          <table:table-cell table:number-columns-repeated="2" office:value-type="float" office:value="195200" calcext:value-type="float">
            <text:p>195200</text:p>
          </table:table-cell>
          <table:table-cell office:value-type="float" office:value="192662" calcext:value-type="float">
            <text:p>192662</text:p>
          </table:table-cell>
          <table:table-cell office:value-type="float" office:value="195858" calcext:value-type="float">
            <text:p>195858</text:p>
          </table:table-cell>
          <table:table-cell office:value-type="float" office:value="192640" calcext:value-type="float">
            <text:p>192640</text:p>
          </table:table-cell>
          <table:table-cell office:value-type="float" office:value="192662" calcext:value-type="float">
            <text:p>19266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30724" calcext:value-type="float">
            <text:p>230724</text:p>
          </table:table-cell>
          <table:table-cell table:number-columns-repeated="2" office:value-type="float" office:value="201968" calcext:value-type="float">
            <text:p>201968</text:p>
          </table:table-cell>
          <table:table-cell office:value-type="float" office:value="199294" calcext:value-type="float">
            <text:p>199294</text:p>
          </table:table-cell>
          <table:table-cell office:value-type="float" office:value="202590" calcext:value-type="float">
            <text:p>202590</text:p>
          </table:table-cell>
          <table:table-cell office:value-type="float" office:value="199272" calcext:value-type="float">
            <text:p>199272</text:p>
          </table:table-cell>
          <table:table-cell office:value-type="float" office:value="199294" calcext:value-type="float">
            <text:p>19929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38442" calcext:value-type="float">
            <text:p>238442</text:p>
          </table:table-cell>
          <table:table-cell table:number-columns-repeated="2" office:value-type="float" office:value="208680" calcext:value-type="float">
            <text:p>208680</text:p>
          </table:table-cell>
          <table:table-cell office:value-type="float" office:value="205982" calcext:value-type="float">
            <text:p>205982</text:p>
          </table:table-cell>
          <table:table-cell office:value-type="float" office:value="209378" calcext:value-type="float">
            <text:p>209378</text:p>
          </table:table-cell>
          <table:table-cell office:value-type="float" office:value="205960" calcext:value-type="float">
            <text:p>205960</text:p>
          </table:table-cell>
          <table:table-cell office:value-type="float" office:value="205982" calcext:value-type="float">
            <text:p>20598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46232" calcext:value-type="float">
            <text:p>246232</text:p>
          </table:table-cell>
          <table:table-cell table:number-columns-repeated="2" office:value-type="float" office:value="215296" calcext:value-type="float">
            <text:p>215296</text:p>
          </table:table-cell>
          <table:table-cell office:value-type="float" office:value="212766" calcext:value-type="float">
            <text:p>212766</text:p>
          </table:table-cell>
          <table:table-cell office:value-type="float" office:value="216262" calcext:value-type="float">
            <text:p>216262</text:p>
          </table:table-cell>
          <table:table-cell office:value-type="float" office:value="212744" calcext:value-type="float">
            <text:p>212744</text:p>
          </table:table-cell>
          <table:table-cell office:value-type="float" office:value="212766" calcext:value-type="float">
            <text:p>21276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54080" calcext:value-type="float">
            <text:p>254080</text:p>
          </table:table-cell>
          <table:table-cell table:number-columns-repeated="2" office:value-type="float" office:value="221792" calcext:value-type="float">
            <text:p>221792</text:p>
          </table:table-cell>
          <table:table-cell office:value-type="float" office:value="219670" calcext:value-type="float">
            <text:p>219670</text:p>
          </table:table-cell>
          <table:table-cell office:value-type="float" office:value="223266" calcext:value-type="float">
            <text:p>223266</text:p>
          </table:table-cell>
          <table:table-cell office:value-type="float" office:value="219648" calcext:value-type="float">
            <text:p>219648</text:p>
          </table:table-cell>
          <table:table-cell office:value-type="float" office:value="219670" calcext:value-type="float">
            <text:p>219670</text:p>
          </table:table-cell>
        </table:table-row>
        <table:table-row table:style-name="ro1">
          <table:table-cell table:style-name="ce2" office:value-type="string" calcext:value-type="string">
            <text:p>Method 3</text:p>
          </table:table-cell>
          <table:table-cell table:style-name="ce4" table:number-columns-repeated="7"/>
          <table:table-cell table:number-columns-repeated="2"/>
          <table:table-cell table:style-name="ce4" table:number-columns-repeated="7"/>
        </table:table-row>
        <table:table-row table:style-name="ro2">
          <table:table-cell table:style-name="Default"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Ordered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Same except middle</text:p>
          </table:table-cell>
          <table:table-cell table:style-name="ce5" office:value-type="string" calcext:value-type="string">
            <text:p>Same except end</text:p>
          </table:table-cell>
          <table:table-cell table:style-name="Default" office:value-type="string" calcext:value-type="string">
            <text:p>Same except start</text:p>
          </table:table-cell>
          <table:table-cell/>
          <table:table-cell table:style-name="Default"/>
          <table:table-cell table:style-name="Default" office:value-type="string" calcext:value-type="string">
            <text:p>Random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Reverse</text:p>
          </table:table-cell>
          <table:table-cell table:style-name="ce1" office:value-type="string" calcext:value-type="string">
            <text:p>Same</text:p>
          </table:table-cell>
          <table:table-cell table:style-name="ce6" office:value-type="string" calcext:value-type="string">
            <text:p>Same except middle</text:p>
          </table:table-cell>
          <table:table-cell table:style-name="Default" office:value-type="string" calcext:value-type="string">
            <text:p>Same except end</text:p>
          </table:table-cell>
          <table:table-cell table:style-name="Default" office:value-type="string" calcext:value-type="string">
            <text:p>Same Except Star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87" calcext:value-type="float">
            <text:p>6887</text:p>
          </table:table-cell>
          <table:table-cell table:number-columns-repeated="3" office:value-type="float" office:value="398" calcext:value-type="float">
            <text:p>398</text:p>
          </table:table-cell>
          <table:table-cell office:value-type="float" office:value="789" calcext:value-type="float">
            <text:p>789</text:p>
          </table:table-cell>
          <table:table-cell office:value-type="float" office:value="696" calcext:value-type="float">
            <text:p>69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099" calcext:value-type="float">
            <text:p>32099</text:p>
          </table:table-cell>
          <table:table-cell table:number-columns-repeated="3" office:value-type="float" office:value="798" calcext:value-type="float">
            <text:p>798</text:p>
          </table:table-cell>
          <table:table-cell office:value-type="float" office:value="1589" calcext:value-type="float">
            <text:p>1589</text:p>
          </table:table-cell>
          <table:table-cell office:value-type="float" office:value="1396" calcext:value-type="float">
            <text:p>1396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3317" calcext:value-type="float">
            <text:p>73317</text:p>
          </table:table-cell>
          <table:table-cell table:number-columns-repeated="3" office:value-type="float" office:value="1198" calcext:value-type="float">
            <text:p>1198</text:p>
          </table:table-cell>
          <table:table-cell office:value-type="float" office:value="2389" calcext:value-type="float">
            <text:p>2389</text:p>
          </table:table-cell>
          <table:table-cell office:value-type="float" office:value="2096" calcext:value-type="float">
            <text:p>2096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22494" calcext:value-type="float">
            <text:p>122494</text:p>
          </table:table-cell>
          <table:table-cell table:number-columns-repeated="3" office:value-type="float" office:value="1598" calcext:value-type="float">
            <text:p>1598</text:p>
          </table:table-cell>
          <table:table-cell office:value-type="float" office:value="3189" calcext:value-type="float">
            <text:p>3189</text:p>
          </table:table-cell>
          <table:table-cell office:value-type="float" office:value="2796" calcext:value-type="float">
            <text:p>279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5878" calcext:value-type="float">
            <text:p>195878</text:p>
          </table:table-cell>
          <table:table-cell table:number-columns-repeated="3" office:value-type="float" office:value="1998" calcext:value-type="float">
            <text:p>1998</text:p>
          </table:table-cell>
          <table:table-cell office:value-type="float" office:value="3989" calcext:value-type="float">
            <text:p>3989</text:p>
          </table:table-cell>
          <table:table-cell office:value-type="float" office:value="3496" calcext:value-type="float">
            <text:p>3496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79880" calcext:value-type="float">
            <text:p>279880</text:p>
          </table:table-cell>
          <table:table-cell table:number-columns-repeated="3" office:value-type="float" office:value="2398" calcext:value-type="float">
            <text:p>2398</text:p>
          </table:table-cell>
          <table:table-cell office:value-type="float" office:value="4789" calcext:value-type="float">
            <text:p>4789</text:p>
          </table:table-cell>
          <table:table-cell office:value-type="float" office:value="4196" calcext:value-type="float">
            <text:p>4196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60058" calcext:value-type="float">
            <text:p>360058</text:p>
          </table:table-cell>
          <table:table-cell table:number-columns-repeated="3" office:value-type="float" office:value="2798" calcext:value-type="float">
            <text:p>2798</text:p>
          </table:table-cell>
          <table:table-cell office:value-type="float" office:value="5589" calcext:value-type="float">
            <text:p>5589</text:p>
          </table:table-cell>
          <table:table-cell office:value-type="float" office:value="4896" calcext:value-type="float">
            <text:p>4896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74616" calcext:value-type="float">
            <text:p>474616</text:p>
          </table:table-cell>
          <table:table-cell table:number-columns-repeated="3" office:value-type="float" office:value="3198" calcext:value-type="float">
            <text:p>3198</text:p>
          </table:table-cell>
          <table:table-cell office:value-type="float" office:value="6389" calcext:value-type="float">
            <text:p>6389</text:p>
          </table:table-cell>
          <table:table-cell office:value-type="float" office:value="5596" calcext:value-type="float">
            <text:p>5596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86263" calcext:value-type="float">
            <text:p>586263</text:p>
          </table:table-cell>
          <table:table-cell table:number-columns-repeated="3" office:value-type="float" office:value="3598" calcext:value-type="float">
            <text:p>3598</text:p>
          </table:table-cell>
          <table:table-cell office:value-type="float" office:value="7189" calcext:value-type="float">
            <text:p>7189</text:p>
          </table:table-cell>
          <table:table-cell office:value-type="float" office:value="6296" calcext:value-type="float">
            <text:p>6296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56490" calcext:value-type="float">
            <text:p>756490</text:p>
          </table:table-cell>
          <table:table-cell table:number-columns-repeated="3" office:value-type="float" office:value="3998" calcext:value-type="float">
            <text:p>3998</text:p>
          </table:table-cell>
          <table:table-cell office:value-type="float" office:value="7989" calcext:value-type="float">
            <text:p>7989</text:p>
          </table:table-cell>
          <table:table-cell office:value-type="float" office:value="6996" calcext:value-type="float">
            <text:p>6996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905168" calcext:value-type="float">
            <text:p>905168</text:p>
          </table:table-cell>
          <table:table-cell table:number-columns-repeated="3" office:value-type="float" office:value="4398" calcext:value-type="float">
            <text:p>4398</text:p>
          </table:table-cell>
          <table:table-cell office:value-type="float" office:value="8789" calcext:value-type="float">
            <text:p>8789</text:p>
          </table:table-cell>
          <table:table-cell office:value-type="float" office:value="7696" calcext:value-type="float">
            <text:p>7696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75437" calcext:value-type="float">
            <text:p>1075437</text:p>
          </table:table-cell>
          <table:table-cell table:number-columns-repeated="3" office:value-type="float" office:value="4798" calcext:value-type="float">
            <text:p>4798</text:p>
          </table:table-cell>
          <table:table-cell office:value-type="float" office:value="9589" calcext:value-type="float">
            <text:p>9589</text:p>
          </table:table-cell>
          <table:table-cell office:value-type="float" office:value="8396" calcext:value-type="float">
            <text:p>8396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265664" calcext:value-type="float">
            <text:p>1265664</text:p>
          </table:table-cell>
          <table:table-cell table:number-columns-repeated="3" office:value-type="float" office:value="5198" calcext:value-type="float">
            <text:p>5198</text:p>
          </table:table-cell>
          <table:table-cell office:value-type="float" office:value="10389" calcext:value-type="float">
            <text:p>10389</text:p>
          </table:table-cell>
          <table:table-cell office:value-type="float" office:value="9096" calcext:value-type="float">
            <text:p>9096</text:p>
          </table:table-cell>
          <table:table-cell office:value-type="float" office:value="5198" calcext:value-type="float">
            <text:p>519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461034" calcext:value-type="float">
            <text:p>1461034</text:p>
          </table:table-cell>
          <table:table-cell table:number-columns-repeated="3" office:value-type="float" office:value="5598" calcext:value-type="float">
            <text:p>5598</text:p>
          </table:table-cell>
          <table:table-cell office:value-type="float" office:value="11189" calcext:value-type="float">
            <text:p>11189</text:p>
          </table:table-cell>
          <table:table-cell office:value-type="float" office:value="9796" calcext:value-type="float">
            <text:p>9796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672502" calcext:value-type="float">
            <text:p>1672502</text:p>
          </table:table-cell>
          <table:table-cell table:number-columns-repeated="3" office:value-type="float" office:value="5998" calcext:value-type="float">
            <text:p>5998</text:p>
          </table:table-cell>
          <table:table-cell office:value-type="float" office:value="11989" calcext:value-type="float">
            <text:p>11989</text:p>
          </table:table-cell>
          <table:table-cell office:value-type="float" office:value="10496" calcext:value-type="float">
            <text:p>10496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907008" calcext:value-type="float">
            <text:p>1907008</text:p>
          </table:table-cell>
          <table:table-cell table:number-columns-repeated="3" office:value-type="float" office:value="6398" calcext:value-type="float">
            <text:p>6398</text:p>
          </table:table-cell>
          <table:table-cell office:value-type="float" office:value="12789" calcext:value-type="float">
            <text:p>12789</text:p>
          </table:table-cell>
          <table:table-cell office:value-type="float" office:value="11196" calcext:value-type="float">
            <text:p>11196</text:p>
          </table:table-cell>
          <table:table-cell office:value-type="float" office:value="6398" calcext:value-type="float">
            <text:p>639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2145567" calcext:value-type="float">
            <text:p>2145567</text:p>
          </table:table-cell>
          <table:table-cell table:number-columns-repeated="3" office:value-type="float" office:value="6798" calcext:value-type="float">
            <text:p>6798</text:p>
          </table:table-cell>
          <table:table-cell office:value-type="float" office:value="13589" calcext:value-type="float">
            <text:p>13589</text:p>
          </table:table-cell>
          <table:table-cell office:value-type="float" office:value="11896" calcext:value-type="float">
            <text:p>11896</text:p>
          </table:table-cell>
          <table:table-cell office:value-type="float" office:value="6798" calcext:value-type="float">
            <text:p>679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2470719" calcext:value-type="float">
            <text:p>2470719</text:p>
          </table:table-cell>
          <table:table-cell table:number-columns-repeated="3" office:value-type="float" office:value="7198" calcext:value-type="float">
            <text:p>7198</text:p>
          </table:table-cell>
          <table:table-cell office:value-type="float" office:value="14389" calcext:value-type="float">
            <text:p>14389</text:p>
          </table:table-cell>
          <table:table-cell office:value-type="float" office:value="12596" calcext:value-type="float">
            <text:p>12596</text:p>
          </table:table-cell>
          <table:table-cell office:value-type="float" office:value="7198" calcext:value-type="float">
            <text:p>719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2699697" calcext:value-type="float">
            <text:p>2699697</text:p>
          </table:table-cell>
          <table:table-cell table:number-columns-repeated="3" office:value-type="float" office:value="7598" calcext:value-type="float">
            <text:p>7598</text:p>
          </table:table-cell>
          <table:table-cell office:value-type="float" office:value="15189" calcext:value-type="float">
            <text:p>15189</text:p>
          </table:table-cell>
          <table:table-cell office:value-type="float" office:value="13296" calcext:value-type="float">
            <text:p>13296</text:p>
          </table:table-cell>
          <table:table-cell office:value-type="float" office:value="7598" calcext:value-type="float">
            <text:p>75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969736" calcext:value-type="float">
            <text:p>2969736</text:p>
          </table:table-cell>
          <table:table-cell table:number-columns-repeated="3" office:value-type="float" office:value="7998" calcext:value-type="float">
            <text:p>7998</text:p>
          </table:table-cell>
          <table:table-cell office:value-type="float" office:value="15989" calcext:value-type="float">
            <text:p>15989</text:p>
          </table:table-cell>
          <table:table-cell office:value-type="float" office:value="13996" calcext:value-type="float">
            <text:p>13996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3383561" calcext:value-type="float">
            <text:p>3383561</text:p>
          </table:table-cell>
          <table:table-cell table:number-columns-repeated="3" office:value-type="float" office:value="8398" calcext:value-type="float">
            <text:p>8398</text:p>
          </table:table-cell>
          <table:table-cell office:value-type="float" office:value="16789" calcext:value-type="float">
            <text:p>16789</text:p>
          </table:table-cell>
          <table:table-cell office:value-type="float" office:value="14696" calcext:value-type="float">
            <text:p>14696</text:p>
          </table:table-cell>
          <table:table-cell office:value-type="float" office:value="8398" calcext:value-type="float">
            <text:p>839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607566" calcext:value-type="float">
            <text:p>3607566</text:p>
          </table:table-cell>
          <table:table-cell table:number-columns-repeated="3" office:value-type="float" office:value="8798" calcext:value-type="float">
            <text:p>8798</text:p>
          </table:table-cell>
          <table:table-cell office:value-type="float" office:value="17589" calcext:value-type="float">
            <text:p>17589</text:p>
          </table:table-cell>
          <table:table-cell office:value-type="float" office:value="15396" calcext:value-type="float">
            <text:p>15396</text:p>
          </table:table-cell>
          <table:table-cell office:value-type="float" office:value="8798" calcext:value-type="float">
            <text:p>879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3981056" calcext:value-type="float">
            <text:p>3981056</text:p>
          </table:table-cell>
          <table:table-cell table:number-columns-repeated="3" office:value-type="float" office:value="9198" calcext:value-type="float">
            <text:p>9198</text:p>
          </table:table-cell>
          <table:table-cell office:value-type="float" office:value="18389" calcext:value-type="float">
            <text:p>18389</text:p>
          </table:table-cell>
          <table:table-cell office:value-type="float" office:value="16096" calcext:value-type="float">
            <text:p>16096</text:p>
          </table:table-cell>
          <table:table-cell office:value-type="float" office:value="9198" calcext:value-type="float">
            <text:p>919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4245761" calcext:value-type="float">
            <text:p>4245761</text:p>
          </table:table-cell>
          <table:table-cell table:number-columns-repeated="3" office:value-type="float" office:value="9598" calcext:value-type="float">
            <text:p>9598</text:p>
          </table:table-cell>
          <table:table-cell office:value-type="float" office:value="19189" calcext:value-type="float">
            <text:p>19189</text:p>
          </table:table-cell>
          <table:table-cell office:value-type="float" office:value="16796" calcext:value-type="float">
            <text:p>16796</text:p>
          </table:table-cell>
          <table:table-cell office:value-type="float" office:value="9598" calcext:value-type="float">
            <text:p>959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4718311" calcext:value-type="float">
            <text:p>4718311</text:p>
          </table:table-cell>
          <table:table-cell table:number-columns-repeated="3" office:value-type="float" office:value="9998" calcext:value-type="float">
            <text:p>9998</text:p>
          </table:table-cell>
          <table:table-cell office:value-type="float" office:value="19989" calcext:value-type="float">
            <text:p>19989</text:p>
          </table:table-cell>
          <table:table-cell office:value-type="float" office:value="17496" calcext:value-type="float">
            <text:p>17496</text:p>
          </table:table-cell>
          <table:table-cell office:value-type="float" office:value="9998" calcext:value-type="float">
            <text:p>999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4976835" calcext:value-type="float">
            <text:p>4976835</text:p>
          </table:table-cell>
          <table:table-cell table:number-columns-repeated="3" office:value-type="float" office:value="10398" calcext:value-type="float">
            <text:p>10398</text:p>
          </table:table-cell>
          <table:table-cell office:value-type="float" office:value="20789" calcext:value-type="float">
            <text:p>20789</text:p>
          </table:table-cell>
          <table:table-cell office:value-type="float" office:value="18196" calcext:value-type="float">
            <text:p>18196</text:p>
          </table:table-cell>
          <table:table-cell office:value-type="float" office:value="10398" calcext:value-type="float">
            <text:p>1039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5550426" calcext:value-type="float">
            <text:p>5550426</text:p>
          </table:table-cell>
          <table:table-cell table:number-columns-repeated="3" office:value-type="float" office:value="10798" calcext:value-type="float">
            <text:p>10798</text:p>
          </table:table-cell>
          <table:table-cell office:value-type="float" office:value="21589" calcext:value-type="float">
            <text:p>21589</text:p>
          </table:table-cell>
          <table:table-cell office:value-type="float" office:value="18896" calcext:value-type="float">
            <text:p>18896</text:p>
          </table:table-cell>
          <table:table-cell office:value-type="float" office:value="10798" calcext:value-type="float">
            <text:p>1079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5936669" calcext:value-type="float">
            <text:p>5936669</text:p>
          </table:table-cell>
          <table:table-cell table:number-columns-repeated="3" office:value-type="float" office:value="11198" calcext:value-type="float">
            <text:p>11198</text:p>
          </table:table-cell>
          <table:table-cell office:value-type="float" office:value="22389" calcext:value-type="float">
            <text:p>22389</text:p>
          </table:table-cell>
          <table:table-cell office:value-type="float" office:value="19596" calcext:value-type="float">
            <text:p>19596</text:p>
          </table:table-cell>
          <table:table-cell office:value-type="float" office:value="11198" calcext:value-type="float">
            <text:p>1119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6235680" calcext:value-type="float">
            <text:p>6235680</text:p>
          </table:table-cell>
          <table:table-cell table:number-columns-repeated="3" office:value-type="float" office:value="11598" calcext:value-type="float">
            <text:p>11598</text:p>
          </table:table-cell>
          <table:table-cell office:value-type="float" office:value="23189" calcext:value-type="float">
            <text:p>23189</text:p>
          </table:table-cell>
          <table:table-cell office:value-type="float" office:value="20296" calcext:value-type="float">
            <text:p>20296</text:p>
          </table:table-cell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6922104" calcext:value-type="float">
            <text:p>6922104</text:p>
          </table:table-cell>
          <table:table-cell table:number-columns-repeated="3" office:value-type="float" office:value="11998" calcext:value-type="float">
            <text:p>11998</text:p>
          </table:table-cell>
          <table:table-cell office:value-type="float" office:value="23989" calcext:value-type="float">
            <text:p>23989</text:p>
          </table:table-cell>
          <table:table-cell office:value-type="float" office:value="20996" calcext:value-type="float">
            <text:p>20996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7126406" calcext:value-type="float">
            <text:p>7126406</text:p>
          </table:table-cell>
          <table:table-cell table:number-columns-repeated="3" office:value-type="float" office:value="12398" calcext:value-type="float">
            <text:p>12398</text:p>
          </table:table-cell>
          <table:table-cell office:value-type="float" office:value="24789" calcext:value-type="float">
            <text:p>24789</text:p>
          </table:table-cell>
          <table:table-cell office:value-type="float" office:value="21696" calcext:value-type="float">
            <text:p>21696</text:p>
          </table:table-cell>
          <table:table-cell office:value-type="float" office:value="12398" calcext:value-type="float">
            <text:p>1239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7518795" calcext:value-type="float">
            <text:p>7518795</text:p>
          </table:table-cell>
          <table:table-cell table:number-columns-repeated="3" office:value-type="float" office:value="12798" calcext:value-type="float">
            <text:p>12798</text:p>
          </table:table-cell>
          <table:table-cell office:value-type="float" office:value="25589" calcext:value-type="float">
            <text:p>25589</text:p>
          </table:table-cell>
          <table:table-cell office:value-type="float" office:value="22396" calcext:value-type="float">
            <text:p>22396</text:p>
          </table:table-cell>
          <table:table-cell office:value-type="float" office:value="12798" calcext:value-type="float">
            <text:p>1279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8195953" calcext:value-type="float">
            <text:p>8195953</text:p>
          </table:table-cell>
          <table:table-cell table:number-columns-repeated="3" office:value-type="float" office:value="13198" calcext:value-type="float">
            <text:p>13198</text:p>
          </table:table-cell>
          <table:table-cell office:value-type="float" office:value="26389" calcext:value-type="float">
            <text:p>26389</text:p>
          </table:table-cell>
          <table:table-cell office:value-type="float" office:value="23096" calcext:value-type="float">
            <text:p>23096</text:p>
          </table:table-cell>
          <table:table-cell office:value-type="float" office:value="13198" calcext:value-type="float">
            <text:p>1319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8649959" calcext:value-type="float">
            <text:p>8649959</text:p>
          </table:table-cell>
          <table:table-cell table:number-columns-repeated="3" office:value-type="float" office:value="13598" calcext:value-type="float">
            <text:p>13598</text:p>
          </table:table-cell>
          <table:table-cell office:value-type="float" office:value="27189" calcext:value-type="float">
            <text:p>27189</text:p>
          </table:table-cell>
          <table:table-cell office:value-type="float" office:value="23796" calcext:value-type="float">
            <text:p>23796</text:p>
          </table:table-cell>
          <table:table-cell office:value-type="float" office:value="13598" calcext:value-type="float">
            <text:p>1359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9271475" calcext:value-type="float">
            <text:p>9271475</text:p>
          </table:table-cell>
          <table:table-cell table:number-columns-repeated="3" office:value-type="float" office:value="13998" calcext:value-type="float">
            <text:p>13998</text:p>
          </table:table-cell>
          <table:table-cell office:value-type="float" office:value="27989" calcext:value-type="float">
            <text:p>27989</text:p>
          </table:table-cell>
          <table:table-cell office:value-type="float" office:value="24496" calcext:value-type="float">
            <text:p>24496</text:p>
          </table:table-cell>
          <table:table-cell office:value-type="float" office:value="13998" calcext:value-type="float">
            <text:p>1399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9816784" calcext:value-type="float">
            <text:p>9816784</text:p>
          </table:table-cell>
          <table:table-cell table:number-columns-repeated="3" office:value-type="float" office:value="14398" calcext:value-type="float">
            <text:p>14398</text:p>
          </table:table-cell>
          <table:table-cell office:value-type="float" office:value="28789" calcext:value-type="float">
            <text:p>28789</text:p>
          </table:table-cell>
          <table:table-cell office:value-type="float" office:value="25196" calcext:value-type="float">
            <text:p>25196</text:p>
          </table:table-cell>
          <table:table-cell office:value-type="float" office:value="14398" calcext:value-type="float">
            <text:p>14398</text:p>
          </table:table-cell>
        </table:table-row>
        <table:table-row table:style-name="ro1">
          <table:table-cell table:style-name="ce2" office:value-type="string" calcext:value-type="string">
            <text:p>Method 4</text:p>
          </table:table-cell>
          <table:table-cell table:style-name="ce4" table:number-columns-repeated="7"/>
          <table:table-cell table:number-columns-repeated="2"/>
          <table:table-cell table:style-name="ce4" table:number-columns-repeated="7"/>
        </table:table-row>
        <table:table-row table:style-name="ro2">
          <table:table-cell table:style-name="Default"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Ordered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Same except middle</text:p>
          </table:table-cell>
          <table:table-cell table:style-name="ce5" office:value-type="string" calcext:value-type="string">
            <text:p>Same except end</text:p>
          </table:table-cell>
          <table:table-cell table:style-name="Default" office:value-type="string" calcext:value-type="string">
            <text:p>Same except start</text:p>
          </table:table-cell>
          <table:table-cell/>
          <table:table-cell table:style-name="Default"/>
          <table:table-cell table:style-name="Default" office:value-type="string" calcext:value-type="string">
            <text:p>Random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Reverse</text:p>
          </table:table-cell>
          <table:table-cell table:style-name="ce1" office:value-type="string" calcext:value-type="string">
            <text:p>Same</text:p>
          </table:table-cell>
          <table:table-cell table:style-name="ce6" office:value-type="string" calcext:value-type="string">
            <text:p>Same except middle</text:p>
          </table:table-cell>
          <table:table-cell table:style-name="Default" office:value-type="string" calcext:value-type="string">
            <text:p>Same except end</text:p>
          </table:table-cell>
          <table:table-cell table:style-name="Default" office:value-type="string" calcext:value-type="string">
            <text:p>Same Except Star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33" calcext:value-type="float">
            <text:p>1533</text:p>
          </table:table-cell>
          <table:table-cell table:number-columns-repeated="2" office:value-type="float" office:value="5645" calcext:value-type="float">
            <text:p>5645</text:p>
          </table:table-cell>
          <table:table-cell office:value-type="float" office:value="1599" calcext:value-type="float">
            <text:p>1599</text:p>
          </table:table-cell>
          <table:table-cell office:value-type="float" office:value="1656" calcext:value-type="float">
            <text:p>1656</text:p>
          </table:table-cell>
          <table:table-cell office:value-type="float" office:value="1557" calcext:value-type="float">
            <text:p>1557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23" calcext:value-type="float">
            <text:p>3523</text:p>
          </table:table-cell>
          <table:table-cell table:number-columns-repeated="2" office:value-type="float" office:value="21295" calcext:value-type="float">
            <text:p>21295</text:p>
          </table:table-cell>
          <table:table-cell office:value-type="float" office:value="3595" calcext:value-type="float">
            <text:p>3595</text:p>
          </table:table-cell>
          <table:table-cell office:value-type="float" office:value="3707" calcext:value-type="float">
            <text:p>3707</text:p>
          </table:table-cell>
          <table:table-cell office:value-type="float" office:value="3511" calcext:value-type="float">
            <text:p>3511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702" calcext:value-type="float">
            <text:p>5702</text:p>
          </table:table-cell>
          <table:table-cell table:number-columns-repeated="2" office:value-type="float" office:value="46945" calcext:value-type="float">
            <text:p>46945</text:p>
          </table:table-cell>
          <table:table-cell office:value-type="float" office:value="5799" calcext:value-type="float">
            <text:p>5799</text:p>
          </table:table-cell>
          <table:table-cell office:value-type="float" office:value="5958" calcext:value-type="float">
            <text:p>5958</text:p>
          </table:table-cell>
          <table:table-cell office:value-type="float" office:value="5657" calcext:value-type="float">
            <text:p>5657</text:p>
          </table:table-cell>
          <table:table-cell office:value-type="float" office:value="5799" calcext:value-type="float">
            <text:p>57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043" calcext:value-type="float">
            <text:p>8043</text:p>
          </table:table-cell>
          <table:table-cell table:number-columns-repeated="2" office:value-type="float" office:value="82595" calcext:value-type="float">
            <text:p>82595</text:p>
          </table:table-cell>
          <table:table-cell office:value-type="float" office:value="7987" calcext:value-type="float">
            <text:p>7987</text:p>
          </table:table-cell>
          <table:table-cell office:value-type="float" office:value="8208" calcext:value-type="float">
            <text:p>8208</text:p>
          </table:table-cell>
          <table:table-cell office:value-type="float" office:value="7819" calcext:value-type="float">
            <text:p>7819</text:p>
          </table:table-cell>
          <table:table-cell office:value-type="float" office:value="7987" calcext:value-type="float">
            <text:p>79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156" calcext:value-type="float">
            <text:p>10156</text:p>
          </table:table-cell>
          <table:table-cell table:number-columns-repeated="2" office:value-type="float" office:value="128245" calcext:value-type="float">
            <text:p>128245</text:p>
          </table:table-cell>
          <table:table-cell office:value-type="float" office:value="9839" calcext:value-type="float">
            <text:p>9839</text:p>
          </table:table-cell>
          <table:table-cell office:value-type="float" office:value="10098" calcext:value-type="float">
            <text:p>10098</text:p>
          </table:table-cell>
          <table:table-cell office:value-type="float" office:value="9597" calcext:value-type="float">
            <text:p>9597</text:p>
          </table:table-cell>
          <table:table-cell office:value-type="float" office:value="9839" calcext:value-type="float">
            <text:p>98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2302" calcext:value-type="float">
            <text:p>12302</text:p>
          </table:table-cell>
          <table:table-cell table:number-columns-repeated="2" office:value-type="float" office:value="183895" calcext:value-type="float">
            <text:p>183895</text:p>
          </table:table-cell>
          <table:table-cell office:value-type="float" office:value="12795" calcext:value-type="float">
            <text:p>12795</text:p>
          </table:table-cell>
          <table:table-cell office:value-type="float" office:value="13109" calcext:value-type="float">
            <text:p>13109</text:p>
          </table:table-cell>
          <table:table-cell office:value-type="float" office:value="12511" calcext:value-type="float">
            <text:p>12511</text:p>
          </table:table-cell>
          <table:table-cell office:value-type="float" office:value="12795" calcext:value-type="float">
            <text:p>127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4431" calcext:value-type="float">
            <text:p>14431</text:p>
          </table:table-cell>
          <table:table-cell table:number-columns-repeated="2" office:value-type="float" office:value="249545" calcext:value-type="float">
            <text:p>249545</text:p>
          </table:table-cell>
          <table:table-cell office:value-type="float" office:value="14871" calcext:value-type="float">
            <text:p>14871</text:p>
          </table:table-cell>
          <table:table-cell office:value-type="float" office:value="15231" calcext:value-type="float">
            <text:p>15231</text:p>
          </table:table-cell>
          <table:table-cell office:value-type="float" office:value="14529" calcext:value-type="float">
            <text:p>14529</text:p>
          </table:table-cell>
          <table:table-cell office:value-type="float" office:value="14871" calcext:value-type="float">
            <text:p>148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7432" calcext:value-type="float">
            <text:p>17432</text:p>
          </table:table-cell>
          <table:table-cell table:number-columns-repeated="2" office:value-type="float" office:value="325195" calcext:value-type="float">
            <text:p>325195</text:p>
          </table:table-cell>
          <table:table-cell office:value-type="float" office:value="17571" calcext:value-type="float">
            <text:p>17571</text:p>
          </table:table-cell>
          <table:table-cell office:value-type="float" office:value="18009" calcext:value-type="float">
            <text:p>18009</text:p>
          </table:table-cell>
          <table:table-cell office:value-type="float" office:value="17235" calcext:value-type="float">
            <text:p>17235</text:p>
          </table:table-cell>
          <table:table-cell office:value-type="float" office:value="17571" calcext:value-type="float">
            <text:p>175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312" calcext:value-type="float">
            <text:p>20312</text:p>
          </table:table-cell>
          <table:table-cell table:number-columns-repeated="2" office:value-type="float" office:value="410845" calcext:value-type="float">
            <text:p>410845</text:p>
          </table:table-cell>
          <table:table-cell office:value-type="float" office:value="19871" calcext:value-type="float">
            <text:p>19871</text:p>
          </table:table-cell>
          <table:table-cell office:value-type="float" office:value="20331" calcext:value-type="float">
            <text:p>20331</text:p>
          </table:table-cell>
          <table:table-cell office:value-type="float" office:value="19429" calcext:value-type="float">
            <text:p>19429</text:p>
          </table:table-cell>
          <table:table-cell office:value-type="float" office:value="19871" calcext:value-type="float">
            <text:p>198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781" calcext:value-type="float">
            <text:p>21781</text:p>
          </table:table-cell>
          <table:table-cell table:number-columns-repeated="2" office:value-type="float" office:value="506495" calcext:value-type="float">
            <text:p>506495</text:p>
          </table:table-cell>
          <table:table-cell office:value-type="float" office:value="21675" calcext:value-type="float">
            <text:p>21675</text:p>
          </table:table-cell>
          <table:table-cell office:value-type="float" office:value="22189" calcext:value-type="float">
            <text:p>22189</text:p>
          </table:table-cell>
          <table:table-cell office:value-type="float" office:value="21191" calcext:value-type="float">
            <text:p>21191</text:p>
          </table:table-cell>
          <table:table-cell office:value-type="float" office:value="21675" calcext:value-type="float">
            <text:p>216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3868" calcext:value-type="float">
            <text:p>23868</text:p>
          </table:table-cell>
          <table:table-cell table:number-columns-repeated="2" office:value-type="float" office:value="612145" calcext:value-type="float">
            <text:p>612145</text:p>
          </table:table-cell>
          <table:table-cell office:value-type="float" office:value="25927" calcext:value-type="float">
            <text:p>25927</text:p>
          </table:table-cell>
          <table:table-cell office:value-type="float" office:value="26488" calcext:value-type="float">
            <text:p>26488</text:p>
          </table:table-cell>
          <table:table-cell office:value-type="float" office:value="25385" calcext:value-type="float">
            <text:p>25385</text:p>
          </table:table-cell>
          <table:table-cell office:value-type="float" office:value="25927" calcext:value-type="float">
            <text:p>259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26488" calcext:value-type="float">
            <text:p>26488</text:p>
          </table:table-cell>
          <table:table-cell table:number-columns-repeated="2" office:value-type="float" office:value="727795" calcext:value-type="float">
            <text:p>727795</text:p>
          </table:table-cell>
          <table:table-cell office:value-type="float" office:value="27987" calcext:value-type="float">
            <text:p>27987</text:p>
          </table:table-cell>
          <table:table-cell office:value-type="float" office:value="28610" calcext:value-type="float">
            <text:p>28610</text:p>
          </table:table-cell>
          <table:table-cell office:value-type="float" office:value="27419" calcext:value-type="float">
            <text:p>27419</text:p>
          </table:table-cell>
          <table:table-cell office:value-type="float" office:value="27987" calcext:value-type="float">
            <text:p>2798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2721" calcext:value-type="float">
            <text:p>32721</text:p>
          </table:table-cell>
          <table:table-cell table:number-columns-repeated="2" office:value-type="float" office:value="853445" calcext:value-type="float">
            <text:p>853445</text:p>
          </table:table-cell>
          <table:table-cell office:value-type="float" office:value="30735" calcext:value-type="float">
            <text:p>30735</text:p>
          </table:table-cell>
          <table:table-cell office:value-type="float" office:value="31396" calcext:value-type="float">
            <text:p>31396</text:p>
          </table:table-cell>
          <table:table-cell office:value-type="float" office:value="30093" calcext:value-type="float">
            <text:p>30093</text:p>
          </table:table-cell>
          <table:table-cell office:value-type="float" office:value="30735" calcext:value-type="float">
            <text:p>307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35033" calcext:value-type="float">
            <text:p>35033</text:p>
          </table:table-cell>
          <table:table-cell table:number-columns-repeated="2" office:value-type="float" office:value="989095" calcext:value-type="float">
            <text:p>989095</text:p>
          </table:table-cell>
          <table:table-cell office:value-type="float" office:value="32539" calcext:value-type="float">
            <text:p>32539</text:p>
          </table:table-cell>
          <table:table-cell office:value-type="float" office:value="33254" calcext:value-type="float">
            <text:p>33254</text:p>
          </table:table-cell>
          <table:table-cell office:value-type="float" office:value="31855" calcext:value-type="float">
            <text:p>31855</text:p>
          </table:table-cell>
          <table:table-cell office:value-type="float" office:value="32539" calcext:value-type="float">
            <text:p>3253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5691" calcext:value-type="float">
            <text:p>35691</text:p>
          </table:table-cell>
          <table:table-cell table:number-columns-repeated="2" office:value-type="float" office:value="1134745" calcext:value-type="float">
            <text:p>1134745</text:p>
          </table:table-cell>
          <table:table-cell office:value-type="float" office:value="34743" calcext:value-type="float">
            <text:p>34743</text:p>
          </table:table-cell>
          <table:table-cell office:value-type="float" office:value="35504" calcext:value-type="float">
            <text:p>35504</text:p>
          </table:table-cell>
          <table:table-cell office:value-type="float" office:value="34001" calcext:value-type="float">
            <text:p>34001</text:p>
          </table:table-cell>
          <table:table-cell office:value-type="float" office:value="34743" calcext:value-type="float">
            <text:p>3474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9236" calcext:value-type="float">
            <text:p>39236</text:p>
          </table:table-cell>
          <table:table-cell table:number-columns-repeated="2" office:value-type="float" office:value="1290395" calcext:value-type="float">
            <text:p>1290395</text:p>
          </table:table-cell>
          <table:table-cell office:value-type="float" office:value="38339" calcext:value-type="float">
            <text:p>38339</text:p>
          </table:table-cell>
          <table:table-cell office:value-type="float" office:value="39210" calcext:value-type="float">
            <text:p>39210</text:p>
          </table:table-cell>
          <table:table-cell office:value-type="float" office:value="37667" calcext:value-type="float">
            <text:p>37667</text:p>
          </table:table-cell>
          <table:table-cell office:value-type="float" office:value="38339" calcext:value-type="float">
            <text:p>3833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39763" calcext:value-type="float">
            <text:p>39763</text:p>
          </table:table-cell>
          <table:table-cell table:number-columns-repeated="2" office:value-type="float" office:value="1456045" calcext:value-type="float">
            <text:p>1456045</text:p>
          </table:table-cell>
          <table:table-cell office:value-type="float" office:value="40639" calcext:value-type="float">
            <text:p>40639</text:p>
          </table:table-cell>
          <table:table-cell office:value-type="float" office:value="41500" calcext:value-type="float">
            <text:p>41500</text:p>
          </table:table-cell>
          <table:table-cell office:value-type="float" office:value="39797" calcext:value-type="float">
            <text:p>39797</text:p>
          </table:table-cell>
          <table:table-cell office:value-type="float" office:value="40639" calcext:value-type="float">
            <text:p>4063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42741" calcext:value-type="float">
            <text:p>42741</text:p>
          </table:table-cell>
          <table:table-cell table:number-columns-repeated="2" office:value-type="float" office:value="1631695" calcext:value-type="float">
            <text:p>1631695</text:p>
          </table:table-cell>
          <table:table-cell office:value-type="float" office:value="43339" calcext:value-type="float">
            <text:p>43339</text:p>
          </table:table-cell>
          <table:table-cell office:value-type="float" office:value="44254" calcext:value-type="float">
            <text:p>44254</text:p>
          </table:table-cell>
          <table:table-cell office:value-type="float" office:value="42455" calcext:value-type="float">
            <text:p>42455</text:p>
          </table:table-cell>
          <table:table-cell office:value-type="float" office:value="43339" calcext:value-type="float">
            <text:p>4333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44354" calcext:value-type="float">
            <text:p>44354</text:p>
          </table:table-cell>
          <table:table-cell table:number-columns-repeated="2" office:value-type="float" office:value="1817345" calcext:value-type="float">
            <text:p>1817345</text:p>
          </table:table-cell>
          <table:table-cell office:value-type="float" office:value="45159" calcext:value-type="float">
            <text:p>45159</text:p>
          </table:table-cell>
          <table:table-cell office:value-type="float" office:value="46120" calcext:value-type="float">
            <text:p>46120</text:p>
          </table:table-cell>
          <table:table-cell office:value-type="float" office:value="44217" calcext:value-type="float">
            <text:p>44217</text:p>
          </table:table-cell>
          <table:table-cell office:value-type="float" office:value="45159" calcext:value-type="float">
            <text:p>451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7607" calcext:value-type="float">
            <text:p>47607</text:p>
          </table:table-cell>
          <table:table-cell table:number-columns-repeated="2" office:value-type="float" office:value="2012995" calcext:value-type="float">
            <text:p>2012995</text:p>
          </table:table-cell>
          <table:table-cell office:value-type="float" office:value="47347" calcext:value-type="float">
            <text:p>47347</text:p>
          </table:table-cell>
          <table:table-cell office:value-type="float" office:value="48370" calcext:value-type="float">
            <text:p>48370</text:p>
          </table:table-cell>
          <table:table-cell office:value-type="float" office:value="46379" calcext:value-type="float">
            <text:p>46379</text:p>
          </table:table-cell>
          <table:table-cell office:value-type="float" office:value="47347" calcext:value-type="float">
            <text:p>4734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53254" calcext:value-type="float">
            <text:p>53254</text:p>
          </table:table-cell>
          <table:table-cell table:number-columns-repeated="2" office:value-type="float" office:value="2218645" calcext:value-type="float">
            <text:p>2218645</text:p>
          </table:table-cell>
          <table:table-cell office:value-type="float" office:value="54063" calcext:value-type="float">
            <text:p>54063</text:p>
          </table:table-cell>
          <table:table-cell office:value-type="float" office:value="55125" calcext:value-type="float">
            <text:p>55125</text:p>
          </table:table-cell>
          <table:table-cell office:value-type="float" office:value="53021" calcext:value-type="float">
            <text:p>53021</text:p>
          </table:table-cell>
          <table:table-cell office:value-type="float" office:value="54063" calcext:value-type="float">
            <text:p>5406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52332" calcext:value-type="float">
            <text:p>52332</text:p>
          </table:table-cell>
          <table:table-cell table:number-columns-repeated="2" office:value-type="float" office:value="2434295" calcext:value-type="float">
            <text:p>2434295</text:p>
          </table:table-cell>
          <table:table-cell office:value-type="float" office:value="56251" calcext:value-type="float">
            <text:p>56251</text:p>
          </table:table-cell>
          <table:table-cell office:value-type="float" office:value="57367" calcext:value-type="float">
            <text:p>57367</text:p>
          </table:table-cell>
          <table:table-cell office:value-type="float" office:value="55167" calcext:value-type="float">
            <text:p>55167</text:p>
          </table:table-cell>
          <table:table-cell office:value-type="float" office:value="56251" calcext:value-type="float">
            <text:p>5625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57700" calcext:value-type="float">
            <text:p>57700</text:p>
          </table:table-cell>
          <table:table-cell table:number-columns-repeated="2" office:value-type="float" office:value="2659945" calcext:value-type="float">
            <text:p>2659945</text:p>
          </table:table-cell>
          <table:table-cell office:value-type="float" office:value="58071" calcext:value-type="float">
            <text:p>58071</text:p>
          </table:table-cell>
          <table:table-cell office:value-type="float" office:value="59233" calcext:value-type="float">
            <text:p>59233</text:p>
          </table:table-cell>
          <table:table-cell office:value-type="float" office:value="56929" calcext:value-type="float">
            <text:p>56929</text:p>
          </table:table-cell>
          <table:table-cell office:value-type="float" office:value="58071" calcext:value-type="float">
            <text:p>5807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56117" calcext:value-type="float">
            <text:p>56117</text:p>
          </table:table-cell>
          <table:table-cell table:number-columns-repeated="2" office:value-type="float" office:value="2895595" calcext:value-type="float">
            <text:p>2895595</text:p>
          </table:table-cell>
          <table:table-cell office:value-type="float" office:value="60771" calcext:value-type="float">
            <text:p>60771</text:p>
          </table:table-cell>
          <table:table-cell office:value-type="float" office:value="62011" calcext:value-type="float">
            <text:p>62011</text:p>
          </table:table-cell>
          <table:table-cell office:value-type="float" office:value="59635" calcext:value-type="float">
            <text:p>59635</text:p>
          </table:table-cell>
          <table:table-cell office:value-type="float" office:value="60771" calcext:value-type="float">
            <text:p>6077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61160" calcext:value-type="float">
            <text:p>61160</text:p>
          </table:table-cell>
          <table:table-cell table:number-columns-repeated="2" office:value-type="float" office:value="3141245" calcext:value-type="float">
            <text:p>3141245</text:p>
          </table:table-cell>
          <table:table-cell office:value-type="float" office:value="63071" calcext:value-type="float">
            <text:p>63071</text:p>
          </table:table-cell>
          <table:table-cell office:value-type="float" office:value="64333" calcext:value-type="float">
            <text:p>64333</text:p>
          </table:table-cell>
          <table:table-cell office:value-type="float" office:value="61829" calcext:value-type="float">
            <text:p>61829</text:p>
          </table:table-cell>
          <table:table-cell office:value-type="float" office:value="63071" calcext:value-type="float">
            <text:p>630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63786" calcext:value-type="float">
            <text:p>63786</text:p>
          </table:table-cell>
          <table:table-cell table:number-columns-repeated="2" office:value-type="float" office:value="3396895" calcext:value-type="float">
            <text:p>3396895</text:p>
          </table:table-cell>
          <table:table-cell office:value-type="float" office:value="66667" calcext:value-type="float">
            <text:p>66667</text:p>
          </table:table-cell>
          <table:table-cell office:value-type="float" office:value="67983" calcext:value-type="float">
            <text:p>67983</text:p>
          </table:table-cell>
          <table:table-cell office:value-type="float" office:value="65383" calcext:value-type="float">
            <text:p>65383</text:p>
          </table:table-cell>
          <table:table-cell office:value-type="float" office:value="66667" calcext:value-type="float">
            <text:p>6666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68412" calcext:value-type="float">
            <text:p>68412</text:p>
          </table:table-cell>
          <table:table-cell table:number-columns-repeated="2" office:value-type="float" office:value="3662545" calcext:value-type="float">
            <text:p>3662545</text:p>
          </table:table-cell>
          <table:table-cell office:value-type="float" office:value="68871" calcext:value-type="float">
            <text:p>68871</text:p>
          </table:table-cell>
          <table:table-cell office:value-type="float" office:value="70233" calcext:value-type="float">
            <text:p>70233</text:p>
          </table:table-cell>
          <table:table-cell office:value-type="float" office:value="67529" calcext:value-type="float">
            <text:p>67529</text:p>
          </table:table-cell>
          <table:table-cell office:value-type="float" office:value="68871" calcext:value-type="float">
            <text:p>6887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69778" calcext:value-type="float">
            <text:p>69778</text:p>
          </table:table-cell>
          <table:table-cell table:number-columns-repeated="2" office:value-type="float" office:value="3938195" calcext:value-type="float">
            <text:p>3938195</text:p>
          </table:table-cell>
          <table:table-cell office:value-type="float" office:value="70675" calcext:value-type="float">
            <text:p>70675</text:p>
          </table:table-cell>
          <table:table-cell office:value-type="float" office:value="72099" calcext:value-type="float">
            <text:p>72099</text:p>
          </table:table-cell>
          <table:table-cell office:value-type="float" office:value="69307" calcext:value-type="float">
            <text:p>69307</text:p>
          </table:table-cell>
          <table:table-cell office:value-type="float" office:value="70675" calcext:value-type="float">
            <text:p>706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72192" calcext:value-type="float">
            <text:p>72192</text:p>
          </table:table-cell>
          <table:table-cell table:number-columns-repeated="2" office:value-type="float" office:value="4223845" calcext:value-type="float">
            <text:p>4223845</text:p>
          </table:table-cell>
          <table:table-cell office:value-type="float" office:value="73423" calcext:value-type="float">
            <text:p>73423</text:p>
          </table:table-cell>
          <table:table-cell office:value-type="float" office:value="74885" calcext:value-type="float">
            <text:p>74885</text:p>
          </table:table-cell>
          <table:table-cell office:value-type="float" office:value="71981" calcext:value-type="float">
            <text:p>71981</text:p>
          </table:table-cell>
          <table:table-cell office:value-type="float" office:value="73423" calcext:value-type="float">
            <text:p>7342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72852" calcext:value-type="float">
            <text:p>72852</text:p>
          </table:table-cell>
          <table:table-cell table:number-columns-repeated="2" office:value-type="float" office:value="4519495" calcext:value-type="float">
            <text:p>4519495</text:p>
          </table:table-cell>
          <table:table-cell office:value-type="float" office:value="75483" calcext:value-type="float">
            <text:p>75483</text:p>
          </table:table-cell>
          <table:table-cell office:value-type="float" office:value="76999" calcext:value-type="float">
            <text:p>76999</text:p>
          </table:table-cell>
          <table:table-cell office:value-type="float" office:value="73999" calcext:value-type="float">
            <text:p>73999</text:p>
          </table:table-cell>
          <table:table-cell office:value-type="float" office:value="75483" calcext:value-type="float">
            <text:p>754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77449" calcext:value-type="float">
            <text:p>77449</text:p>
          </table:table-cell>
          <table:table-cell table:number-columns-repeated="2" office:value-type="float" office:value="4825145" calcext:value-type="float">
            <text:p>4825145</text:p>
          </table:table-cell>
          <table:table-cell office:value-type="float" office:value="81271" calcext:value-type="float">
            <text:p>81271</text:p>
          </table:table-cell>
          <table:table-cell office:value-type="float" office:value="82833" calcext:value-type="float">
            <text:p>82833</text:p>
          </table:table-cell>
          <table:table-cell office:value-type="float" office:value="79729" calcext:value-type="float">
            <text:p>79729</text:p>
          </table:table-cell>
          <table:table-cell office:value-type="float" office:value="81271" calcext:value-type="float">
            <text:p>8127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81444" calcext:value-type="float">
            <text:p>81444</text:p>
          </table:table-cell>
          <table:table-cell table:number-columns-repeated="2" office:value-type="float" office:value="5140795" calcext:value-type="float">
            <text:p>5140795</text:p>
          </table:table-cell>
          <table:table-cell office:value-type="float" office:value="83075" calcext:value-type="float">
            <text:p>83075</text:p>
          </table:table-cell>
          <table:table-cell office:value-type="float" office:value="84811" calcext:value-type="float">
            <text:p>84811</text:p>
          </table:table-cell>
          <table:table-cell office:value-type="float" office:value="81731" calcext:value-type="float">
            <text:p>81731</text:p>
          </table:table-cell>
          <table:table-cell office:value-type="float" office:value="83075" calcext:value-type="float">
            <text:p>8307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81300" calcext:value-type="float">
            <text:p>81300</text:p>
          </table:table-cell>
          <table:table-cell table:number-columns-repeated="2" office:value-type="float" office:value="5466445" calcext:value-type="float">
            <text:p>5466445</text:p>
          </table:table-cell>
          <table:table-cell office:value-type="float" office:value="85375" calcext:value-type="float">
            <text:p>85375</text:p>
          </table:table-cell>
          <table:table-cell office:value-type="float" office:value="87037" calcext:value-type="float">
            <text:p>87037</text:p>
          </table:table-cell>
          <table:table-cell office:value-type="float" office:value="83733" calcext:value-type="float">
            <text:p>83733</text:p>
          </table:table-cell>
          <table:table-cell office:value-type="float" office:value="85375" calcext:value-type="float">
            <text:p>8537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85615" calcext:value-type="float">
            <text:p>85615</text:p>
          </table:table-cell>
          <table:table-cell table:number-columns-repeated="2" office:value-type="float" office:value="5802095" calcext:value-type="float">
            <text:p>5802095</text:p>
          </table:table-cell>
          <table:table-cell office:value-type="float" office:value="88075" calcext:value-type="float">
            <text:p>88075</text:p>
          </table:table-cell>
          <table:table-cell office:value-type="float" office:value="89791" calcext:value-type="float">
            <text:p>89791</text:p>
          </table:table-cell>
          <table:table-cell office:value-type="float" office:value="86391" calcext:value-type="float">
            <text:p>86391</text:p>
          </table:table-cell>
          <table:table-cell office:value-type="float" office:value="88075" calcext:value-type="float">
            <text:p>880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88380" calcext:value-type="float">
            <text:p>88380</text:p>
          </table:table-cell>
          <table:table-cell table:number-columns-repeated="2" office:value-type="float" office:value="6147745" calcext:value-type="float">
            <text:p>6147745</text:p>
          </table:table-cell>
          <table:table-cell office:value-type="float" office:value="90151" calcext:value-type="float">
            <text:p>90151</text:p>
          </table:table-cell>
          <table:table-cell office:value-type="float" office:value="91913" calcext:value-type="float">
            <text:p>91913</text:p>
          </table:table-cell>
          <table:table-cell office:value-type="float" office:value="88409" calcext:value-type="float">
            <text:p>88409</text:p>
          </table:table-cell>
          <table:table-cell office:value-type="float" office:value="90151" calcext:value-type="float">
            <text:p>9015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93932" calcext:value-type="float">
            <text:p>93932</text:p>
          </table:table-cell>
          <table:table-cell table:number-columns-repeated="2" office:value-type="float" office:value="6503395" calcext:value-type="float">
            <text:p>6503395</text:p>
          </table:table-cell>
          <table:table-cell office:value-type="float" office:value="93875" calcext:value-type="float">
            <text:p>93875</text:p>
          </table:table-cell>
          <table:table-cell office:value-type="float" office:value="95699" calcext:value-type="float">
            <text:p>95699</text:p>
          </table:table-cell>
          <table:table-cell office:value-type="float" office:value="92107" calcext:value-type="float">
            <text:p>92107</text:p>
          </table:table-cell>
          <table:table-cell office:value-type="float" office:value="93875" calcext:value-type="float">
            <text:p>93875</text:p>
          </table:table-cell>
        </table:table-row>
        <table:table-row table:style-name="ro1">
          <table:table-cell table:style-name="ce2" office:value-type="string" calcext:value-type="string">
            <text:p>Method 5</text:p>
          </table:table-cell>
          <table:table-cell table:style-name="ce4" table:number-columns-repeated="7"/>
          <table:table-cell table:number-columns-repeated="2"/>
          <table:table-cell table:style-name="ce4" table:number-columns-repeated="7"/>
        </table:table-row>
        <table:table-row table:style-name="ro2">
          <table:table-cell table:style-name="Default"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Ordered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Same except middle</text:p>
          </table:table-cell>
          <table:table-cell table:style-name="ce5" office:value-type="string" calcext:value-type="string">
            <text:p>Same except end</text:p>
          </table:table-cell>
          <table:table-cell table:style-name="Default" office:value-type="string" calcext:value-type="string">
            <text:p>Same except start</text:p>
          </table:table-cell>
          <table:table-cell/>
          <table:table-cell table:style-name="Default"/>
          <table:table-cell table:style-name="Default" office:value-type="string" calcext:value-type="string">
            <text:p>Random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Reverse</text:p>
          </table:table-cell>
          <table:table-cell table:style-name="ce1" office:value-type="string" calcext:value-type="string">
            <text:p>Same</text:p>
          </table:table-cell>
          <table:table-cell table:style-name="ce6" office:value-type="string" calcext:value-type="string">
            <text:p>Same except middle</text:p>
          </table:table-cell>
          <table:table-cell table:style-name="Default" office:value-type="string" calcext:value-type="string">
            <text:p>Same except end</text:p>
          </table:table-cell>
          <table:table-cell table:style-name="Default" office:value-type="string" calcext:value-type="string">
            <text:p>Same Except Star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9995824" calcext:value-type="float">
            <text:p>29995824</text:p>
          </table:table-cell>
          <table:table-cell table:number-columns-repeated="2" office:value-type="float" office:value="29996200" calcext:value-type="float">
            <text:p>29996200</text:p>
          </table:table-cell>
          <table:table-cell office:value-type="float" office:value="29996268" calcext:value-type="float">
            <text:p>29996268</text:p>
          </table:table-cell>
          <table:table-cell office:value-type="float" office:value="29996172" calcext:value-type="float">
            <text:p>29996172</text:p>
          </table:table-cell>
          <table:table-cell office:value-type="float" office:value="29996280" calcext:value-type="float">
            <text:p>29996280</text:p>
          </table:table-cell>
          <table:table-cell office:value-type="float" office:value="29996268" calcext:value-type="float">
            <text:p>299962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9990452" calcext:value-type="float">
            <text:p>29990452</text:p>
          </table:table-cell>
          <table:table-cell table:number-columns-repeated="2" office:value-type="float" office:value="29991400" calcext:value-type="float">
            <text:p>29991400</text:p>
          </table:table-cell>
          <table:table-cell office:value-type="float" office:value="29991546" calcext:value-type="float">
            <text:p>29991546</text:p>
          </table:table-cell>
          <table:table-cell office:value-type="float" office:value="29991350" calcext:value-type="float">
            <text:p>29991350</text:p>
          </table:table-cell>
          <table:table-cell office:value-type="float" office:value="29991560" calcext:value-type="float">
            <text:p>29991560</text:p>
          </table:table-cell>
          <table:table-cell office:value-type="float" office:value="29991546" calcext:value-type="float">
            <text:p>299915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984672" calcext:value-type="float">
            <text:p>29984672</text:p>
          </table:table-cell>
          <table:table-cell table:number-columns-repeated="2" office:value-type="float" office:value="29986232" calcext:value-type="float">
            <text:p>29986232</text:p>
          </table:table-cell>
          <table:table-cell office:value-type="float" office:value="29986472" calcext:value-type="float">
            <text:p>29986472</text:p>
          </table:table-cell>
          <table:table-cell office:value-type="float" office:value="29986176" calcext:value-type="float">
            <text:p>29986176</text:p>
          </table:table-cell>
          <table:table-cell office:value-type="float" office:value="29986488" calcext:value-type="float">
            <text:p>29986488</text:p>
          </table:table-cell>
          <table:table-cell office:value-type="float" office:value="29986472" calcext:value-type="float">
            <text:p>299864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9978516" calcext:value-type="float">
            <text:p>29978516</text:p>
          </table:table-cell>
          <table:table-cell table:number-columns-repeated="2" office:value-type="float" office:value="29980800" calcext:value-type="float">
            <text:p>29980800</text:p>
          </table:table-cell>
          <table:table-cell office:value-type="float" office:value="29981104" calcext:value-type="float">
            <text:p>29981104</text:p>
          </table:table-cell>
          <table:table-cell office:value-type="float" office:value="29980708" calcext:value-type="float">
            <text:p>29980708</text:p>
          </table:table-cell>
          <table:table-cell office:value-type="float" office:value="29981120" calcext:value-type="float">
            <text:p>29981120</text:p>
          </table:table-cell>
          <table:table-cell office:value-type="float" office:value="29981104" calcext:value-type="float">
            <text:p>29981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9972320" calcext:value-type="float">
            <text:p>29972320</text:p>
          </table:table-cell>
          <table:table-cell table:number-columns-repeated="2" office:value-type="float" office:value="29975504" calcext:value-type="float">
            <text:p>29975504</text:p>
          </table:table-cell>
          <table:table-cell office:value-type="float" office:value="29975600" calcext:value-type="float">
            <text:p>29975600</text:p>
          </table:table-cell>
          <table:table-cell office:value-type="float" office:value="29975104" calcext:value-type="float">
            <text:p>29975104</text:p>
          </table:table-cell>
          <table:table-cell office:value-type="float" office:value="29975616" calcext:value-type="float">
            <text:p>29975616</text:p>
          </table:table-cell>
          <table:table-cell office:value-type="float" office:value="29975600" calcext:value-type="float">
            <text:p>29975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965744" calcext:value-type="float">
            <text:p>29965744</text:p>
          </table:table-cell>
          <table:table-cell table:number-columns-repeated="2" office:value-type="float" office:value="29969464" calcext:value-type="float">
            <text:p>29969464</text:p>
          </table:table-cell>
          <table:table-cell office:value-type="float" office:value="29969958" calcext:value-type="float">
            <text:p>29969958</text:p>
          </table:table-cell>
          <table:table-cell office:value-type="float" office:value="29969362" calcext:value-type="float">
            <text:p>29969362</text:p>
          </table:table-cell>
          <table:table-cell office:value-type="float" office:value="29969976" calcext:value-type="float">
            <text:p>29969976</text:p>
          </table:table-cell>
          <table:table-cell office:value-type="float" office:value="29969958" calcext:value-type="float">
            <text:p>299699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9959024" calcext:value-type="float">
            <text:p>29959024</text:p>
          </table:table-cell>
          <table:table-cell table:number-columns-repeated="2" office:value-type="float" office:value="29963488" calcext:value-type="float">
            <text:p>29963488</text:p>
          </table:table-cell>
          <table:table-cell office:value-type="float" office:value="29964134" calcext:value-type="float">
            <text:p>29964134</text:p>
          </table:table-cell>
          <table:table-cell office:value-type="float" office:value="29963438" calcext:value-type="float">
            <text:p>29963438</text:p>
          </table:table-cell>
          <table:table-cell office:value-type="float" office:value="29964152" calcext:value-type="float">
            <text:p>29964152</text:p>
          </table:table-cell>
          <table:table-cell office:value-type="float" office:value="29964134" calcext:value-type="float">
            <text:p>299641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9952272" calcext:value-type="float">
            <text:p>29952272</text:p>
          </table:table-cell>
          <table:table-cell table:number-columns-repeated="2" office:value-type="float" office:value="29957600" calcext:value-type="float">
            <text:p>29957600</text:p>
          </table:table-cell>
          <table:table-cell office:value-type="float" office:value="29958222" calcext:value-type="float">
            <text:p>29958222</text:p>
          </table:table-cell>
          <table:table-cell office:value-type="float" office:value="29957426" calcext:value-type="float">
            <text:p>29957426</text:p>
          </table:table-cell>
          <table:table-cell office:value-type="float" office:value="29958240" calcext:value-type="float">
            <text:p>29958240</text:p>
          </table:table-cell>
          <table:table-cell office:value-type="float" office:value="29958222" calcext:value-type="float">
            <text:p>2995822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9945466" calcext:value-type="float">
            <text:p>29945466</text:p>
          </table:table-cell>
          <table:table-cell table:number-columns-repeated="2" office:value-type="float" office:value="29951752" calcext:value-type="float">
            <text:p>29951752</text:p>
          </table:table-cell>
          <table:table-cell office:value-type="float" office:value="29952270" calcext:value-type="float">
            <text:p>29952270</text:p>
          </table:table-cell>
          <table:table-cell office:value-type="float" office:value="29951374" calcext:value-type="float">
            <text:p>29951374</text:p>
          </table:table-cell>
          <table:table-cell office:value-type="float" office:value="29952288" calcext:value-type="float">
            <text:p>29952288</text:p>
          </table:table-cell>
          <table:table-cell office:value-type="float" office:value="29952270" calcext:value-type="float">
            <text:p>2995227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938660" calcext:value-type="float">
            <text:p>29938660</text:p>
          </table:table-cell>
          <table:table-cell table:number-columns-repeated="2" office:value-type="float" office:value="29946008" calcext:value-type="float">
            <text:p>29946008</text:p>
          </table:table-cell>
          <table:table-cell office:value-type="float" office:value="29946214" calcext:value-type="float">
            <text:p>29946214</text:p>
          </table:table-cell>
          <table:table-cell office:value-type="float" office:value="29945218" calcext:value-type="float">
            <text:p>29945218</text:p>
          </table:table-cell>
          <table:table-cell office:value-type="float" office:value="29946232" calcext:value-type="float">
            <text:p>29946232</text:p>
          </table:table-cell>
          <table:table-cell office:value-type="float" office:value="29946214" calcext:value-type="float">
            <text:p>2994621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9931516" calcext:value-type="float">
            <text:p>29931516</text:p>
          </table:table-cell>
          <table:table-cell table:number-columns-repeated="2" office:value-type="float" office:value="29939528" calcext:value-type="float">
            <text:p>29939528</text:p>
          </table:table-cell>
          <table:table-cell office:value-type="float" office:value="29940132" calcext:value-type="float">
            <text:p>29940132</text:p>
          </table:table-cell>
          <table:table-cell office:value-type="float" office:value="29939036" calcext:value-type="float">
            <text:p>29939036</text:p>
          </table:table-cell>
          <table:table-cell office:value-type="float" office:value="29940152" calcext:value-type="float">
            <text:p>29940152</text:p>
          </table:table-cell>
          <table:table-cell office:value-type="float" office:value="29940132" calcext:value-type="float">
            <text:p>299401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29924264" calcext:value-type="float">
            <text:p>29924264</text:p>
          </table:table-cell>
          <table:table-cell table:number-columns-repeated="2" office:value-type="float" office:value="29932928" calcext:value-type="float">
            <text:p>29932928</text:p>
          </table:table-cell>
          <table:table-cell office:value-type="float" office:value="29933932" calcext:value-type="float">
            <text:p>29933932</text:p>
          </table:table-cell>
          <table:table-cell office:value-type="float" office:value="29932736" calcext:value-type="float">
            <text:p>29932736</text:p>
          </table:table-cell>
          <table:table-cell office:value-type="float" office:value="29933952" calcext:value-type="float">
            <text:p>29933952</text:p>
          </table:table-cell>
          <table:table-cell office:value-type="float" office:value="29933932" calcext:value-type="float">
            <text:p>2993393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29916912" calcext:value-type="float">
            <text:p>29916912</text:p>
          </table:table-cell>
          <table:table-cell table:number-columns-repeated="2" office:value-type="float" office:value="29926448" calcext:value-type="float">
            <text:p>29926448</text:p>
          </table:table-cell>
          <table:table-cell office:value-type="float" office:value="29927612" calcext:value-type="float">
            <text:p>29927612</text:p>
          </table:table-cell>
          <table:table-cell office:value-type="float" office:value="29926316" calcext:value-type="float">
            <text:p>29926316</text:p>
          </table:table-cell>
          <table:table-cell office:value-type="float" office:value="29927632" calcext:value-type="float">
            <text:p>29927632</text:p>
          </table:table-cell>
          <table:table-cell office:value-type="float" office:value="29927612" calcext:value-type="float">
            <text:p>299276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29909662" calcext:value-type="float">
            <text:p>29909662</text:p>
          </table:table-cell>
          <table:table-cell table:number-columns-repeated="2" office:value-type="float" office:value="29919976" calcext:value-type="float">
            <text:p>29919976</text:p>
          </table:table-cell>
          <table:table-cell office:value-type="float" office:value="29921284" calcext:value-type="float">
            <text:p>29921284</text:p>
          </table:table-cell>
          <table:table-cell office:value-type="float" office:value="29919888" calcext:value-type="float">
            <text:p>29919888</text:p>
          </table:table-cell>
          <table:table-cell office:value-type="float" office:value="29921304" calcext:value-type="float">
            <text:p>29921304</text:p>
          </table:table-cell>
          <table:table-cell office:value-type="float" office:value="29921284" calcext:value-type="float">
            <text:p>299212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9902346" calcext:value-type="float">
            <text:p>29902346</text:p>
          </table:table-cell>
          <table:table-cell table:number-columns-repeated="2" office:value-type="float" office:value="29913616" calcext:value-type="float">
            <text:p>29913616</text:p>
          </table:table-cell>
          <table:table-cell office:value-type="float" office:value="29914844" calcext:value-type="float">
            <text:p>29914844</text:p>
          </table:table-cell>
          <table:table-cell office:value-type="float" office:value="29913348" calcext:value-type="float">
            <text:p>29913348</text:p>
          </table:table-cell>
          <table:table-cell office:value-type="float" office:value="29914864" calcext:value-type="float">
            <text:p>29914864</text:p>
          </table:table-cell>
          <table:table-cell office:value-type="float" office:value="29914844" calcext:value-type="float">
            <text:p>2991484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9894844" calcext:value-type="float">
            <text:p>29894844</text:p>
          </table:table-cell>
          <table:table-cell table:number-columns-repeated="2" office:value-type="float" office:value="29907200" calcext:value-type="float">
            <text:p>29907200</text:p>
          </table:table-cell>
          <table:table-cell office:value-type="float" office:value="29908460" calcext:value-type="float">
            <text:p>29908460</text:p>
          </table:table-cell>
          <table:table-cell office:value-type="float" office:value="29906864" calcext:value-type="float">
            <text:p>29906864</text:p>
          </table:table-cell>
          <table:table-cell office:value-type="float" office:value="29908480" calcext:value-type="float">
            <text:p>29908480</text:p>
          </table:table-cell>
          <table:table-cell office:value-type="float" office:value="29908460" calcext:value-type="float">
            <text:p>2990846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29887580" calcext:value-type="float">
            <text:p>29887580</text:p>
          </table:table-cell>
          <table:table-cell table:number-columns-repeated="2" office:value-type="float" office:value="29900760" calcext:value-type="float">
            <text:p>29900760</text:p>
          </table:table-cell>
          <table:table-cell office:value-type="float" office:value="29902100" calcext:value-type="float">
            <text:p>29902100</text:p>
          </table:table-cell>
          <table:table-cell office:value-type="float" office:value="29900404" calcext:value-type="float">
            <text:p>29900404</text:p>
          </table:table-cell>
          <table:table-cell office:value-type="float" office:value="29902120" calcext:value-type="float">
            <text:p>29902120</text:p>
          </table:table-cell>
          <table:table-cell office:value-type="float" office:value="29902100" calcext:value-type="float">
            <text:p>299021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29880170" calcext:value-type="float">
            <text:p>29880170</text:p>
          </table:table-cell>
          <table:table-cell table:number-columns-repeated="2" office:value-type="float" office:value="29894504" calcext:value-type="float">
            <text:p>29894504</text:p>
          </table:table-cell>
          <table:table-cell office:value-type="float" office:value="29895556" calcext:value-type="float">
            <text:p>29895556</text:p>
          </table:table-cell>
          <table:table-cell office:value-type="float" office:value="29893760" calcext:value-type="float">
            <text:p>29893760</text:p>
          </table:table-cell>
          <table:table-cell office:value-type="float" office:value="29895576" calcext:value-type="float">
            <text:p>29895576</text:p>
          </table:table-cell>
          <table:table-cell office:value-type="float" office:value="29895556" calcext:value-type="float">
            <text:p>2989555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29872746" calcext:value-type="float">
            <text:p>29872746</text:p>
          </table:table-cell>
          <table:table-cell table:number-columns-repeated="2" office:value-type="float" office:value="29888176" calcext:value-type="float">
            <text:p>29888176</text:p>
          </table:table-cell>
          <table:table-cell office:value-type="float" office:value="29889084" calcext:value-type="float">
            <text:p>29889084</text:p>
          </table:table-cell>
          <table:table-cell office:value-type="float" office:value="29887188" calcext:value-type="float">
            <text:p>29887188</text:p>
          </table:table-cell>
          <table:table-cell office:value-type="float" office:value="29889104" calcext:value-type="float">
            <text:p>29889104</text:p>
          </table:table-cell>
          <table:table-cell office:value-type="float" office:value="29889084" calcext:value-type="float">
            <text:p>298890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9865364" calcext:value-type="float">
            <text:p>29865364</text:p>
          </table:table-cell>
          <table:table-cell table:number-columns-repeated="2" office:value-type="float" office:value="29882016" calcext:value-type="float">
            <text:p>29882016</text:p>
          </table:table-cell>
          <table:table-cell office:value-type="float" office:value="29882444" calcext:value-type="float">
            <text:p>29882444</text:p>
          </table:table-cell>
          <table:table-cell office:value-type="float" office:value="29880448" calcext:value-type="float">
            <text:p>29880448</text:p>
          </table:table-cell>
          <table:table-cell office:value-type="float" office:value="29882464" calcext:value-type="float">
            <text:p>29882464</text:p>
          </table:table-cell>
          <table:table-cell office:value-type="float" office:value="29882444" calcext:value-type="float">
            <text:p>2988244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29857734" calcext:value-type="float">
            <text:p>29857734</text:p>
          </table:table-cell>
          <table:table-cell table:number-columns-repeated="2" office:value-type="float" office:value="29875288" calcext:value-type="float">
            <text:p>29875288</text:p>
          </table:table-cell>
          <table:table-cell office:value-type="float" office:value="29875850" calcext:value-type="float">
            <text:p>29875850</text:p>
          </table:table-cell>
          <table:table-cell office:value-type="float" office:value="29873754" calcext:value-type="float">
            <text:p>29873754</text:p>
          </table:table-cell>
          <table:table-cell office:value-type="float" office:value="29875872" calcext:value-type="float">
            <text:p>29875872</text:p>
          </table:table-cell>
          <table:table-cell office:value-type="float" office:value="29875850" calcext:value-type="float">
            <text:p>2987585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29849852" calcext:value-type="float">
            <text:p>29849852</text:p>
          </table:table-cell>
          <table:table-cell table:number-columns-repeated="2" office:value-type="float" office:value="29868056" calcext:value-type="float">
            <text:p>29868056</text:p>
          </table:table-cell>
          <table:table-cell office:value-type="float" office:value="29869282" calcext:value-type="float">
            <text:p>29869282</text:p>
          </table:table-cell>
          <table:table-cell office:value-type="float" office:value="29867086" calcext:value-type="float">
            <text:p>29867086</text:p>
          </table:table-cell>
          <table:table-cell office:value-type="float" office:value="29869304" calcext:value-type="float">
            <text:p>29869304</text:p>
          </table:table-cell>
          <table:table-cell office:value-type="float" office:value="29869282" calcext:value-type="float">
            <text:p>2986928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9841970" calcext:value-type="float">
            <text:p>29841970</text:p>
          </table:table-cell>
          <table:table-cell table:number-columns-repeated="2" office:value-type="float" office:value="29861000" calcext:value-type="float">
            <text:p>29861000</text:p>
          </table:table-cell>
          <table:table-cell office:value-type="float" office:value="29862538" calcext:value-type="float">
            <text:p>29862538</text:p>
          </table:table-cell>
          <table:table-cell office:value-type="float" office:value="29860242" calcext:value-type="float">
            <text:p>29860242</text:p>
          </table:table-cell>
          <table:table-cell office:value-type="float" office:value="29862560" calcext:value-type="float">
            <text:p>29862560</text:p>
          </table:table-cell>
          <table:table-cell office:value-type="float" office:value="29862538" calcext:value-type="float">
            <text:p>2986253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9834060" calcext:value-type="float">
            <text:p>29834060</text:p>
          </table:table-cell>
          <table:table-cell table:number-columns-repeated="2" office:value-type="float" office:value="29853856" calcext:value-type="float">
            <text:p>29853856</text:p>
          </table:table-cell>
          <table:table-cell office:value-type="float" office:value="29855882" calcext:value-type="float">
            <text:p>29855882</text:p>
          </table:table-cell>
          <table:table-cell office:value-type="float" office:value="29853486" calcext:value-type="float">
            <text:p>29853486</text:p>
          </table:table-cell>
          <table:table-cell office:value-type="float" office:value="29855904" calcext:value-type="float">
            <text:p>29855904</text:p>
          </table:table-cell>
          <table:table-cell office:value-type="float" office:value="29855882" calcext:value-type="float">
            <text:p>2985588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9826050" calcext:value-type="float">
            <text:p>29826050</text:p>
          </table:table-cell>
          <table:table-cell table:number-columns-repeated="2" office:value-type="float" office:value="29846880" calcext:value-type="float">
            <text:p>29846880</text:p>
          </table:table-cell>
          <table:table-cell office:value-type="float" office:value="29849058" calcext:value-type="float">
            <text:p>29849058</text:p>
          </table:table-cell>
          <table:table-cell office:value-type="float" office:value="29846562" calcext:value-type="float">
            <text:p>29846562</text:p>
          </table:table-cell>
          <table:table-cell office:value-type="float" office:value="29849080" calcext:value-type="float">
            <text:p>29849080</text:p>
          </table:table-cell>
          <table:table-cell office:value-type="float" office:value="29849058" calcext:value-type="float">
            <text:p>2984905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9818236" calcext:value-type="float">
            <text:p>29818236</text:p>
          </table:table-cell>
          <table:table-cell table:number-columns-repeated="2" office:value-type="float" office:value="29839896" calcext:value-type="float">
            <text:p>29839896</text:p>
          </table:table-cell>
          <table:table-cell office:value-type="float" office:value="29842242" calcext:value-type="float">
            <text:p>29842242</text:p>
          </table:table-cell>
          <table:table-cell office:value-type="float" office:value="29839646" calcext:value-type="float">
            <text:p>29839646</text:p>
          </table:table-cell>
          <table:table-cell office:value-type="float" office:value="29842264" calcext:value-type="float">
            <text:p>29842264</text:p>
          </table:table-cell>
          <table:table-cell office:value-type="float" office:value="29842242" calcext:value-type="float">
            <text:p>2984224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29810350" calcext:value-type="float">
            <text:p>29810350</text:p>
          </table:table-cell>
          <table:table-cell table:number-columns-repeated="2" office:value-type="float" office:value="29832856" calcext:value-type="float">
            <text:p>29832856</text:p>
          </table:table-cell>
          <table:table-cell office:value-type="float" office:value="29835482" calcext:value-type="float">
            <text:p>29835482</text:p>
          </table:table-cell>
          <table:table-cell office:value-type="float" office:value="29832786" calcext:value-type="float">
            <text:p>29832786</text:p>
          </table:table-cell>
          <table:table-cell office:value-type="float" office:value="29835504" calcext:value-type="float">
            <text:p>29835504</text:p>
          </table:table-cell>
          <table:table-cell office:value-type="float" office:value="29835482" calcext:value-type="float">
            <text:p>2983548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9802424" calcext:value-type="float">
            <text:p>29802424</text:p>
          </table:table-cell>
          <table:table-cell table:number-columns-repeated="2" office:value-type="float" office:value="29825952" calcext:value-type="float">
            <text:p>29825952</text:p>
          </table:table-cell>
          <table:table-cell office:value-type="float" office:value="29828586" calcext:value-type="float">
            <text:p>29828586</text:p>
          </table:table-cell>
          <table:table-cell office:value-type="float" office:value="29825790" calcext:value-type="float">
            <text:p>29825790</text:p>
          </table:table-cell>
          <table:table-cell office:value-type="float" office:value="29828608" calcext:value-type="float">
            <text:p>29828608</text:p>
          </table:table-cell>
          <table:table-cell office:value-type="float" office:value="29828586" calcext:value-type="float">
            <text:p>2982858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9794532" calcext:value-type="float">
            <text:p>29794532</text:p>
          </table:table-cell>
          <table:table-cell table:number-columns-repeated="2" office:value-type="float" office:value="29819016" calcext:value-type="float">
            <text:p>29819016</text:p>
          </table:table-cell>
          <table:table-cell office:value-type="float" office:value="29821722" calcext:value-type="float">
            <text:p>29821722</text:p>
          </table:table-cell>
          <table:table-cell office:value-type="float" office:value="29818826" calcext:value-type="float">
            <text:p>29818826</text:p>
          </table:table-cell>
          <table:table-cell office:value-type="float" office:value="29821744" calcext:value-type="float">
            <text:p>29821744</text:p>
          </table:table-cell>
          <table:table-cell office:value-type="float" office:value="29821722" calcext:value-type="float">
            <text:p>2982172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9786516" calcext:value-type="float">
            <text:p>29786516</text:p>
          </table:table-cell>
          <table:table-cell table:number-columns-repeated="2" office:value-type="float" office:value="29812232" calcext:value-type="float">
            <text:p>29812232</text:p>
          </table:table-cell>
          <table:table-cell office:value-type="float" office:value="29814706" calcext:value-type="float">
            <text:p>29814706</text:p>
          </table:table-cell>
          <table:table-cell office:value-type="float" office:value="29811710" calcext:value-type="float">
            <text:p>29811710</text:p>
          </table:table-cell>
          <table:table-cell office:value-type="float" office:value="29814728" calcext:value-type="float">
            <text:p>29814728</text:p>
          </table:table-cell>
          <table:table-cell office:value-type="float" office:value="29814706" calcext:value-type="float">
            <text:p>2981470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9778706" calcext:value-type="float">
            <text:p>29778706</text:p>
          </table:table-cell>
          <table:table-cell table:number-columns-repeated="2" office:value-type="float" office:value="29805432" calcext:value-type="float">
            <text:p>29805432</text:p>
          </table:table-cell>
          <table:table-cell office:value-type="float" office:value="29807706" calcext:value-type="float">
            <text:p>29807706</text:p>
          </table:table-cell>
          <table:table-cell office:value-type="float" office:value="29804610" calcext:value-type="float">
            <text:p>29804610</text:p>
          </table:table-cell>
          <table:table-cell office:value-type="float" office:value="29807728" calcext:value-type="float">
            <text:p>29807728</text:p>
          </table:table-cell>
          <table:table-cell office:value-type="float" office:value="29807706" calcext:value-type="float">
            <text:p>2980770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9770688" calcext:value-type="float">
            <text:p>29770688</text:p>
          </table:table-cell>
          <table:table-cell table:number-columns-repeated="2" office:value-type="float" office:value="29798400" calcext:value-type="float">
            <text:p>29798400</text:p>
          </table:table-cell>
          <table:table-cell office:value-type="float" office:value="29800938" calcext:value-type="float">
            <text:p>29800938</text:p>
          </table:table-cell>
          <table:table-cell office:value-type="float" office:value="29797742" calcext:value-type="float">
            <text:p>29797742</text:p>
          </table:table-cell>
          <table:table-cell office:value-type="float" office:value="29800960" calcext:value-type="float">
            <text:p>29800960</text:p>
          </table:table-cell>
          <table:table-cell office:value-type="float" office:value="29800938" calcext:value-type="float">
            <text:p>2980093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9762676" calcext:value-type="float">
            <text:p>29762676</text:p>
          </table:table-cell>
          <table:table-cell table:number-columns-repeated="2" office:value-type="float" office:value="29791432" calcext:value-type="float">
            <text:p>29791432</text:p>
          </table:table-cell>
          <table:table-cell office:value-type="float" office:value="29794106" calcext:value-type="float">
            <text:p>29794106</text:p>
          </table:table-cell>
          <table:table-cell office:value-type="float" office:value="29790810" calcext:value-type="float">
            <text:p>29790810</text:p>
          </table:table-cell>
          <table:table-cell office:value-type="float" office:value="29794128" calcext:value-type="float">
            <text:p>29794128</text:p>
          </table:table-cell>
          <table:table-cell office:value-type="float" office:value="29794106" calcext:value-type="float">
            <text:p>2979410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9754758" calcext:value-type="float">
            <text:p>29754758</text:p>
          </table:table-cell>
          <table:table-cell table:number-columns-repeated="2" office:value-type="float" office:value="29784520" calcext:value-type="float">
            <text:p>29784520</text:p>
          </table:table-cell>
          <table:table-cell office:value-type="float" office:value="29787218" calcext:value-type="float">
            <text:p>29787218</text:p>
          </table:table-cell>
          <table:table-cell office:value-type="float" office:value="29783822" calcext:value-type="float">
            <text:p>29783822</text:p>
          </table:table-cell>
          <table:table-cell office:value-type="float" office:value="29787240" calcext:value-type="float">
            <text:p>29787240</text:p>
          </table:table-cell>
          <table:table-cell office:value-type="float" office:value="29787218" calcext:value-type="float">
            <text:p>2978721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9746768" calcext:value-type="float">
            <text:p>29746768</text:p>
          </table:table-cell>
          <table:table-cell table:number-columns-repeated="2" office:value-type="float" office:value="29777704" calcext:value-type="float">
            <text:p>29777704</text:p>
          </table:table-cell>
          <table:table-cell office:value-type="float" office:value="29780234" calcext:value-type="float">
            <text:p>29780234</text:p>
          </table:table-cell>
          <table:table-cell office:value-type="float" office:value="29776738" calcext:value-type="float">
            <text:p>29776738</text:p>
          </table:table-cell>
          <table:table-cell office:value-type="float" office:value="29780256" calcext:value-type="float">
            <text:p>29780256</text:p>
          </table:table-cell>
          <table:table-cell office:value-type="float" office:value="29780234" calcext:value-type="float">
            <text:p>2978023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9738720" calcext:value-type="float">
            <text:p>29738720</text:p>
          </table:table-cell>
          <table:table-cell table:number-columns-repeated="2" office:value-type="float" office:value="29771008" calcext:value-type="float">
            <text:p>29771008</text:p>
          </table:table-cell>
          <table:table-cell office:value-type="float" office:value="29773130" calcext:value-type="float">
            <text:p>29773130</text:p>
          </table:table-cell>
          <table:table-cell office:value-type="float" office:value="29769534" calcext:value-type="float">
            <text:p>29769534</text:p>
          </table:table-cell>
          <table:table-cell office:value-type="float" office:value="29773152" calcext:value-type="float">
            <text:p>29773152</text:p>
          </table:table-cell>
          <table:table-cell office:value-type="float" office:value="29773130" calcext:value-type="float">
            <text:p>29773130</text:p>
          </table:table-cell>
        </table:table-row>
        <table:table-row table:style-name="ro1">
          <table:table-cell table:style-name="ce2" office:value-type="string" calcext:value-type="string">
            <text:p>Method 6</text:p>
          </table:table-cell>
          <table:table-cell table:style-name="ce4" table:number-columns-repeated="7"/>
          <table:table-cell table:number-columns-repeated="2"/>
          <table:table-cell table:style-name="ce4" table:number-columns-repeated="7"/>
        </table:table-row>
        <table:table-row table:style-name="ro2">
          <table:table-cell table:style-name="Default"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Ordered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Same except middle</text:p>
          </table:table-cell>
          <table:table-cell table:style-name="ce5" office:value-type="string" calcext:value-type="string">
            <text:p>Same except end</text:p>
          </table:table-cell>
          <table:table-cell table:style-name="Default" office:value-type="string" calcext:value-type="string">
            <text:p>Same except start</text:p>
          </table:table-cell>
          <table:table-cell/>
          <table:table-cell table:style-name="Default"/>
          <table:table-cell table:style-name="Default" office:value-type="string" calcext:value-type="string">
            <text:p>Random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Reverse</text:p>
          </table:table-cell>
          <table:table-cell table:style-name="ce1" office:value-type="string" calcext:value-type="string">
            <text:p>Same</text:p>
          </table:table-cell>
          <table:table-cell table:style-name="ce6" office:value-type="string" calcext:value-type="string">
            <text:p>Same except middle</text:p>
          </table:table-cell>
          <table:table-cell table:style-name="Default" office:value-type="string" calcext:value-type="string">
            <text:p>Same except end</text:p>
          </table:table-cell>
          <table:table-cell table:style-name="Default" office:value-type="string" calcext:value-type="string">
            <text:p>Same Except Star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71" calcext:value-type="float">
            <text:p>2571</text:p>
          </table:table-cell>
          <table:table-cell table:number-columns-repeated="3" office:value-type="float" office:value="1092" calcext:value-type="float">
            <text:p>1092</text:p>
          </table:table-cell>
          <table:table-cell office:value-type="float" office:value="1124" calcext:value-type="float">
            <text:p>1124</text:p>
          </table:table-cell>
          <table:table-cell office:value-type="float" office:value="1114" calcext:value-type="float">
            <text:p>1114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83" calcext:value-type="float">
            <text:p>6483</text:p>
          </table:table-cell>
          <table:table-cell table:number-columns-repeated="3" office:value-type="float" office:value="2592" calcext:value-type="float">
            <text:p>2592</text:p>
          </table:table-cell>
          <table:table-cell office:value-type="float" office:value="2624" calcext:value-type="float">
            <text:p>2624</text:p>
          </table:table-cell>
          <table:table-cell office:value-type="float" office:value="2617" calcext:value-type="float">
            <text:p>2617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384" calcext:value-type="float">
            <text:p>10384</text:p>
          </table:table-cell>
          <table:table-cell table:number-columns-repeated="3" office:value-type="float" office:value="3890" calcext:value-type="float">
            <text:p>3890</text:p>
          </table:table-cell>
          <table:table-cell office:value-type="float" office:value="3927" calcext:value-type="float">
            <text:p>3927</text:p>
          </table:table-cell>
          <table:table-cell office:value-type="float" office:value="3915" calcext:value-type="float">
            <text:p>3915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900" calcext:value-type="float">
            <text:p>14900</text:p>
          </table:table-cell>
          <table:table-cell table:number-columns-repeated="3" office:value-type="float" office:value="5986" calcext:value-type="float">
            <text:p>5986</text:p>
          </table:table-cell>
          <table:table-cell office:value-type="float" office:value="6027" calcext:value-type="float">
            <text:p>6027</text:p>
          </table:table-cell>
          <table:table-cell office:value-type="float" office:value="6015" calcext:value-type="float">
            <text:p>6015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293" calcext:value-type="float">
            <text:p>19293</text:p>
          </table:table-cell>
          <table:table-cell table:number-columns-repeated="3" office:value-type="float" office:value="7490" calcext:value-type="float">
            <text:p>7490</text:p>
          </table:table-cell>
          <table:table-cell office:value-type="float" office:value="7529" calcext:value-type="float">
            <text:p>7529</text:p>
          </table:table-cell>
          <table:table-cell office:value-type="float" office:value="7522" calcext:value-type="float">
            <text:p>7522</text:p>
          </table:table-cell>
          <table:table-cell office:value-type="float" office:value="7490" calcext:value-type="float">
            <text:p>749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4199" calcext:value-type="float">
            <text:p>24199</text:p>
          </table:table-cell>
          <table:table-cell table:number-columns-repeated="3" office:value-type="float" office:value="8988" calcext:value-type="float">
            <text:p>8988</text:p>
          </table:table-cell>
          <table:table-cell office:value-type="float" office:value="9037" calcext:value-type="float">
            <text:p>9037</text:p>
          </table:table-cell>
          <table:table-cell office:value-type="float" office:value="9024" calcext:value-type="float">
            <text:p>9024</text:p>
          </table:table-cell>
          <table:table-cell office:value-type="float" office:value="8988" calcext:value-type="float">
            <text:p>89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9242" calcext:value-type="float">
            <text:p>29242</text:p>
          </table:table-cell>
          <table:table-cell table:number-columns-repeated="3" office:value-type="float" office:value="10486" calcext:value-type="float">
            <text:p>10486</text:p>
          </table:table-cell>
          <table:table-cell office:value-type="float" office:value="10535" calcext:value-type="float">
            <text:p>10535</text:p>
          </table:table-cell>
          <table:table-cell office:value-type="float" office:value="10522" calcext:value-type="float">
            <text:p>10522</text:p>
          </table:table-cell>
          <table:table-cell office:value-type="float" office:value="10486" calcext:value-type="float">
            <text:p>1048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3725" calcext:value-type="float">
            <text:p>33725</text:p>
          </table:table-cell>
          <table:table-cell table:number-columns-repeated="3" office:value-type="float" office:value="11988" calcext:value-type="float">
            <text:p>11988</text:p>
          </table:table-cell>
          <table:table-cell office:value-type="float" office:value="12031" calcext:value-type="float">
            <text:p>12031</text:p>
          </table:table-cell>
          <table:table-cell office:value-type="float" office:value="12020" calcext:value-type="float">
            <text:p>12020</text:p>
          </table:table-cell>
          <table:table-cell office:value-type="float" office:value="11988" calcext:value-type="float">
            <text:p>1198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8350" calcext:value-type="float">
            <text:p>38350</text:p>
          </table:table-cell>
          <table:table-cell table:number-columns-repeated="3" office:value-type="float" office:value="13488" calcext:value-type="float">
            <text:p>13488</text:p>
          </table:table-cell>
          <table:table-cell office:value-type="float" office:value="13529" calcext:value-type="float">
            <text:p>13529</text:p>
          </table:table-cell>
          <table:table-cell office:value-type="float" office:value="13524" calcext:value-type="float">
            <text:p>13524</text:p>
          </table:table-cell>
          <table:table-cell office:value-type="float" office:value="13488" calcext:value-type="float">
            <text:p>13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244" calcext:value-type="float">
            <text:p>42244</text:p>
          </table:table-cell>
          <table:table-cell table:number-columns-repeated="3" office:value-type="float" office:value="14990" calcext:value-type="float">
            <text:p>14990</text:p>
          </table:table-cell>
          <table:table-cell office:value-type="float" office:value="15036" calcext:value-type="float">
            <text:p>15036</text:p>
          </table:table-cell>
          <table:table-cell office:value-type="float" office:value="15022" calcext:value-type="float">
            <text:p>15022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4610" calcext:value-type="float">
            <text:p>54610</text:p>
          </table:table-cell>
          <table:table-cell table:number-columns-repeated="3" office:value-type="float" office:value="18682" calcext:value-type="float">
            <text:p>18682</text:p>
          </table:table-cell>
          <table:table-cell office:value-type="float" office:value="18728" calcext:value-type="float">
            <text:p>18728</text:p>
          </table:table-cell>
          <table:table-cell office:value-type="float" office:value="18718" calcext:value-type="float">
            <text:p>18718</text:p>
          </table:table-cell>
          <table:table-cell office:value-type="float" office:value="18682" calcext:value-type="float">
            <text:p>1868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56543" calcext:value-type="float">
            <text:p>56543</text:p>
          </table:table-cell>
          <table:table-cell table:number-columns-repeated="3" office:value-type="float" office:value="20384" calcext:value-type="float">
            <text:p>20384</text:p>
          </table:table-cell>
          <table:table-cell office:value-type="float" office:value="20429" calcext:value-type="float">
            <text:p>20429</text:p>
          </table:table-cell>
          <table:table-cell office:value-type="float" office:value="20420" calcext:value-type="float">
            <text:p>20420</text:p>
          </table:table-cell>
          <table:table-cell office:value-type="float" office:value="20384" calcext:value-type="float">
            <text:p>203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60553" calcext:value-type="float">
            <text:p>60553</text:p>
          </table:table-cell>
          <table:table-cell table:number-columns-repeated="3" office:value-type="float" office:value="22086" calcext:value-type="float">
            <text:p>22086</text:p>
          </table:table-cell>
          <table:table-cell office:value-type="float" office:value="22136" calcext:value-type="float">
            <text:p>22136</text:p>
          </table:table-cell>
          <table:table-cell office:value-type="float" office:value="22122" calcext:value-type="float">
            <text:p>22122</text:p>
          </table:table-cell>
          <table:table-cell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66885" calcext:value-type="float">
            <text:p>66885</text:p>
          </table:table-cell>
          <table:table-cell table:number-columns-repeated="3" office:value-type="float" office:value="23786" calcext:value-type="float">
            <text:p>23786</text:p>
          </table:table-cell>
          <table:table-cell office:value-type="float" office:value="23841" calcext:value-type="float">
            <text:p>23841</text:p>
          </table:table-cell>
          <table:table-cell office:value-type="float" office:value="23826" calcext:value-type="float">
            <text:p>23826</text:p>
          </table:table-cell>
          <table:table-cell office:value-type="float" office:value="23786" calcext:value-type="float">
            <text:p>237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2079" calcext:value-type="float">
            <text:p>72079</text:p>
          </table:table-cell>
          <table:table-cell table:number-columns-repeated="3" office:value-type="float" office:value="25482" calcext:value-type="float">
            <text:p>25482</text:p>
          </table:table-cell>
          <table:table-cell office:value-type="float" office:value="25527" calcext:value-type="float">
            <text:p>25527</text:p>
          </table:table-cell>
          <table:table-cell office:value-type="float" office:value="25514" calcext:value-type="float">
            <text:p>25514</text:p>
          </table:table-cell>
          <table:table-cell office:value-type="float" office:value="25482" calcext:value-type="float">
            <text:p>254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77232" calcext:value-type="float">
            <text:p>77232</text:p>
          </table:table-cell>
          <table:table-cell table:number-columns-repeated="3" office:value-type="float" office:value="27184" calcext:value-type="float">
            <text:p>27184</text:p>
          </table:table-cell>
          <table:table-cell office:value-type="float" office:value="27239" calcext:value-type="float">
            <text:p>27239</text:p>
          </table:table-cell>
          <table:table-cell office:value-type="float" office:value="27220" calcext:value-type="float">
            <text:p>27220</text:p>
          </table:table-cell>
          <table:table-cell office:value-type="float" office:value="27184" calcext:value-type="float">
            <text:p>2718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84992" calcext:value-type="float">
            <text:p>84992</text:p>
          </table:table-cell>
          <table:table-cell table:number-columns-repeated="3" office:value-type="float" office:value="28886" calcext:value-type="float">
            <text:p>28886</text:p>
          </table:table-cell>
          <table:table-cell office:value-type="float" office:value="28941" calcext:value-type="float">
            <text:p>28941</text:p>
          </table:table-cell>
          <table:table-cell office:value-type="float" office:value="28926" calcext:value-type="float">
            <text:p>28926</text:p>
          </table:table-cell>
          <table:table-cell office:value-type="float" office:value="28886" calcext:value-type="float">
            <text:p>2888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88439" calcext:value-type="float">
            <text:p>88439</text:p>
          </table:table-cell>
          <table:table-cell table:number-columns-repeated="3" office:value-type="float" office:value="30586" calcext:value-type="float">
            <text:p>30586</text:p>
          </table:table-cell>
          <table:table-cell office:value-type="float" office:value="30641" calcext:value-type="float">
            <text:p>30641</text:p>
          </table:table-cell>
          <table:table-cell office:value-type="float" office:value="30626" calcext:value-type="float">
            <text:p>30626</text:p>
          </table:table-cell>
          <table:table-cell office:value-type="float" office:value="30586" calcext:value-type="float">
            <text:p>3058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95833" calcext:value-type="float">
            <text:p>95833</text:p>
          </table:table-cell>
          <table:table-cell table:number-columns-repeated="3" office:value-type="float" office:value="32286" calcext:value-type="float">
            <text:p>32286</text:p>
          </table:table-cell>
          <table:table-cell office:value-type="float" office:value="32347" calcext:value-type="float">
            <text:p>32347</text:p>
          </table:table-cell>
          <table:table-cell office:value-type="float" office:value="32325" calcext:value-type="float">
            <text:p>32325</text:p>
          </table:table-cell>
          <table:table-cell office:value-type="float" office:value="32286" calcext:value-type="float">
            <text:p>322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96814" calcext:value-type="float">
            <text:p>96814</text:p>
          </table:table-cell>
          <table:table-cell table:number-columns-repeated="3" office:value-type="float" office:value="33986" calcext:value-type="float">
            <text:p>33986</text:p>
          </table:table-cell>
          <table:table-cell office:value-type="float" office:value="34047" calcext:value-type="float">
            <text:p>34047</text:p>
          </table:table-cell>
          <table:table-cell office:value-type="float" office:value="34025" calcext:value-type="float">
            <text:p>34025</text:p>
          </table:table-cell>
          <table:table-cell office:value-type="float" office:value="33986" calcext:value-type="float">
            <text:p>3398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03835" calcext:value-type="float">
            <text:p>103835</text:p>
          </table:table-cell>
          <table:table-cell table:number-columns-repeated="3" office:value-type="float" office:value="35684" calcext:value-type="float">
            <text:p>35684</text:p>
          </table:table-cell>
          <table:table-cell office:value-type="float" office:value="35745" calcext:value-type="float">
            <text:p>35745</text:p>
          </table:table-cell>
          <table:table-cell office:value-type="float" office:value="35728" calcext:value-type="float">
            <text:p>35728</text:p>
          </table:table-cell>
          <table:table-cell office:value-type="float" office:value="35684" calcext:value-type="float">
            <text:p>3568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26757" calcext:value-type="float">
            <text:p>126757</text:p>
          </table:table-cell>
          <table:table-cell table:number-columns-repeated="3" office:value-type="float" office:value="37388" calcext:value-type="float">
            <text:p>37388</text:p>
          </table:table-cell>
          <table:table-cell office:value-type="float" office:value="37441" calcext:value-type="float">
            <text:p>37441</text:p>
          </table:table-cell>
          <table:table-cell office:value-type="float" office:value="37427" calcext:value-type="float">
            <text:p>37427</text:p>
          </table:table-cell>
          <table:table-cell office:value-type="float" office:value="37388" calcext:value-type="float">
            <text:p>3738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20460" calcext:value-type="float">
            <text:p>120460</text:p>
          </table:table-cell>
          <table:table-cell table:number-columns-repeated="3" office:value-type="float" office:value="39090" calcext:value-type="float">
            <text:p>39090</text:p>
          </table:table-cell>
          <table:table-cell office:value-type="float" office:value="39140" calcext:value-type="float">
            <text:p>39140</text:p>
          </table:table-cell>
          <table:table-cell office:value-type="float" office:value="39133" calcext:value-type="float">
            <text:p>39133</text:p>
          </table:table-cell>
          <table:table-cell office:value-type="float" office:value="39090" calcext:value-type="float">
            <text:p>3909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20436" calcext:value-type="float">
            <text:p>120436</text:p>
          </table:table-cell>
          <table:table-cell table:number-columns-repeated="3" office:value-type="float" office:value="40784" calcext:value-type="float">
            <text:p>40784</text:p>
          </table:table-cell>
          <table:table-cell office:value-type="float" office:value="40842" calcext:value-type="float">
            <text:p>40842</text:p>
          </table:table-cell>
          <table:table-cell office:value-type="float" office:value="40823" calcext:value-type="float">
            <text:p>40823</text:p>
          </table:table-cell>
          <table:table-cell office:value-type="float" office:value="40784" calcext:value-type="float">
            <text:p>4078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28941" calcext:value-type="float">
            <text:p>128941</text:p>
          </table:table-cell>
          <table:table-cell table:number-columns-repeated="3" office:value-type="float" office:value="42486" calcext:value-type="float">
            <text:p>42486</text:p>
          </table:table-cell>
          <table:table-cell office:value-type="float" office:value="42549" calcext:value-type="float">
            <text:p>42549</text:p>
          </table:table-cell>
          <table:table-cell office:value-type="float" office:value="42529" calcext:value-type="float">
            <text:p>42529</text:p>
          </table:table-cell>
          <table:table-cell office:value-type="float" office:value="42486" calcext:value-type="float">
            <text:p>4248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30713" calcext:value-type="float">
            <text:p>130713</text:p>
          </table:table-cell>
          <table:table-cell table:number-columns-repeated="3" office:value-type="float" office:value="44186" calcext:value-type="float">
            <text:p>44186</text:p>
          </table:table-cell>
          <table:table-cell office:value-type="float" office:value="44239" calcext:value-type="float">
            <text:p>44239</text:p>
          </table:table-cell>
          <table:table-cell office:value-type="float" office:value="44225" calcext:value-type="float">
            <text:p>44225</text:p>
          </table:table-cell>
          <table:table-cell office:value-type="float" office:value="44186" calcext:value-type="float">
            <text:p>4418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42616" calcext:value-type="float">
            <text:p>142616</text:p>
          </table:table-cell>
          <table:table-cell table:number-columns-repeated="3" office:value-type="float" office:value="45886" calcext:value-type="float">
            <text:p>45886</text:p>
          </table:table-cell>
          <table:table-cell office:value-type="float" office:value="45939" calcext:value-type="float">
            <text:p>45939</text:p>
          </table:table-cell>
          <table:table-cell office:value-type="float" office:value="45925" calcext:value-type="float">
            <text:p>45925</text:p>
          </table:table-cell>
          <table:table-cell office:value-type="float" office:value="45886" calcext:value-type="float">
            <text:p>4588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54960" calcext:value-type="float">
            <text:p>154960</text:p>
          </table:table-cell>
          <table:table-cell table:number-columns-repeated="3" office:value-type="float" office:value="47584" calcext:value-type="float">
            <text:p>47584</text:p>
          </table:table-cell>
          <table:table-cell office:value-type="float" office:value="47647" calcext:value-type="float">
            <text:p>47647</text:p>
          </table:table-cell>
          <table:table-cell office:value-type="float" office:value="47627" calcext:value-type="float">
            <text:p>47627</text:p>
          </table:table-cell>
          <table:table-cell office:value-type="float" office:value="47584" calcext:value-type="float">
            <text:p>4758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52425" calcext:value-type="float">
            <text:p>152425</text:p>
          </table:table-cell>
          <table:table-cell table:number-columns-repeated="3" office:value-type="float" office:value="49288" calcext:value-type="float">
            <text:p>49288</text:p>
          </table:table-cell>
          <table:table-cell office:value-type="float" office:value="49338" calcext:value-type="float">
            <text:p>49338</text:p>
          </table:table-cell>
          <table:table-cell office:value-type="float" office:value="49331" calcext:value-type="float">
            <text:p>49331</text:p>
          </table:table-cell>
          <table:table-cell office:value-type="float" office:value="49288" calcext:value-type="float">
            <text:p>492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56484" calcext:value-type="float">
            <text:p>156484</text:p>
          </table:table-cell>
          <table:table-cell table:number-columns-repeated="3" office:value-type="float" office:value="50988" calcext:value-type="float">
            <text:p>50988</text:p>
          </table:table-cell>
          <table:table-cell office:value-type="float" office:value="51038" calcext:value-type="float">
            <text:p>51038</text:p>
          </table:table-cell>
          <table:table-cell office:value-type="float" office:value="51031" calcext:value-type="float">
            <text:p>51031</text:p>
          </table:table-cell>
          <table:table-cell office:value-type="float" office:value="50988" calcext:value-type="float">
            <text:p>509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158337" calcext:value-type="float">
            <text:p>158337</text:p>
          </table:table-cell>
          <table:table-cell table:number-columns-repeated="3" office:value-type="float" office:value="52688" calcext:value-type="float">
            <text:p>52688</text:p>
          </table:table-cell>
          <table:table-cell office:value-type="float" office:value="52738" calcext:value-type="float">
            <text:p>52738</text:p>
          </table:table-cell>
          <table:table-cell office:value-type="float" office:value="52731" calcext:value-type="float">
            <text:p>52731</text:p>
          </table:table-cell>
          <table:table-cell office:value-type="float" office:value="52688" calcext:value-type="float">
            <text:p>5268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70802" calcext:value-type="float">
            <text:p>170802</text:p>
          </table:table-cell>
          <table:table-cell table:number-columns-repeated="3" office:value-type="float" office:value="54392" calcext:value-type="float">
            <text:p>54392</text:p>
          </table:table-cell>
          <table:table-cell office:value-type="float" office:value="54451" calcext:value-type="float">
            <text:p>54451</text:p>
          </table:table-cell>
          <table:table-cell office:value-type="float" office:value="54435" calcext:value-type="float">
            <text:p>54435</text:p>
          </table:table-cell>
          <table:table-cell office:value-type="float" office:value="54392" calcext:value-type="float">
            <text:p>5439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01998" calcext:value-type="float">
            <text:p>201998</text:p>
          </table:table-cell>
          <table:table-cell table:number-columns-repeated="3" office:value-type="float" office:value="62678" calcext:value-type="float">
            <text:p>62678</text:p>
          </table:table-cell>
          <table:table-cell office:value-type="float" office:value="62730" calcext:value-type="float">
            <text:p>62730</text:p>
          </table:table-cell>
          <table:table-cell office:value-type="float" office:value="62717" calcext:value-type="float">
            <text:p>62717</text:p>
          </table:table-cell>
          <table:table-cell office:value-type="float" office:value="62678" calcext:value-type="float">
            <text:p>6267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199009" calcext:value-type="float">
            <text:p>199009</text:p>
          </table:table-cell>
          <table:table-cell table:number-columns-repeated="3" office:value-type="float" office:value="64580" calcext:value-type="float">
            <text:p>64580</text:p>
          </table:table-cell>
          <table:table-cell office:value-type="float" office:value="64630" calcext:value-type="float">
            <text:p>64630</text:p>
          </table:table-cell>
          <table:table-cell office:value-type="float" office:value="64619" calcext:value-type="float">
            <text:p>64619</text:p>
          </table:table-cell>
          <table:table-cell office:value-type="float" office:value="64580" calcext:value-type="float">
            <text:p>6458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196060" calcext:value-type="float">
            <text:p>196060</text:p>
          </table:table-cell>
          <table:table-cell table:number-columns-repeated="3" office:value-type="float" office:value="66482" calcext:value-type="float">
            <text:p>66482</text:p>
          </table:table-cell>
          <table:table-cell office:value-type="float" office:value="66537" calcext:value-type="float">
            <text:p>66537</text:p>
          </table:table-cell>
          <table:table-cell office:value-type="float" office:value="66525" calcext:value-type="float">
            <text:p>66525</text:p>
          </table:table-cell>
          <table:table-cell office:value-type="float" office:value="66482" calcext:value-type="float">
            <text:p>6648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199366" calcext:value-type="float">
            <text:p>199366</text:p>
          </table:table-cell>
          <table:table-cell table:number-columns-repeated="3" office:value-type="float" office:value="68382" calcext:value-type="float">
            <text:p>68382</text:p>
          </table:table-cell>
          <table:table-cell office:value-type="float" office:value="68437" calcext:value-type="float">
            <text:p>68437</text:p>
          </table:table-cell>
          <table:table-cell office:value-type="float" office:value="68425" calcext:value-type="float">
            <text:p>68425</text:p>
          </table:table-cell>
          <table:table-cell office:value-type="float" office:value="68382" calcext:value-type="float">
            <text:p>68382</text:p>
          </table:table-cell>
        </table:table-row>
        <table:table-row table:style-name="ro1" table:number-rows-repeated="7">
          <table:table-cell table:number-columns-repeated="2"/>
          <table:table-cell table:style-name="Default" table:number-columns-repeated="6"/>
          <table:table-cell table:number-columns-repeated="2"/>
          <table:table-cell table:style-name="ce1"/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2"/>
          <table:table-cell table:style-name="ce1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7:51:18.042029095</meta:creation-date>
    <dc:date>2017-02-12T20:26:49.183028191</dc:date>
    <meta:editing-duration>PT30M55S</meta:editing-duration>
    <meta:editing-cycles>5</meta:editing-cycles>
    <meta:generator>LibreOffice/5.1.4.2$Linux_X86_64 LibreOffice_project/10m0$Build-2</meta:generator>
    <meta:document-statistic meta:table-count="1" meta:cell-count="354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65cm" svg:y="0.316cm" chart:style-name="ch2">
          <text:p>Method One Count</text:p>
        </chart:title>
        <chart:legend chart:legend-position="end" svg:x="11.507cm" svg:y="2.707cm" style:legend-expansion="high" chart:style-name="ch3"/>
        <chart:plot-area chart:style-name="ch4" table:cell-range-address="Sheet1.J4:Sheet1.Q40" chart:data-source-has-labels="both" svg:x="1.331cm" svg:y="1.275cm" svg:width="9.856cm" svg:height="6.564cm">
          <chartooo:coordinate-region svg:x="2.878cm" svg:y="1.275cm" svg:width="8.309cm" svg:height="5.311cm"/>
          <chart:axis chart:dimension="x" chart:name="primary-x" chart:style-name="ch5" chartooo:axis-type="auto">
            <chartooo:date-scale/>
            <chart:title svg:x="5.884cm" svg:y="8.019cm" chart:style-name="ch6">
              <text:p>Size</text:p>
            </chart:title>
            <chart:categories table:cell-range-address="Sheet1.J5:Sheet1.J40"/>
            <chart:grid chart:style-name="ch7" chart:class="major"/>
          </chart:axis>
          <chart:axis chart:dimension="y" chart:name="primary-y" chart:style-name="ch5">
            <chart:title svg:x="0.451cm" svg:y="5.051cm" chart:style-name="ch8">
              <text:p>Count</text:p>
            </chart:title>
            <chart:grid chart:style-name="ch7" chart:class="major"/>
          </chart:axis>
          <chart:series chart:style-name="ch9" chart:values-cell-range-address="Sheet1.K5:Sheet1.K40" chart:label-cell-address="Sheet1.K4:Sheet1.K4" chart:class="chart:line">
            <chart:data-point chart:repeated="36"/>
          </chart:series>
          <chart:series chart:style-name="ch10" chart:values-cell-range-address="Sheet1.L5:Sheet1.L40" chart:label-cell-address="Sheet1.L4:Sheet1.L4" chart:class="chart:line">
            <chart:data-point chart:repeated="36"/>
          </chart:series>
          <chart:series chart:style-name="ch11" chart:values-cell-range-address="Sheet1.M5:Sheet1.M40" chart:label-cell-address="Sheet1.M4:Sheet1.M4" chart:class="chart:line">
            <chart:data-point chart:repeated="36"/>
          </chart:series>
          <chart:series chart:style-name="ch12" chart:values-cell-range-address="Sheet1.N5:Sheet1.N40" chart:label-cell-address="Sheet1.N4:Sheet1.N4" chart:class="chart:line">
            <chart:data-point chart:repeated="36"/>
          </chart:series>
          <chart:series chart:style-name="ch13" chart:values-cell-range-address="Sheet1.O5:Sheet1.O40" chart:label-cell-address="Sheet1.O4:Sheet1.O4" chart:class="chart:line">
            <chart:data-point chart:repeated="36"/>
          </chart:series>
          <chart:series chart:style-name="ch14" chart:values-cell-range-address="Sheet1.P5:Sheet1.P40" chart:label-cell-address="Sheet1.P4:Sheet1.P4" chart:class="chart:line">
            <chart:data-point chart:repeated="36"/>
          </chart:series>
          <chart:series chart:style-name="ch15" chart:values-cell-range-address="Sheet1.Q5:Sheet1.Q40" chart:label-cell-address="Sheet1.Q4:Sheet1.Q4" chart:class="chart:line">
            <chart:data-point chart:repeated="3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K4:Sheet1.K4</svg:desc>
                </draw:g>
              </table:table-cell>
              <table:table-cell office:value-type="string">
                <text:p>Ordered</text:p>
                <draw:g>
                  <svg:desc>Sheet1.L4:Sheet1.L4</svg:desc>
                </draw:g>
              </table:table-cell>
              <table:table-cell office:value-type="string">
                <text:p>Reverse</text:p>
                <draw:g>
                  <svg:desc>Sheet1.M4:Sheet1.M4</svg:desc>
                </draw:g>
              </table:table-cell>
              <table:table-cell office:value-type="string">
                <text:p>Same</text:p>
                <draw:g>
                  <svg:desc>Sheet1.N4:Sheet1.N4</svg:desc>
                </draw:g>
              </table:table-cell>
              <table:table-cell office:value-type="string">
                <text:p>Same except middle</text:p>
                <draw:g>
                  <svg:desc>Sheet1.O4:Sheet1.O4</svg:desc>
                </draw:g>
              </table:table-cell>
              <table:table-cell office:value-type="string">
                <text:p>Same except end</text:p>
                <draw:g>
                  <svg:desc>Sheet1.P4:Sheet1.P4</svg:desc>
                </draw:g>
              </table:table-cell>
              <table:table-cell office:value-type="string">
                <text:p>Same Except Start</text:p>
                <draw:g>
                  <svg:desc>Sheet1.Q4:Sheet1.Q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J5:Sheet1.J40</svg:desc>
                </draw:g>
              </table:table-cell>
              <table:table-cell office:value-type="float" office:value="5546">
                <text:p>5546</text:p>
                <draw:g>
                  <svg:desc>Sheet1.K5:Sheet1.K40</svg:desc>
                </draw:g>
              </table:table-cell>
              <table:table-cell office:value-type="float" office:value="5546">
                <text:p>5546</text:p>
                <draw:g>
                  <svg:desc>Sheet1.L5:Sheet1.L40</svg:desc>
                </draw:g>
              </table:table-cell>
              <table:table-cell office:value-type="float" office:value="5546">
                <text:p>5546</text:p>
                <draw:g>
                  <svg:desc>Sheet1.M5:Sheet1.M40</svg:desc>
                </draw:g>
              </table:table-cell>
              <table:table-cell office:value-type="float" office:value="5546">
                <text:p>5546</text:p>
                <draw:g>
                  <svg:desc>Sheet1.N5:Sheet1.N40</svg:desc>
                </draw:g>
              </table:table-cell>
              <table:table-cell office:value-type="float" office:value="5546">
                <text:p>5546</text:p>
                <draw:g>
                  <svg:desc>Sheet1.O5:Sheet1.O40</svg:desc>
                </draw:g>
              </table:table-cell>
              <table:table-cell office:value-type="float" office:value="5546">
                <text:p>5546</text:p>
                <draw:g>
                  <svg:desc>Sheet1.P5:Sheet1.P40</svg:desc>
                </draw:g>
              </table:table-cell>
              <table:table-cell office:value-type="float" office:value="5546">
                <text:p>5546</text:p>
                <draw:g>
                  <svg:desc>Sheet1.Q5:Sheet1.Q4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096">
                <text:p>21096</text:p>
              </table:table-cell>
              <table:table-cell office:value-type="float" office:value="21096">
                <text:p>21096</text:p>
              </table:table-cell>
              <table:table-cell office:value-type="float" office:value="21096">
                <text:p>21096</text:p>
              </table:table-cell>
              <table:table-cell office:value-type="float" office:value="21096">
                <text:p>21096</text:p>
              </table:table-cell>
              <table:table-cell office:value-type="float" office:value="21096">
                <text:p>21096</text:p>
              </table:table-cell>
              <table:table-cell office:value-type="float" office:value="21096">
                <text:p>21096</text:p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6646">
                <text:p>46646</text:p>
              </table:table-cell>
              <table:table-cell office:value-type="float" office:value="46646">
                <text:p>46646</text:p>
              </table:table-cell>
              <table:table-cell office:value-type="float" office:value="46646">
                <text:p>46646</text:p>
              </table:table-cell>
              <table:table-cell office:value-type="float" office:value="46646">
                <text:p>46646</text:p>
              </table:table-cell>
              <table:table-cell office:value-type="float" office:value="46646">
                <text:p>46646</text:p>
              </table:table-cell>
              <table:table-cell office:value-type="float" office:value="46646">
                <text:p>46646</text:p>
              </table:table-cell>
              <table:table-cell office:value-type="float" office:value="46646">
                <text:p>466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2196">
                <text:p>82196</text:p>
              </table:table-cell>
              <table:table-cell office:value-type="float" office:value="82196">
                <text:p>82196</text:p>
              </table:table-cell>
              <table:table-cell office:value-type="float" office:value="82196">
                <text:p>82196</text:p>
              </table:table-cell>
              <table:table-cell office:value-type="float" office:value="82196">
                <text:p>82196</text:p>
              </table:table-cell>
              <table:table-cell office:value-type="float" office:value="82196">
                <text:p>82196</text:p>
              </table:table-cell>
              <table:table-cell office:value-type="float" office:value="82196">
                <text:p>82196</text:p>
              </table:table-cell>
              <table:table-cell office:value-type="float" office:value="82196">
                <text:p>821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7746">
                <text:p>127746</text:p>
              </table:table-cell>
              <table:table-cell office:value-type="float" office:value="127746">
                <text:p>127746</text:p>
              </table:table-cell>
              <table:table-cell office:value-type="float" office:value="127746">
                <text:p>127746</text:p>
              </table:table-cell>
              <table:table-cell office:value-type="float" office:value="127746">
                <text:p>127746</text:p>
              </table:table-cell>
              <table:table-cell office:value-type="float" office:value="127746">
                <text:p>127746</text:p>
              </table:table-cell>
              <table:table-cell office:value-type="float" office:value="127746">
                <text:p>127746</text:p>
              </table:table-cell>
              <table:table-cell office:value-type="float" office:value="127746">
                <text:p>12774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3296">
                <text:p>183296</text:p>
              </table:table-cell>
              <table:table-cell office:value-type="float" office:value="183296">
                <text:p>183296</text:p>
              </table:table-cell>
              <table:table-cell office:value-type="float" office:value="183296">
                <text:p>183296</text:p>
              </table:table-cell>
              <table:table-cell office:value-type="float" office:value="183296">
                <text:p>183296</text:p>
              </table:table-cell>
              <table:table-cell office:value-type="float" office:value="183296">
                <text:p>183296</text:p>
              </table:table-cell>
              <table:table-cell office:value-type="float" office:value="183296">
                <text:p>183296</text:p>
              </table:table-cell>
              <table:table-cell office:value-type="float" office:value="183296">
                <text:p>18329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8846">
                <text:p>248846</text:p>
              </table:table-cell>
              <table:table-cell office:value-type="float" office:value="248846">
                <text:p>248846</text:p>
              </table:table-cell>
              <table:table-cell office:value-type="float" office:value="248846">
                <text:p>248846</text:p>
              </table:table-cell>
              <table:table-cell office:value-type="float" office:value="248846">
                <text:p>248846</text:p>
              </table:table-cell>
              <table:table-cell office:value-type="float" office:value="248846">
                <text:p>248846</text:p>
              </table:table-cell>
              <table:table-cell office:value-type="float" office:value="248846">
                <text:p>248846</text:p>
              </table:table-cell>
              <table:table-cell office:value-type="float" office:value="248846">
                <text:p>24884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24396">
                <text:p>324396</text:p>
              </table:table-cell>
              <table:table-cell office:value-type="float" office:value="324396">
                <text:p>324396</text:p>
              </table:table-cell>
              <table:table-cell office:value-type="float" office:value="324396">
                <text:p>324396</text:p>
              </table:table-cell>
              <table:table-cell office:value-type="float" office:value="324396">
                <text:p>324396</text:p>
              </table:table-cell>
              <table:table-cell office:value-type="float" office:value="324396">
                <text:p>324396</text:p>
              </table:table-cell>
              <table:table-cell office:value-type="float" office:value="324396">
                <text:p>324396</text:p>
              </table:table-cell>
              <table:table-cell office:value-type="float" office:value="324396">
                <text:p>3243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9946">
                <text:p>409946</text:p>
              </table:table-cell>
              <table:table-cell office:value-type="float" office:value="409946">
                <text:p>409946</text:p>
              </table:table-cell>
              <table:table-cell office:value-type="float" office:value="409946">
                <text:p>409946</text:p>
              </table:table-cell>
              <table:table-cell office:value-type="float" office:value="409946">
                <text:p>409946</text:p>
              </table:table-cell>
              <table:table-cell office:value-type="float" office:value="409946">
                <text:p>409946</text:p>
              </table:table-cell>
              <table:table-cell office:value-type="float" office:value="409946">
                <text:p>409946</text:p>
              </table:table-cell>
              <table:table-cell office:value-type="float" office:value="409946">
                <text:p>4099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05496">
                <text:p>505496</text:p>
              </table:table-cell>
              <table:table-cell office:value-type="float" office:value="505496">
                <text:p>505496</text:p>
              </table:table-cell>
              <table:table-cell office:value-type="float" office:value="505496">
                <text:p>505496</text:p>
              </table:table-cell>
              <table:table-cell office:value-type="float" office:value="505496">
                <text:p>505496</text:p>
              </table:table-cell>
              <table:table-cell office:value-type="float" office:value="505496">
                <text:p>505496</text:p>
              </table:table-cell>
              <table:table-cell office:value-type="float" office:value="505496">
                <text:p>505496</text:p>
              </table:table-cell>
              <table:table-cell office:value-type="float" office:value="505496">
                <text:p>50549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11046">
                <text:p>611046</text:p>
              </table:table-cell>
              <table:table-cell office:value-type="float" office:value="611046">
                <text:p>611046</text:p>
              </table:table-cell>
              <table:table-cell office:value-type="float" office:value="611046">
                <text:p>611046</text:p>
              </table:table-cell>
              <table:table-cell office:value-type="float" office:value="611046">
                <text:p>611046</text:p>
              </table:table-cell>
              <table:table-cell office:value-type="float" office:value="611046">
                <text:p>611046</text:p>
              </table:table-cell>
              <table:table-cell office:value-type="float" office:value="611046">
                <text:p>611046</text:p>
              </table:table-cell>
              <table:table-cell office:value-type="float" office:value="611046">
                <text:p>61104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26596">
                <text:p>726596</text:p>
              </table:table-cell>
              <table:table-cell office:value-type="float" office:value="726596">
                <text:p>726596</text:p>
              </table:table-cell>
              <table:table-cell office:value-type="float" office:value="726596">
                <text:p>726596</text:p>
              </table:table-cell>
              <table:table-cell office:value-type="float" office:value="726596">
                <text:p>726596</text:p>
              </table:table-cell>
              <table:table-cell office:value-type="float" office:value="726596">
                <text:p>726596</text:p>
              </table:table-cell>
              <table:table-cell office:value-type="float" office:value="726596">
                <text:p>726596</text:p>
              </table:table-cell>
              <table:table-cell office:value-type="float" office:value="726596">
                <text:p>72659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52146">
                <text:p>852146</text:p>
              </table:table-cell>
              <table:table-cell office:value-type="float" office:value="852146">
                <text:p>852146</text:p>
              </table:table-cell>
              <table:table-cell office:value-type="float" office:value="852146">
                <text:p>852146</text:p>
              </table:table-cell>
              <table:table-cell office:value-type="float" office:value="852146">
                <text:p>852146</text:p>
              </table:table-cell>
              <table:table-cell office:value-type="float" office:value="852146">
                <text:p>852146</text:p>
              </table:table-cell>
              <table:table-cell office:value-type="float" office:value="852146">
                <text:p>852146</text:p>
              </table:table-cell>
              <table:table-cell office:value-type="float" office:value="852146">
                <text:p>85214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87696">
                <text:p>987696</text:p>
              </table:table-cell>
              <table:table-cell office:value-type="float" office:value="987696">
                <text:p>987696</text:p>
              </table:table-cell>
              <table:table-cell office:value-type="float" office:value="987696">
                <text:p>987696</text:p>
              </table:table-cell>
              <table:table-cell office:value-type="float" office:value="987696">
                <text:p>987696</text:p>
              </table:table-cell>
              <table:table-cell office:value-type="float" office:value="987696">
                <text:p>987696</text:p>
              </table:table-cell>
              <table:table-cell office:value-type="float" office:value="987696">
                <text:p>987696</text:p>
              </table:table-cell>
              <table:table-cell office:value-type="float" office:value="987696">
                <text:p>98769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133246">
                <text:p>1133246</text:p>
              </table:table-cell>
              <table:table-cell office:value-type="float" office:value="1133246">
                <text:p>1133246</text:p>
              </table:table-cell>
              <table:table-cell office:value-type="float" office:value="1133246">
                <text:p>1133246</text:p>
              </table:table-cell>
              <table:table-cell office:value-type="float" office:value="1133246">
                <text:p>1133246</text:p>
              </table:table-cell>
              <table:table-cell office:value-type="float" office:value="1133246">
                <text:p>1133246</text:p>
              </table:table-cell>
              <table:table-cell office:value-type="float" office:value="1133246">
                <text:p>1133246</text:p>
              </table:table-cell>
              <table:table-cell office:value-type="float" office:value="1133246">
                <text:p>113324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88796">
                <text:p>1288796</text:p>
              </table:table-cell>
              <table:table-cell office:value-type="float" office:value="1288796">
                <text:p>1288796</text:p>
              </table:table-cell>
              <table:table-cell office:value-type="float" office:value="1288796">
                <text:p>1288796</text:p>
              </table:table-cell>
              <table:table-cell office:value-type="float" office:value="1288796">
                <text:p>1288796</text:p>
              </table:table-cell>
              <table:table-cell office:value-type="float" office:value="1288796">
                <text:p>1288796</text:p>
              </table:table-cell>
              <table:table-cell office:value-type="float" office:value="1288796">
                <text:p>1288796</text:p>
              </table:table-cell>
              <table:table-cell office:value-type="float" office:value="1288796">
                <text:p>128879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454346">
                <text:p>1454346</text:p>
              </table:table-cell>
              <table:table-cell office:value-type="float" office:value="1454346">
                <text:p>1454346</text:p>
              </table:table-cell>
              <table:table-cell office:value-type="float" office:value="1454346">
                <text:p>1454346</text:p>
              </table:table-cell>
              <table:table-cell office:value-type="float" office:value="1454346">
                <text:p>1454346</text:p>
              </table:table-cell>
              <table:table-cell office:value-type="float" office:value="1454346">
                <text:p>1454346</text:p>
              </table:table-cell>
              <table:table-cell office:value-type="float" office:value="1454346">
                <text:p>1454346</text:p>
              </table:table-cell>
              <table:table-cell office:value-type="float" office:value="1454346">
                <text:p>145434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629896">
                <text:p>1629896</text:p>
              </table:table-cell>
              <table:table-cell office:value-type="float" office:value="1629896">
                <text:p>1629896</text:p>
              </table:table-cell>
              <table:table-cell office:value-type="float" office:value="1629896">
                <text:p>1629896</text:p>
              </table:table-cell>
              <table:table-cell office:value-type="float" office:value="1629896">
                <text:p>1629896</text:p>
              </table:table-cell>
              <table:table-cell office:value-type="float" office:value="1629896">
                <text:p>1629896</text:p>
              </table:table-cell>
              <table:table-cell office:value-type="float" office:value="1629896">
                <text:p>1629896</text:p>
              </table:table-cell>
              <table:table-cell office:value-type="float" office:value="1629896">
                <text:p>162989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815446">
                <text:p>1815446</text:p>
              </table:table-cell>
              <table:table-cell office:value-type="float" office:value="1815446">
                <text:p>1815446</text:p>
              </table:table-cell>
              <table:table-cell office:value-type="float" office:value="1815446">
                <text:p>1815446</text:p>
              </table:table-cell>
              <table:table-cell office:value-type="float" office:value="1815446">
                <text:p>1815446</text:p>
              </table:table-cell>
              <table:table-cell office:value-type="float" office:value="1815446">
                <text:p>1815446</text:p>
              </table:table-cell>
              <table:table-cell office:value-type="float" office:value="1815446">
                <text:p>1815446</text:p>
              </table:table-cell>
              <table:table-cell office:value-type="float" office:value="1815446">
                <text:p>181544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10996">
                <text:p>2010996</text:p>
              </table:table-cell>
              <table:table-cell office:value-type="float" office:value="2010996">
                <text:p>2010996</text:p>
              </table:table-cell>
              <table:table-cell office:value-type="float" office:value="2010996">
                <text:p>2010996</text:p>
              </table:table-cell>
              <table:table-cell office:value-type="float" office:value="2010996">
                <text:p>2010996</text:p>
              </table:table-cell>
              <table:table-cell office:value-type="float" office:value="2010996">
                <text:p>2010996</text:p>
              </table:table-cell>
              <table:table-cell office:value-type="float" office:value="2010996">
                <text:p>2010996</text:p>
              </table:table-cell>
              <table:table-cell office:value-type="float" office:value="2010996">
                <text:p>201099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216546">
                <text:p>2216546</text:p>
              </table:table-cell>
              <table:table-cell office:value-type="float" office:value="2216546">
                <text:p>2216546</text:p>
              </table:table-cell>
              <table:table-cell office:value-type="float" office:value="2216546">
                <text:p>2216546</text:p>
              </table:table-cell>
              <table:table-cell office:value-type="float" office:value="2216546">
                <text:p>2216546</text:p>
              </table:table-cell>
              <table:table-cell office:value-type="float" office:value="2216546">
                <text:p>2216546</text:p>
              </table:table-cell>
              <table:table-cell office:value-type="float" office:value="2216546">
                <text:p>2216546</text:p>
              </table:table-cell>
              <table:table-cell office:value-type="float" office:value="2216546">
                <text:p>221654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432096">
                <text:p>2432096</text:p>
              </table:table-cell>
              <table:table-cell office:value-type="float" office:value="2432096">
                <text:p>2432096</text:p>
              </table:table-cell>
              <table:table-cell office:value-type="float" office:value="2432096">
                <text:p>2432096</text:p>
              </table:table-cell>
              <table:table-cell office:value-type="float" office:value="2432096">
                <text:p>2432096</text:p>
              </table:table-cell>
              <table:table-cell office:value-type="float" office:value="2432096">
                <text:p>2432096</text:p>
              </table:table-cell>
              <table:table-cell office:value-type="float" office:value="2432096">
                <text:p>2432096</text:p>
              </table:table-cell>
              <table:table-cell office:value-type="float" office:value="2432096">
                <text:p>243209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657646">
                <text:p>2657646</text:p>
              </table:table-cell>
              <table:table-cell office:value-type="float" office:value="2657646">
                <text:p>2657646</text:p>
              </table:table-cell>
              <table:table-cell office:value-type="float" office:value="2657646">
                <text:p>2657646</text:p>
              </table:table-cell>
              <table:table-cell office:value-type="float" office:value="2657646">
                <text:p>2657646</text:p>
              </table:table-cell>
              <table:table-cell office:value-type="float" office:value="2657646">
                <text:p>2657646</text:p>
              </table:table-cell>
              <table:table-cell office:value-type="float" office:value="2657646">
                <text:p>2657646</text:p>
              </table:table-cell>
              <table:table-cell office:value-type="float" office:value="2657646">
                <text:p>265764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893196">
                <text:p>2893196</text:p>
              </table:table-cell>
              <table:table-cell office:value-type="float" office:value="2893196">
                <text:p>2893196</text:p>
              </table:table-cell>
              <table:table-cell office:value-type="float" office:value="2893196">
                <text:p>2893196</text:p>
              </table:table-cell>
              <table:table-cell office:value-type="float" office:value="2893196">
                <text:p>2893196</text:p>
              </table:table-cell>
              <table:table-cell office:value-type="float" office:value="2893196">
                <text:p>2893196</text:p>
              </table:table-cell>
              <table:table-cell office:value-type="float" office:value="2893196">
                <text:p>2893196</text:p>
              </table:table-cell>
              <table:table-cell office:value-type="float" office:value="2893196">
                <text:p>289319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138746">
                <text:p>3138746</text:p>
              </table:table-cell>
              <table:table-cell office:value-type="float" office:value="3138746">
                <text:p>3138746</text:p>
              </table:table-cell>
              <table:table-cell office:value-type="float" office:value="3138746">
                <text:p>3138746</text:p>
              </table:table-cell>
              <table:table-cell office:value-type="float" office:value="3138746">
                <text:p>3138746</text:p>
              </table:table-cell>
              <table:table-cell office:value-type="float" office:value="3138746">
                <text:p>3138746</text:p>
              </table:table-cell>
              <table:table-cell office:value-type="float" office:value="3138746">
                <text:p>3138746</text:p>
              </table:table-cell>
              <table:table-cell office:value-type="float" office:value="3138746">
                <text:p>313874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394296">
                <text:p>3394296</text:p>
              </table:table-cell>
              <table:table-cell office:value-type="float" office:value="3394296">
                <text:p>3394296</text:p>
              </table:table-cell>
              <table:table-cell office:value-type="float" office:value="3394296">
                <text:p>3394296</text:p>
              </table:table-cell>
              <table:table-cell office:value-type="float" office:value="3394296">
                <text:p>3394296</text:p>
              </table:table-cell>
              <table:table-cell office:value-type="float" office:value="3394296">
                <text:p>3394296</text:p>
              </table:table-cell>
              <table:table-cell office:value-type="float" office:value="3394296">
                <text:p>3394296</text:p>
              </table:table-cell>
              <table:table-cell office:value-type="float" office:value="3394296">
                <text:p>339429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3659846">
                <text:p>3659846</text:p>
              </table:table-cell>
              <table:table-cell office:value-type="float" office:value="3659846">
                <text:p>3659846</text:p>
              </table:table-cell>
              <table:table-cell office:value-type="float" office:value="3659846">
                <text:p>3659846</text:p>
              </table:table-cell>
              <table:table-cell office:value-type="float" office:value="3659846">
                <text:p>3659846</text:p>
              </table:table-cell>
              <table:table-cell office:value-type="float" office:value="3659846">
                <text:p>3659846</text:p>
              </table:table-cell>
              <table:table-cell office:value-type="float" office:value="3659846">
                <text:p>3659846</text:p>
              </table:table-cell>
              <table:table-cell office:value-type="float" office:value="3659846">
                <text:p>365984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935396">
                <text:p>3935396</text:p>
              </table:table-cell>
              <table:table-cell office:value-type="float" office:value="3935396">
                <text:p>3935396</text:p>
              </table:table-cell>
              <table:table-cell office:value-type="float" office:value="3935396">
                <text:p>3935396</text:p>
              </table:table-cell>
              <table:table-cell office:value-type="float" office:value="3935396">
                <text:p>3935396</text:p>
              </table:table-cell>
              <table:table-cell office:value-type="float" office:value="3935396">
                <text:p>3935396</text:p>
              </table:table-cell>
              <table:table-cell office:value-type="float" office:value="3935396">
                <text:p>3935396</text:p>
              </table:table-cell>
              <table:table-cell office:value-type="float" office:value="3935396">
                <text:p>393539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4220946">
                <text:p>4220946</text:p>
              </table:table-cell>
              <table:table-cell office:value-type="float" office:value="4220946">
                <text:p>4220946</text:p>
              </table:table-cell>
              <table:table-cell office:value-type="float" office:value="4220946">
                <text:p>4220946</text:p>
              </table:table-cell>
              <table:table-cell office:value-type="float" office:value="4220946">
                <text:p>4220946</text:p>
              </table:table-cell>
              <table:table-cell office:value-type="float" office:value="4220946">
                <text:p>4220946</text:p>
              </table:table-cell>
              <table:table-cell office:value-type="float" office:value="4220946">
                <text:p>4220946</text:p>
              </table:table-cell>
              <table:table-cell office:value-type="float" office:value="4220946">
                <text:p>422094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516496">
                <text:p>4516496</text:p>
              </table:table-cell>
              <table:table-cell office:value-type="float" office:value="4516496">
                <text:p>4516496</text:p>
              </table:table-cell>
              <table:table-cell office:value-type="float" office:value="4516496">
                <text:p>4516496</text:p>
              </table:table-cell>
              <table:table-cell office:value-type="float" office:value="4516496">
                <text:p>4516496</text:p>
              </table:table-cell>
              <table:table-cell office:value-type="float" office:value="4516496">
                <text:p>4516496</text:p>
              </table:table-cell>
              <table:table-cell office:value-type="float" office:value="4516496">
                <text:p>4516496</text:p>
              </table:table-cell>
              <table:table-cell office:value-type="float" office:value="4516496">
                <text:p>451649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4822046">
                <text:p>4822046</text:p>
              </table:table-cell>
              <table:table-cell office:value-type="float" office:value="4822046">
                <text:p>4822046</text:p>
              </table:table-cell>
              <table:table-cell office:value-type="float" office:value="4822046">
                <text:p>4822046</text:p>
              </table:table-cell>
              <table:table-cell office:value-type="float" office:value="4822046">
                <text:p>4822046</text:p>
              </table:table-cell>
              <table:table-cell office:value-type="float" office:value="4822046">
                <text:p>4822046</text:p>
              </table:table-cell>
              <table:table-cell office:value-type="float" office:value="4822046">
                <text:p>4822046</text:p>
              </table:table-cell>
              <table:table-cell office:value-type="float" office:value="4822046">
                <text:p>482204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137596">
                <text:p>5137596</text:p>
              </table:table-cell>
              <table:table-cell office:value-type="float" office:value="5137596">
                <text:p>5137596</text:p>
              </table:table-cell>
              <table:table-cell office:value-type="float" office:value="5137596">
                <text:p>5137596</text:p>
              </table:table-cell>
              <table:table-cell office:value-type="float" office:value="5137596">
                <text:p>5137596</text:p>
              </table:table-cell>
              <table:table-cell office:value-type="float" office:value="5137596">
                <text:p>5137596</text:p>
              </table:table-cell>
              <table:table-cell office:value-type="float" office:value="5137596">
                <text:p>5137596</text:p>
              </table:table-cell>
              <table:table-cell office:value-type="float" office:value="5137596">
                <text:p>513759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5463146">
                <text:p>5463146</text:p>
              </table:table-cell>
              <table:table-cell office:value-type="float" office:value="5463146">
                <text:p>5463146</text:p>
              </table:table-cell>
              <table:table-cell office:value-type="float" office:value="5463146">
                <text:p>5463146</text:p>
              </table:table-cell>
              <table:table-cell office:value-type="float" office:value="5463146">
                <text:p>5463146</text:p>
              </table:table-cell>
              <table:table-cell office:value-type="float" office:value="5463146">
                <text:p>5463146</text:p>
              </table:table-cell>
              <table:table-cell office:value-type="float" office:value="5463146">
                <text:p>5463146</text:p>
              </table:table-cell>
              <table:table-cell office:value-type="float" office:value="5463146">
                <text:p>546314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798696">
                <text:p>5798696</text:p>
              </table:table-cell>
              <table:table-cell office:value-type="float" office:value="5798696">
                <text:p>5798696</text:p>
              </table:table-cell>
              <table:table-cell office:value-type="float" office:value="5798696">
                <text:p>5798696</text:p>
              </table:table-cell>
              <table:table-cell office:value-type="float" office:value="5798696">
                <text:p>5798696</text:p>
              </table:table-cell>
              <table:table-cell office:value-type="float" office:value="5798696">
                <text:p>5798696</text:p>
              </table:table-cell>
              <table:table-cell office:value-type="float" office:value="5798696">
                <text:p>5798696</text:p>
              </table:table-cell>
              <table:table-cell office:value-type="float" office:value="5798696">
                <text:p>579869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6144246">
                <text:p>6144246</text:p>
              </table:table-cell>
              <table:table-cell office:value-type="float" office:value="6144246">
                <text:p>6144246</text:p>
              </table:table-cell>
              <table:table-cell office:value-type="float" office:value="6144246">
                <text:p>6144246</text:p>
              </table:table-cell>
              <table:table-cell office:value-type="float" office:value="6144246">
                <text:p>6144246</text:p>
              </table:table-cell>
              <table:table-cell office:value-type="float" office:value="6144246">
                <text:p>6144246</text:p>
              </table:table-cell>
              <table:table-cell office:value-type="float" office:value="6144246">
                <text:p>6144246</text:p>
              </table:table-cell>
              <table:table-cell office:value-type="float" office:value="6144246">
                <text:p>614424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6499796">
                <text:p>6499796</text:p>
              </table:table-cell>
              <table:table-cell office:value-type="float" office:value="6499796">
                <text:p>6499796</text:p>
              </table:table-cell>
              <table:table-cell office:value-type="float" office:value="6499796">
                <text:p>6499796</text:p>
              </table:table-cell>
              <table:table-cell office:value-type="float" office:value="6499796">
                <text:p>6499796</text:p>
              </table:table-cell>
              <table:table-cell office:value-type="float" office:value="6499796">
                <text:p>6499796</text:p>
              </table:table-cell>
              <table:table-cell office:value-type="float" office:value="6499796">
                <text:p>6499796</text:p>
              </table:table-cell>
              <table:table-cell office:value-type="float" office:value="6499796">
                <text:p>6499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57cm" svg:y="0.316cm" chart:style-name="ch2">
          <text:p>Method Six Count</text:p>
        </chart:title>
        <chart:legend chart:legend-position="end" svg:x="11.507cm" svg:y="2.707cm" style:legend-expansion="high" chart:style-name="ch3"/>
        <chart:plot-area chart:style-name="ch4" chart:data-source-has-labels="both" svg:x="1.331cm" svg:y="1.275cm" svg:width="9.856cm" svg:height="6.564cm">
          <chartooo:coordinate-region svg:x="2.694cm" svg:y="1.474cm" svg:width="8.493cm" svg:height="5.718cm"/>
          <chart:axis chart:dimension="x" chart:name="primary-x" chart:style-name="ch5" chartooo:axis-type="auto">
            <chartooo:date-scale/>
            <chart:title svg:x="5.884cm" svg:y="8.019cm" chart:style-name="ch6">
              <text:p>Size</text:p>
            </chart:title>
            <chart:categories table:cell-range-address="local-table.$A$2:.$A$37"/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Count</text:p>
            </chart:title>
            <chart:grid chart:style-name="ch7" chart:class="major"/>
          </chart:axis>
          <chart:series chart:style-name="ch10" chart:values-cell-range-address="local-table.$B$2:.$B$37" chart:label-cell-address="local-table.$B$1" chart:class="chart:line">
            <chart:data-point chart:repeated="36"/>
          </chart:series>
          <chart:series chart:style-name="ch11" chart:values-cell-range-address="local-table.$C$2:.$C$37" chart:label-cell-address="local-table.$C$1" chart:class="chart:line">
            <chart:data-point chart:repeated="36"/>
          </chart:series>
          <chart:series chart:style-name="ch12" chart:values-cell-range-address="local-table.$D$2:.$D$37" chart:label-cell-address="local-table.$D$1" chart:class="chart:line">
            <chart:data-point chart:repeated="36"/>
          </chart:series>
          <chart:series chart:style-name="ch13" chart:values-cell-range-address="local-table.$E$2:.$E$37" chart:label-cell-address="local-table.$E$1" chart:class="chart:line">
            <chart:data-point chart:repeated="36"/>
          </chart:series>
          <chart:series chart:style-name="ch14" chart:values-cell-range-address="local-table.$F$2:.$F$37" chart:label-cell-address="local-table.$F$1" chart:class="chart:line">
            <chart:data-point chart:repeated="36"/>
          </chart:series>
          <chart:series chart:style-name="ch15" chart:values-cell-range-address="local-table.$G$2:.$G$37" chart:label-cell-address="local-table.$G$1" chart:class="chart:line">
            <chart:data-point chart:repeated="36"/>
          </chart:series>
          <chart:series chart:style-name="ch16" chart:values-cell-range-address="local-table.$H$2:.$H$37" chart:label-cell-address="local-table.$H$1" chart:class="chart:line">
            <chart:data-point chart:repeated="3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</table:table-cell>
              <table:table-cell office:value-type="string">
                <text:p>Ordered</text:p>
              </table:table-cell>
              <table:table-cell office:value-type="string">
                <text:p>Reverse</text:p>
              </table:table-cell>
              <table:table-cell office:value-type="string">
                <text:p>Same</text:p>
              </table:table-cell>
              <table:table-cell office:value-type="string">
                <text:p>Same except middle</text:p>
              </table:table-cell>
              <table:table-cell office:value-type="string">
                <text:p>Same except end</text:p>
              </table:table-cell>
              <table:table-cell office:value-type="string">
                <text:p>Same Except Star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2571">
                <text:p>2571</text:p>
              </table:table-cell>
              <table:table-cell office:value-type="float" office:value="1092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1124">
                <text:p>1124</text:p>
              </table:table-cell>
              <table:table-cell office:value-type="float" office:value="1114">
                <text:p>111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483">
                <text:p>6483</text:p>
              </table:table-cell>
              <table:table-cell office:value-type="float" office:value="2592">
                <text:p>2592</text:p>
              </table:table-cell>
              <table:table-cell office:value-type="float" office:value="2592">
                <text:p>2592</text:p>
              </table:table-cell>
              <table:table-cell office:value-type="float" office:value="2592">
                <text:p>2592</text:p>
              </table:table-cell>
              <table:table-cell office:value-type="float" office:value="2624">
                <text:p>2624</text:p>
              </table:table-cell>
              <table:table-cell office:value-type="float" office:value="2617">
                <text:p>2617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384">
                <text:p>10384</text:p>
              </table:table-cell>
              <table:table-cell office:value-type="float" office:value="3890">
                <text:p>3890</text:p>
              </table:table-cell>
              <table:table-cell office:value-type="float" office:value="3890">
                <text:p>3890</text:p>
              </table:table-cell>
              <table:table-cell office:value-type="float" office:value="3890">
                <text:p>3890</text:p>
              </table:table-cell>
              <table:table-cell office:value-type="float" office:value="3927">
                <text:p>3927</text:p>
              </table:table-cell>
              <table:table-cell office:value-type="float" office:value="3915">
                <text:p>3915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4900">
                <text:p>14900</text:p>
              </table:table-cell>
              <table:table-cell office:value-type="float" office:value="5986">
                <text:p>5986</text:p>
              </table:table-cell>
              <table:table-cell office:value-type="float" office:value="5986">
                <text:p>5986</text:p>
              </table:table-cell>
              <table:table-cell office:value-type="float" office:value="5986">
                <text:p>5986</text:p>
              </table:table-cell>
              <table:table-cell office:value-type="float" office:value="6027">
                <text:p>6027</text:p>
              </table:table-cell>
              <table:table-cell office:value-type="float" office:value="6015">
                <text:p>6015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293">
                <text:p>19293</text:p>
              </table:table-cell>
              <table:table-cell office:value-type="float" office:value="7490">
                <text:p>7490</text:p>
              </table:table-cell>
              <table:table-cell office:value-type="float" office:value="7490">
                <text:p>7490</text:p>
              </table:table-cell>
              <table:table-cell office:value-type="float" office:value="7490">
                <text:p>7490</text:p>
              </table:table-cell>
              <table:table-cell office:value-type="float" office:value="7529">
                <text:p>7529</text:p>
              </table:table-cell>
              <table:table-cell office:value-type="float" office:value="7522">
                <text:p>7522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4199">
                <text:p>24199</text:p>
              </table:table-cell>
              <table:table-cell office:value-type="float" office:value="8988">
                <text:p>8988</text:p>
              </table:table-cell>
              <table:table-cell office:value-type="float" office:value="8988">
                <text:p>8988</text:p>
              </table:table-cell>
              <table:table-cell office:value-type="float" office:value="8988">
                <text:p>8988</text:p>
              </table:table-cell>
              <table:table-cell office:value-type="float" office:value="9037">
                <text:p>9037</text:p>
              </table:table-cell>
              <table:table-cell office:value-type="float" office:value="9024">
                <text:p>9024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9242">
                <text:p>29242</text:p>
              </table:table-cell>
              <table:table-cell office:value-type="float" office:value="10486">
                <text:p>10486</text:p>
              </table:table-cell>
              <table:table-cell office:value-type="float" office:value="10486">
                <text:p>10486</text:p>
              </table:table-cell>
              <table:table-cell office:value-type="float" office:value="10486">
                <text:p>10486</text:p>
              </table:table-cell>
              <table:table-cell office:value-type="float" office:value="10535">
                <text:p>10535</text:p>
              </table:table-cell>
              <table:table-cell office:value-type="float" office:value="10522">
                <text:p>10522</text:p>
              </table:table-cell>
              <table:table-cell office:value-type="float" office:value="10486">
                <text:p>104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3725">
                <text:p>33725</text:p>
              </table:table-cell>
              <table:table-cell office:value-type="float" office:value="11988">
                <text:p>11988</text:p>
              </table:table-cell>
              <table:table-cell office:value-type="float" office:value="11988">
                <text:p>11988</text:p>
              </table:table-cell>
              <table:table-cell office:value-type="float" office:value="11988">
                <text:p>11988</text:p>
              </table:table-cell>
              <table:table-cell office:value-type="float" office:value="12031">
                <text:p>12031</text:p>
              </table:table-cell>
              <table:table-cell office:value-type="float" office:value="12020">
                <text:p>12020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8350">
                <text:p>38350</text:p>
              </table:table-cell>
              <table:table-cell office:value-type="float" office:value="13488">
                <text:p>13488</text:p>
              </table:table-cell>
              <table:table-cell office:value-type="float" office:value="13488">
                <text:p>13488</text:p>
              </table:table-cell>
              <table:table-cell office:value-type="float" office:value="13488">
                <text:p>13488</text:p>
              </table:table-cell>
              <table:table-cell office:value-type="float" office:value="13529">
                <text:p>13529</text:p>
              </table:table-cell>
              <table:table-cell office:value-type="float" office:value="13524">
                <text:p>13524</text:p>
              </table:table-cell>
              <table:table-cell office:value-type="float" office:value="13488">
                <text:p>134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2244">
                <text:p>42244</text:p>
              </table:table-cell>
              <table:table-cell office:value-type="float" office:value="14990">
                <text:p>14990</text:p>
              </table:table-cell>
              <table:table-cell office:value-type="float" office:value="14990">
                <text:p>14990</text:p>
              </table:table-cell>
              <table:table-cell office:value-type="float" office:value="14990">
                <text:p>14990</text:p>
              </table:table-cell>
              <table:table-cell office:value-type="float" office:value="15036">
                <text:p>15036</text:p>
              </table:table-cell>
              <table:table-cell office:value-type="float" office:value="15022">
                <text:p>15022</text:p>
              </table:table-cell>
              <table:table-cell office:value-type="float" office:value="14990">
                <text:p>1499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4610">
                <text:p>54610</text:p>
              </table:table-cell>
              <table:table-cell office:value-type="float" office:value="18682">
                <text:p>18682</text:p>
              </table:table-cell>
              <table:table-cell office:value-type="float" office:value="18682">
                <text:p>18682</text:p>
              </table:table-cell>
              <table:table-cell office:value-type="float" office:value="18682">
                <text:p>18682</text:p>
              </table:table-cell>
              <table:table-cell office:value-type="float" office:value="18728">
                <text:p>18728</text:p>
              </table:table-cell>
              <table:table-cell office:value-type="float" office:value="18718">
                <text:p>18718</text:p>
              </table:table-cell>
              <table:table-cell office:value-type="float" office:value="18682">
                <text:p>186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6543">
                <text:p>56543</text:p>
              </table:table-cell>
              <table:table-cell office:value-type="float" office:value="20384">
                <text:p>20384</text:p>
              </table:table-cell>
              <table:table-cell office:value-type="float" office:value="20384">
                <text:p>20384</text:p>
              </table:table-cell>
              <table:table-cell office:value-type="float" office:value="20384">
                <text:p>20384</text:p>
              </table:table-cell>
              <table:table-cell office:value-type="float" office:value="20429">
                <text:p>20429</text:p>
              </table:table-cell>
              <table:table-cell office:value-type="float" office:value="20420">
                <text:p>20420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0553">
                <text:p>60553</text:p>
              </table:table-cell>
              <table:table-cell office:value-type="float" office:value="22086">
                <text:p>22086</text:p>
              </table:table-cell>
              <table:table-cell office:value-type="float" office:value="22086">
                <text:p>22086</text:p>
              </table:table-cell>
              <table:table-cell office:value-type="float" office:value="22086">
                <text:p>22086</text:p>
              </table:table-cell>
              <table:table-cell office:value-type="float" office:value="22136">
                <text:p>22136</text:p>
              </table:table-cell>
              <table:table-cell office:value-type="float" office:value="22122">
                <text:p>22122</text:p>
              </table:table-cell>
              <table:table-cell office:value-type="float" office:value="22086">
                <text:p>2208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6885">
                <text:p>66885</text:p>
              </table:table-cell>
              <table:table-cell office:value-type="float" office:value="23786">
                <text:p>23786</text:p>
              </table:table-cell>
              <table:table-cell office:value-type="float" office:value="23786">
                <text:p>23786</text:p>
              </table:table-cell>
              <table:table-cell office:value-type="float" office:value="23786">
                <text:p>23786</text:p>
              </table:table-cell>
              <table:table-cell office:value-type="float" office:value="23841">
                <text:p>23841</text:p>
              </table:table-cell>
              <table:table-cell office:value-type="float" office:value="23826">
                <text:p>23826</text:p>
              </table:table-cell>
              <table:table-cell office:value-type="float" office:value="23786">
                <text:p>2378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2079">
                <text:p>72079</text:p>
              </table:table-cell>
              <table:table-cell office:value-type="float" office:value="25482">
                <text:p>25482</text:p>
              </table:table-cell>
              <table:table-cell office:value-type="float" office:value="25482">
                <text:p>25482</text:p>
              </table:table-cell>
              <table:table-cell office:value-type="float" office:value="25482">
                <text:p>25482</text:p>
              </table:table-cell>
              <table:table-cell office:value-type="float" office:value="25527">
                <text:p>25527</text:p>
              </table:table-cell>
              <table:table-cell office:value-type="float" office:value="25514">
                <text:p>25514</text:p>
              </table:table-cell>
              <table:table-cell office:value-type="float" office:value="25482">
                <text:p>2548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7232">
                <text:p>77232</text:p>
              </table:table-cell>
              <table:table-cell office:value-type="float" office:value="27184">
                <text:p>27184</text:p>
              </table:table-cell>
              <table:table-cell office:value-type="float" office:value="27184">
                <text:p>27184</text:p>
              </table:table-cell>
              <table:table-cell office:value-type="float" office:value="27184">
                <text:p>27184</text:p>
              </table:table-cell>
              <table:table-cell office:value-type="float" office:value="27239">
                <text:p>27239</text:p>
              </table:table-cell>
              <table:table-cell office:value-type="float" office:value="27220">
                <text:p>27220</text:p>
              </table:table-cell>
              <table:table-cell office:value-type="float" office:value="27184">
                <text:p>2718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4992">
                <text:p>84992</text:p>
              </table:table-cell>
              <table:table-cell office:value-type="float" office:value="28886">
                <text:p>28886</text:p>
              </table:table-cell>
              <table:table-cell office:value-type="float" office:value="28886">
                <text:p>28886</text:p>
              </table:table-cell>
              <table:table-cell office:value-type="float" office:value="28886">
                <text:p>28886</text:p>
              </table:table-cell>
              <table:table-cell office:value-type="float" office:value="28941">
                <text:p>28941</text:p>
              </table:table-cell>
              <table:table-cell office:value-type="float" office:value="28926">
                <text:p>28926</text:p>
              </table:table-cell>
              <table:table-cell office:value-type="float" office:value="28886">
                <text:p>2888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8439">
                <text:p>88439</text:p>
              </table:table-cell>
              <table:table-cell office:value-type="float" office:value="30586">
                <text:p>30586</text:p>
              </table:table-cell>
              <table:table-cell office:value-type="float" office:value="30586">
                <text:p>30586</text:p>
              </table:table-cell>
              <table:table-cell office:value-type="float" office:value="30586">
                <text:p>30586</text:p>
              </table:table-cell>
              <table:table-cell office:value-type="float" office:value="30641">
                <text:p>30641</text:p>
              </table:table-cell>
              <table:table-cell office:value-type="float" office:value="30626">
                <text:p>30626</text:p>
              </table:table-cell>
              <table:table-cell office:value-type="float" office:value="30586">
                <text:p>3058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5833">
                <text:p>95833</text:p>
              </table:table-cell>
              <table:table-cell office:value-type="float" office:value="32286">
                <text:p>32286</text:p>
              </table:table-cell>
              <table:table-cell office:value-type="float" office:value="32286">
                <text:p>32286</text:p>
              </table:table-cell>
              <table:table-cell office:value-type="float" office:value="32286">
                <text:p>32286</text:p>
              </table:table-cell>
              <table:table-cell office:value-type="float" office:value="32347">
                <text:p>32347</text:p>
              </table:table-cell>
              <table:table-cell office:value-type="float" office:value="32325">
                <text:p>32325</text:p>
              </table:table-cell>
              <table:table-cell office:value-type="float" office:value="32286">
                <text:p>3228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6814">
                <text:p>96814</text:p>
              </table:table-cell>
              <table:table-cell office:value-type="float" office:value="33986">
                <text:p>33986</text:p>
              </table:table-cell>
              <table:table-cell office:value-type="float" office:value="33986">
                <text:p>33986</text:p>
              </table:table-cell>
              <table:table-cell office:value-type="float" office:value="33986">
                <text:p>33986</text:p>
              </table:table-cell>
              <table:table-cell office:value-type="float" office:value="34047">
                <text:p>34047</text:p>
              </table:table-cell>
              <table:table-cell office:value-type="float" office:value="34025">
                <text:p>34025</text:p>
              </table:table-cell>
              <table:table-cell office:value-type="float" office:value="33986">
                <text:p>3398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03835">
                <text:p>103835</text:p>
              </table:table-cell>
              <table:table-cell office:value-type="float" office:value="35684">
                <text:p>35684</text:p>
              </table:table-cell>
              <table:table-cell office:value-type="float" office:value="35684">
                <text:p>35684</text:p>
              </table:table-cell>
              <table:table-cell office:value-type="float" office:value="35684">
                <text:p>35684</text:p>
              </table:table-cell>
              <table:table-cell office:value-type="float" office:value="35745">
                <text:p>35745</text:p>
              </table:table-cell>
              <table:table-cell office:value-type="float" office:value="35728">
                <text:p>35728</text:p>
              </table:table-cell>
              <table:table-cell office:value-type="float" office:value="35684">
                <text:p>3568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26757">
                <text:p>126757</text:p>
              </table:table-cell>
              <table:table-cell office:value-type="float" office:value="37388">
                <text:p>37388</text:p>
              </table:table-cell>
              <table:table-cell office:value-type="float" office:value="37388">
                <text:p>37388</text:p>
              </table:table-cell>
              <table:table-cell office:value-type="float" office:value="37388">
                <text:p>37388</text:p>
              </table:table-cell>
              <table:table-cell office:value-type="float" office:value="37441">
                <text:p>37441</text:p>
              </table:table-cell>
              <table:table-cell office:value-type="float" office:value="37427">
                <text:p>37427</text:p>
              </table:table-cell>
              <table:table-cell office:value-type="float" office:value="37388">
                <text:p>3738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20460">
                <text:p>120460</text:p>
              </table:table-cell>
              <table:table-cell office:value-type="float" office:value="39090">
                <text:p>39090</text:p>
              </table:table-cell>
              <table:table-cell office:value-type="float" office:value="39090">
                <text:p>39090</text:p>
              </table:table-cell>
              <table:table-cell office:value-type="float" office:value="39090">
                <text:p>39090</text:p>
              </table:table-cell>
              <table:table-cell office:value-type="float" office:value="39140">
                <text:p>39140</text:p>
              </table:table-cell>
              <table:table-cell office:value-type="float" office:value="39133">
                <text:p>39133</text:p>
              </table:table-cell>
              <table:table-cell office:value-type="float" office:value="39090">
                <text:p>3909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20436">
                <text:p>120436</text:p>
              </table:table-cell>
              <table:table-cell office:value-type="float" office:value="40784">
                <text:p>40784</text:p>
              </table:table-cell>
              <table:table-cell office:value-type="float" office:value="40784">
                <text:p>40784</text:p>
              </table:table-cell>
              <table:table-cell office:value-type="float" office:value="40784">
                <text:p>40784</text:p>
              </table:table-cell>
              <table:table-cell office:value-type="float" office:value="40842">
                <text:p>40842</text:p>
              </table:table-cell>
              <table:table-cell office:value-type="float" office:value="40823">
                <text:p>40823</text:p>
              </table:table-cell>
              <table:table-cell office:value-type="float" office:value="40784">
                <text:p>4078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8941">
                <text:p>128941</text:p>
              </table:table-cell>
              <table:table-cell office:value-type="float" office:value="42486">
                <text:p>42486</text:p>
              </table:table-cell>
              <table:table-cell office:value-type="float" office:value="42486">
                <text:p>42486</text:p>
              </table:table-cell>
              <table:table-cell office:value-type="float" office:value="42486">
                <text:p>42486</text:p>
              </table:table-cell>
              <table:table-cell office:value-type="float" office:value="42549">
                <text:p>42549</text:p>
              </table:table-cell>
              <table:table-cell office:value-type="float" office:value="42529">
                <text:p>42529</text:p>
              </table:table-cell>
              <table:table-cell office:value-type="float" office:value="42486">
                <text:p>4248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30713">
                <text:p>130713</text:p>
              </table:table-cell>
              <table:table-cell office:value-type="float" office:value="44186">
                <text:p>44186</text:p>
              </table:table-cell>
              <table:table-cell office:value-type="float" office:value="44186">
                <text:p>44186</text:p>
              </table:table-cell>
              <table:table-cell office:value-type="float" office:value="44186">
                <text:p>44186</text:p>
              </table:table-cell>
              <table:table-cell office:value-type="float" office:value="44239">
                <text:p>44239</text:p>
              </table:table-cell>
              <table:table-cell office:value-type="float" office:value="44225">
                <text:p>44225</text:p>
              </table:table-cell>
              <table:table-cell office:value-type="float" office:value="44186">
                <text:p>4418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42616">
                <text:p>142616</text:p>
              </table:table-cell>
              <table:table-cell office:value-type="float" office:value="45886">
                <text:p>45886</text:p>
              </table:table-cell>
              <table:table-cell office:value-type="float" office:value="45886">
                <text:p>45886</text:p>
              </table:table-cell>
              <table:table-cell office:value-type="float" office:value="45886">
                <text:p>45886</text:p>
              </table:table-cell>
              <table:table-cell office:value-type="float" office:value="45939">
                <text:p>45939</text:p>
              </table:table-cell>
              <table:table-cell office:value-type="float" office:value="45925">
                <text:p>45925</text:p>
              </table:table-cell>
              <table:table-cell office:value-type="float" office:value="45886">
                <text:p>4588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54960">
                <text:p>154960</text:p>
              </table:table-cell>
              <table:table-cell office:value-type="float" office:value="47584">
                <text:p>47584</text:p>
              </table:table-cell>
              <table:table-cell office:value-type="float" office:value="47584">
                <text:p>47584</text:p>
              </table:table-cell>
              <table:table-cell office:value-type="float" office:value="47584">
                <text:p>47584</text:p>
              </table:table-cell>
              <table:table-cell office:value-type="float" office:value="47647">
                <text:p>47647</text:p>
              </table:table-cell>
              <table:table-cell office:value-type="float" office:value="47627">
                <text:p>47627</text:p>
              </table:table-cell>
              <table:table-cell office:value-type="float" office:value="47584">
                <text:p>4758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52425">
                <text:p>152425</text:p>
              </table:table-cell>
              <table:table-cell office:value-type="float" office:value="49288">
                <text:p>49288</text:p>
              </table:table-cell>
              <table:table-cell office:value-type="float" office:value="49288">
                <text:p>49288</text:p>
              </table:table-cell>
              <table:table-cell office:value-type="float" office:value="49288">
                <text:p>49288</text:p>
              </table:table-cell>
              <table:table-cell office:value-type="float" office:value="49338">
                <text:p>49338</text:p>
              </table:table-cell>
              <table:table-cell office:value-type="float" office:value="49331">
                <text:p>49331</text:p>
              </table:table-cell>
              <table:table-cell office:value-type="float" office:value="49288">
                <text:p>492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6484">
                <text:p>156484</text:p>
              </table:table-cell>
              <table:table-cell office:value-type="float" office:value="50988">
                <text:p>50988</text:p>
              </table:table-cell>
              <table:table-cell office:value-type="float" office:value="50988">
                <text:p>50988</text:p>
              </table:table-cell>
              <table:table-cell office:value-type="float" office:value="50988">
                <text:p>50988</text:p>
              </table:table-cell>
              <table:table-cell office:value-type="float" office:value="51038">
                <text:p>51038</text:p>
              </table:table-cell>
              <table:table-cell office:value-type="float" office:value="51031">
                <text:p>51031</text:p>
              </table:table-cell>
              <table:table-cell office:value-type="float" office:value="50988">
                <text:p>5098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58337">
                <text:p>158337</text:p>
              </table:table-cell>
              <table:table-cell office:value-type="float" office:value="52688">
                <text:p>52688</text:p>
              </table:table-cell>
              <table:table-cell office:value-type="float" office:value="52688">
                <text:p>52688</text:p>
              </table:table-cell>
              <table:table-cell office:value-type="float" office:value="52688">
                <text:p>52688</text:p>
              </table:table-cell>
              <table:table-cell office:value-type="float" office:value="52738">
                <text:p>52738</text:p>
              </table:table-cell>
              <table:table-cell office:value-type="float" office:value="52731">
                <text:p>52731</text:p>
              </table:table-cell>
              <table:table-cell office:value-type="float" office:value="52688">
                <text:p>5268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70802">
                <text:p>170802</text:p>
              </table:table-cell>
              <table:table-cell office:value-type="float" office:value="54392">
                <text:p>54392</text:p>
              </table:table-cell>
              <table:table-cell office:value-type="float" office:value="54392">
                <text:p>54392</text:p>
              </table:table-cell>
              <table:table-cell office:value-type="float" office:value="54392">
                <text:p>54392</text:p>
              </table:table-cell>
              <table:table-cell office:value-type="float" office:value="54451">
                <text:p>54451</text:p>
              </table:table-cell>
              <table:table-cell office:value-type="float" office:value="54435">
                <text:p>54435</text:p>
              </table:table-cell>
              <table:table-cell office:value-type="float" office:value="54392">
                <text:p>5439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01998">
                <text:p>201998</text:p>
              </table:table-cell>
              <table:table-cell office:value-type="float" office:value="62678">
                <text:p>62678</text:p>
              </table:table-cell>
              <table:table-cell office:value-type="float" office:value="62678">
                <text:p>62678</text:p>
              </table:table-cell>
              <table:table-cell office:value-type="float" office:value="62678">
                <text:p>62678</text:p>
              </table:table-cell>
              <table:table-cell office:value-type="float" office:value="62730">
                <text:p>62730</text:p>
              </table:table-cell>
              <table:table-cell office:value-type="float" office:value="62717">
                <text:p>62717</text:p>
              </table:table-cell>
              <table:table-cell office:value-type="float" office:value="62678">
                <text:p>6267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99009">
                <text:p>199009</text:p>
              </table:table-cell>
              <table:table-cell office:value-type="float" office:value="64580">
                <text:p>64580</text:p>
              </table:table-cell>
              <table:table-cell office:value-type="float" office:value="64580">
                <text:p>64580</text:p>
              </table:table-cell>
              <table:table-cell office:value-type="float" office:value="64580">
                <text:p>64580</text:p>
              </table:table-cell>
              <table:table-cell office:value-type="float" office:value="64630">
                <text:p>64630</text:p>
              </table:table-cell>
              <table:table-cell office:value-type="float" office:value="64619">
                <text:p>64619</text:p>
              </table:table-cell>
              <table:table-cell office:value-type="float" office:value="64580">
                <text:p>6458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96060">
                <text:p>196060</text:p>
              </table:table-cell>
              <table:table-cell office:value-type="float" office:value="66482">
                <text:p>66482</text:p>
              </table:table-cell>
              <table:table-cell office:value-type="float" office:value="66482">
                <text:p>66482</text:p>
              </table:table-cell>
              <table:table-cell office:value-type="float" office:value="66482">
                <text:p>66482</text:p>
              </table:table-cell>
              <table:table-cell office:value-type="float" office:value="66537">
                <text:p>66537</text:p>
              </table:table-cell>
              <table:table-cell office:value-type="float" office:value="66525">
                <text:p>66525</text:p>
              </table:table-cell>
              <table:table-cell office:value-type="float" office:value="66482">
                <text:p>6648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99366">
                <text:p>199366</text:p>
              </table:table-cell>
              <table:table-cell office:value-type="float" office:value="68382">
                <text:p>68382</text:p>
              </table:table-cell>
              <table:table-cell office:value-type="float" office:value="68382">
                <text:p>68382</text:p>
              </table:table-cell>
              <table:table-cell office:value-type="float" office:value="68382">
                <text:p>68382</text:p>
              </table:table-cell>
              <table:table-cell office:value-type="float" office:value="68437">
                <text:p>68437</text:p>
              </table:table-cell>
              <table:table-cell office:value-type="float" office:value="68425">
                <text:p>68425</text:p>
              </table:table-cell>
              <table:table-cell office:value-type="float" office:value="68382">
                <text:p>683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1cm" svg:y="0.316cm" chart:style-name="ch2">
          <text:p>Method Two Time</text:p>
        </chart:title>
        <chart:legend chart:legend-position="end" svg:x="11.507cm" svg:y="2.707cm" style:legend-expansion="high" chart:style-name="ch3"/>
        <chart:plot-area chart:style-name="ch4" table:cell-range-address="Sheet1.A42:Sheet1.H78" chart:data-source-has-labels="both" svg:x="1.331cm" svg:y="1.275cm" svg:width="9.856cm" svg:height="6.564cm">
          <chartooo:coordinate-region svg:x="2.058cm" svg:y="1.275cm" svg:width="9.129cm" svg:height="5.31cm"/>
          <chart:axis chart:dimension="x" chart:name="primary-x" chart:style-name="ch5" chartooo:axis-type="auto">
            <chartooo:date-scale/>
            <chart:title svg:x="5.884cm" svg:y="8.019cm" chart:style-name="ch6">
              <text:p>Size</text:p>
            </chart:title>
            <chart:categories table:cell-range-address="Sheet1.A43:Sheet1.A78"/>
            <chart:grid chart:style-name="ch7" chart:class="major"/>
          </chart:axis>
          <chart:axis chart:dimension="y" chart:name="primary-y" chart:style-name="ch5">
            <chart:title svg:x="0.451cm" svg:y="4.958cm" chart:style-name="ch8">
              <text:p>Time</text:p>
            </chart:title>
            <chart:grid chart:style-name="ch7" chart:class="major"/>
          </chart:axis>
          <chart:series chart:style-name="ch9" chart:values-cell-range-address="Sheet1.B43:Sheet1.B78" chart:label-cell-address="Sheet1.B42:Sheet1.B42" chart:class="chart:line">
            <chart:data-point chart:repeated="36"/>
          </chart:series>
          <chart:series chart:style-name="ch10" chart:values-cell-range-address="Sheet1.C43:Sheet1.C78" chart:label-cell-address="Sheet1.C42:Sheet1.C42" chart:class="chart:line">
            <chart:data-point chart:repeated="36"/>
          </chart:series>
          <chart:series chart:style-name="ch11" chart:values-cell-range-address="Sheet1.D43:Sheet1.D78" chart:label-cell-address="Sheet1.D42:Sheet1.D42" chart:class="chart:line">
            <chart:data-point chart:repeated="36"/>
          </chart:series>
          <chart:series chart:style-name="ch12" chart:values-cell-range-address="Sheet1.E43:Sheet1.E78" chart:label-cell-address="Sheet1.E42:Sheet1.E42" chart:class="chart:line">
            <chart:data-point chart:repeated="36"/>
          </chart:series>
          <chart:series chart:style-name="ch13" chart:values-cell-range-address="Sheet1.F43:Sheet1.F78" chart:label-cell-address="Sheet1.F42:Sheet1.F42" chart:class="chart:line">
            <chart:data-point chart:repeated="36"/>
          </chart:series>
          <chart:series chart:style-name="ch14" chart:values-cell-range-address="Sheet1.G43:Sheet1.G78" chart:label-cell-address="Sheet1.G42:Sheet1.G42" chart:class="chart:line">
            <chart:data-point chart:repeated="36"/>
          </chart:series>
          <chart:series chart:style-name="ch15" chart:values-cell-range-address="Sheet1.H43:Sheet1.H78" chart:label-cell-address="Sheet1.H42:Sheet1.H42" chart:class="chart:line">
            <chart:data-point chart:repeated="3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B42:Sheet1.B42</svg:desc>
                </draw:g>
              </table:table-cell>
              <table:table-cell office:value-type="string">
                <text:p>Ordered</text:p>
                <draw:g>
                  <svg:desc>Sheet1.C42:Sheet1.C42</svg:desc>
                </draw:g>
              </table:table-cell>
              <table:table-cell office:value-type="string">
                <text:p>Reverse</text:p>
                <draw:g>
                  <svg:desc>Sheet1.D42:Sheet1.D42</svg:desc>
                </draw:g>
              </table:table-cell>
              <table:table-cell office:value-type="string">
                <text:p>Same</text:p>
                <draw:g>
                  <svg:desc>Sheet1.E42:Sheet1.E42</svg:desc>
                </draw:g>
              </table:table-cell>
              <table:table-cell office:value-type="string">
                <text:p>Same except middle</text:p>
                <draw:g>
                  <svg:desc>Sheet1.F42:Sheet1.F42</svg:desc>
                </draw:g>
              </table:table-cell>
              <table:table-cell office:value-type="string">
                <text:p>Same except end</text:p>
                <draw:g>
                  <svg:desc>Sheet1.G42:Sheet1.G42</svg:desc>
                </draw:g>
              </table:table-cell>
              <table:table-cell office:value-type="string">
                <text:p>Same except start</text:p>
                <draw:g>
                  <svg:desc>Sheet1.H42:Sheet1.H4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43:Sheet1.A78</svg:desc>
                </draw:g>
              </table:table-cell>
              <table:table-cell office:value-type="float" office:value="0">
                <text:p>0</text:p>
                <draw:g>
                  <svg:desc>Sheet1.B43:Sheet1.B78</svg:desc>
                </draw:g>
              </table:table-cell>
              <table:table-cell office:value-type="float" office:value="0">
                <text:p>0</text:p>
                <draw:g>
                  <svg:desc>Sheet1.C43:Sheet1.C78</svg:desc>
                </draw:g>
              </table:table-cell>
              <table:table-cell office:value-type="float" office:value="0">
                <text:p>0</text:p>
                <draw:g>
                  <svg:desc>Sheet1.D43:Sheet1.D78</svg:desc>
                </draw:g>
              </table:table-cell>
              <table:table-cell office:value-type="float" office:value="0">
                <text:p>0</text:p>
                <draw:g>
                  <svg:desc>Sheet1.E43:Sheet1.E78</svg:desc>
                </draw:g>
              </table:table-cell>
              <table:table-cell office:value-type="float" office:value="0">
                <text:p>0</text:p>
                <draw:g>
                  <svg:desc>Sheet1.F43:Sheet1.F78</svg:desc>
                </draw:g>
              </table:table-cell>
              <table:table-cell office:value-type="float" office:value="0">
                <text:p>0</text:p>
                <draw:g>
                  <svg:desc>Sheet1.G43:Sheet1.G78</svg:desc>
                </draw:g>
              </table:table-cell>
              <table:table-cell office:value-type="float" office:value="0">
                <text:p>0</text:p>
                <draw:g>
                  <svg:desc>Sheet1.H43:Sheet1.H7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Method Two Count</text:p>
        </chart:title>
        <chart:legend chart:legend-position="end" svg:x="11.507cm" svg:y="2.707cm" style:legend-expansion="high" chart:style-name="ch3"/>
        <chart:plot-area chart:style-name="ch4" table:cell-range-address="Sheet1.J42:Sheet1.Q78" chart:data-source-has-labels="both" svg:x="-0.081cm" svg:y="1.097cm" svg:width="9.853cm" svg:height="6.562cm">
          <chartooo:coordinate-region svg:x="1.281cm" svg:y="1.297cm" svg:width="8.491cm" svg:height="5.308cm"/>
          <chart:axis chart:dimension="x" chart:name="primary-x" chart:style-name="ch5" chartooo:axis-type="auto">
            <chartooo:date-scale/>
            <chart:title svg:x="4.47cm" svg:y="7.839cm" chart:style-name="ch6">
              <text:p>Size</text:p>
            </chart:title>
            <chart:categories table:cell-range-address="Sheet1.J43:Sheet1.J78"/>
            <chart:grid chart:style-name="ch7" chart:class="major"/>
          </chart:axis>
          <chart:axis chart:dimension="y" chart:name="primary-y" chart:style-name="ch5">
            <chart:title svg:x="0cm" svg:y="4.872cm" chart:style-name="ch8">
              <text:p>Count</text:p>
            </chart:title>
            <chart:grid chart:style-name="ch7" chart:class="major"/>
          </chart:axis>
          <chart:series chart:style-name="ch9" chart:values-cell-range-address="Sheet1.K43:Sheet1.K78" chart:label-cell-address="Sheet1.K42:Sheet1.K42" chart:class="chart:line">
            <chart:data-point chart:repeated="36"/>
          </chart:series>
          <chart:series chart:style-name="ch10" chart:values-cell-range-address="Sheet1.L43:Sheet1.L78" chart:label-cell-address="Sheet1.L42:Sheet1.L42" chart:class="chart:line">
            <chart:data-point chart:repeated="36"/>
          </chart:series>
          <chart:series chart:style-name="ch11" chart:values-cell-range-address="Sheet1.M43:Sheet1.M78" chart:label-cell-address="Sheet1.M42:Sheet1.M42" chart:class="chart:line">
            <chart:data-point chart:repeated="36"/>
          </chart:series>
          <chart:series chart:style-name="ch12" chart:values-cell-range-address="Sheet1.N43:Sheet1.N78" chart:label-cell-address="Sheet1.N42:Sheet1.N42" chart:class="chart:line">
            <chart:data-point chart:repeated="36"/>
          </chart:series>
          <chart:series chart:style-name="ch13" chart:values-cell-range-address="Sheet1.O43:Sheet1.O78" chart:label-cell-address="Sheet1.O42:Sheet1.O42" chart:class="chart:line">
            <chart:data-point chart:repeated="36"/>
          </chart:series>
          <chart:series chart:style-name="ch14" chart:values-cell-range-address="Sheet1.P43:Sheet1.P78" chart:label-cell-address="Sheet1.P42:Sheet1.P42" chart:class="chart:line">
            <chart:data-point chart:repeated="36"/>
          </chart:series>
          <chart:series chart:style-name="ch15" chart:values-cell-range-address="Sheet1.Q43:Sheet1.Q78" chart:label-cell-address="Sheet1.Q42:Sheet1.Q42" chart:class="chart:line">
            <chart:data-point chart:repeated="3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K42:Sheet1.K42</svg:desc>
                </draw:g>
              </table:table-cell>
              <table:table-cell office:value-type="string">
                <text:p>Ordered</text:p>
                <draw:g>
                  <svg:desc>Sheet1.L42:Sheet1.L42</svg:desc>
                </draw:g>
              </table:table-cell>
              <table:table-cell office:value-type="string">
                <text:p>Reverse</text:p>
                <draw:g>
                  <svg:desc>Sheet1.M42:Sheet1.M42</svg:desc>
                </draw:g>
              </table:table-cell>
              <table:table-cell office:value-type="string">
                <text:p>Same</text:p>
                <draw:g>
                  <svg:desc>Sheet1.N42:Sheet1.N42</svg:desc>
                </draw:g>
              </table:table-cell>
              <table:table-cell office:value-type="string">
                <text:p>Same except middle</text:p>
                <draw:g>
                  <svg:desc>Sheet1.O42:Sheet1.O42</svg:desc>
                </draw:g>
              </table:table-cell>
              <table:table-cell office:value-type="string">
                <text:p>Same except end</text:p>
                <draw:g>
                  <svg:desc>Sheet1.P42:Sheet1.P42</svg:desc>
                </draw:g>
              </table:table-cell>
              <table:table-cell office:value-type="string">
                <text:p>Same Except Start</text:p>
                <draw:g>
                  <svg:desc>Sheet1.Q42:Sheet1.Q4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J43:Sheet1.J78</svg:desc>
                </draw:g>
              </table:table-cell>
              <table:table-cell office:value-type="float" office:value="3976">
                <text:p>3976</text:p>
                <draw:g>
                  <svg:desc>Sheet1.K43:Sheet1.K78</svg:desc>
                </draw:g>
              </table:table-cell>
              <table:table-cell office:value-type="float" office:value="3600">
                <text:p>3600</text:p>
                <draw:g>
                  <svg:desc>Sheet1.L43:Sheet1.L78</svg:desc>
                </draw:g>
              </table:table-cell>
              <table:table-cell office:value-type="float" office:value="3600">
                <text:p>3600</text:p>
                <draw:g>
                  <svg:desc>Sheet1.M43:Sheet1.M78</svg:desc>
                </draw:g>
              </table:table-cell>
              <table:table-cell office:value-type="float" office:value="3532">
                <text:p>3532</text:p>
                <draw:g>
                  <svg:desc>Sheet1.N43:Sheet1.N78</svg:desc>
                </draw:g>
              </table:table-cell>
              <table:table-cell office:value-type="float" office:value="3628">
                <text:p>3628</text:p>
                <draw:g>
                  <svg:desc>Sheet1.O43:Sheet1.O78</svg:desc>
                </draw:g>
              </table:table-cell>
              <table:table-cell office:value-type="float" office:value="3520">
                <text:p>3520</text:p>
                <draw:g>
                  <svg:desc>Sheet1.P43:Sheet1.P78</svg:desc>
                </draw:g>
              </table:table-cell>
              <table:table-cell office:value-type="float" office:value="3532">
                <text:p>3532</text:p>
                <draw:g>
                  <svg:desc>Sheet1.Q43:Sheet1.Q7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148">
                <text:p>9148</text:p>
              </table:table-cell>
              <table:table-cell office:value-type="float" office:value="8200">
                <text:p>8200</text:p>
              </table:table-cell>
              <table:table-cell office:value-type="float" office:value="8200">
                <text:p>8200</text:p>
              </table:table-cell>
              <table:table-cell office:value-type="float" office:value="8054">
                <text:p>8054</text:p>
              </table:table-cell>
              <table:table-cell office:value-type="float" office:value="8250">
                <text:p>8250</text:p>
              </table:table-cell>
              <table:table-cell office:value-type="float" office:value="8040">
                <text:p>8040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728">
                <text:p>14728</text:p>
              </table:table-cell>
              <table:table-cell office:value-type="float" office:value="13168">
                <text:p>13168</text:p>
              </table:table-cell>
              <table:table-cell office:value-type="float" office:value="13168">
                <text:p>13168</text:p>
              </table:table-cell>
              <table:table-cell office:value-type="float" office:value="12928">
                <text:p>12928</text:p>
              </table:table-cell>
              <table:table-cell office:value-type="float" office:value="13224">
                <text:p>13224</text:p>
              </table:table-cell>
              <table:table-cell office:value-type="float" office:value="12912">
                <text:p>12912</text:p>
              </table:table-cell>
              <table:table-cell office:value-type="float" office:value="12928">
                <text:p>1292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684">
                <text:p>20684</text:p>
              </table:table-cell>
              <table:table-cell office:value-type="float" office:value="18400">
                <text:p>18400</text:p>
              </table:table-cell>
              <table:table-cell office:value-type="float" office:value="18400">
                <text:p>18400</text:p>
              </table:table-cell>
              <table:table-cell office:value-type="float" office:value="18096">
                <text:p>18096</text:p>
              </table:table-cell>
              <table:table-cell office:value-type="float" office:value="18492">
                <text:p>18492</text:p>
              </table:table-cell>
              <table:table-cell office:value-type="float" office:value="18080">
                <text:p>18080</text:p>
              </table:table-cell>
              <table:table-cell office:value-type="float" office:value="18096">
                <text:p>180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6680">
                <text:p>26680</text:p>
              </table:table-cell>
              <table:table-cell office:value-type="float" office:value="23496">
                <text:p>23496</text:p>
              </table:table-cell>
              <table:table-cell office:value-type="float" office:value="23496">
                <text:p>23496</text:p>
              </table:table-cell>
              <table:table-cell office:value-type="float" office:value="23400">
                <text:p>23400</text:p>
              </table:table-cell>
              <table:table-cell office:value-type="float" office:value="23896">
                <text:p>23896</text:p>
              </table:table-cell>
              <table:table-cell office:value-type="float" office:value="23384">
                <text:p>23384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3056">
                <text:p>33056</text:p>
              </table:table-cell>
              <table:table-cell office:value-type="float" office:value="29336">
                <text:p>29336</text:p>
              </table:table-cell>
              <table:table-cell office:value-type="float" office:value="29336">
                <text:p>29336</text:p>
              </table:table-cell>
              <table:table-cell office:value-type="float" office:value="28842">
                <text:p>28842</text:p>
              </table:table-cell>
              <table:table-cell office:value-type="float" office:value="29438">
                <text:p>29438</text:p>
              </table:table-cell>
              <table:table-cell office:value-type="float" office:value="28824">
                <text:p>28824</text:p>
              </table:table-cell>
              <table:table-cell office:value-type="float" office:value="28842">
                <text:p>2884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9576">
                <text:p>39576</text:p>
              </table:table-cell>
              <table:table-cell office:value-type="float" office:value="35112">
                <text:p>35112</text:p>
              </table:table-cell>
              <table:table-cell office:value-type="float" office:value="35112">
                <text:p>35112</text:p>
              </table:table-cell>
              <table:table-cell office:value-type="float" office:value="34466">
                <text:p>34466</text:p>
              </table:table-cell>
              <table:table-cell office:value-type="float" office:value="35162">
                <text:p>35162</text:p>
              </table:table-cell>
              <table:table-cell office:value-type="float" office:value="34448">
                <text:p>34448</text:p>
              </table:table-cell>
              <table:table-cell office:value-type="float" office:value="34466">
                <text:p>3446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6128">
                <text:p>46128</text:p>
              </table:table-cell>
              <table:table-cell office:value-type="float" office:value="40800">
                <text:p>40800</text:p>
              </table:table-cell>
              <table:table-cell office:value-type="float" office:value="40800">
                <text:p>40800</text:p>
              </table:table-cell>
              <table:table-cell office:value-type="float" office:value="40178">
                <text:p>40178</text:p>
              </table:table-cell>
              <table:table-cell office:value-type="float" office:value="40974">
                <text:p>40974</text:p>
              </table:table-cell>
              <table:table-cell office:value-type="float" office:value="40160">
                <text:p>40160</text:p>
              </table:table-cell>
              <table:table-cell office:value-type="float" office:value="40178">
                <text:p>4017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2734">
                <text:p>52734</text:p>
              </table:table-cell>
              <table:table-cell office:value-type="float" office:value="46448">
                <text:p>46448</text:p>
              </table:table-cell>
              <table:table-cell office:value-type="float" office:value="46448">
                <text:p>46448</text:p>
              </table:table-cell>
              <table:table-cell office:value-type="float" office:value="45930">
                <text:p>45930</text:p>
              </table:table-cell>
              <table:table-cell office:value-type="float" office:value="46826">
                <text:p>46826</text:p>
              </table:table-cell>
              <table:table-cell office:value-type="float" office:value="45912">
                <text:p>45912</text:p>
              </table:table-cell>
              <table:table-cell office:value-type="float" office:value="45930">
                <text:p>4593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9340">
                <text:p>59340</text:p>
              </table:table-cell>
              <table:table-cell office:value-type="float" office:value="51992">
                <text:p>51992</text:p>
              </table:table-cell>
              <table:table-cell office:value-type="float" office:value="51992">
                <text:p>51992</text:p>
              </table:table-cell>
              <table:table-cell office:value-type="float" office:value="51786">
                <text:p>51786</text:p>
              </table:table-cell>
              <table:table-cell office:value-type="float" office:value="52782">
                <text:p>52782</text:p>
              </table:table-cell>
              <table:table-cell office:value-type="float" office:value="51768">
                <text:p>51768</text:p>
              </table:table-cell>
              <table:table-cell office:value-type="float" office:value="51786">
                <text:p>5178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6284">
                <text:p>66284</text:p>
              </table:table-cell>
              <table:table-cell office:value-type="float" office:value="58272">
                <text:p>58272</text:p>
              </table:table-cell>
              <table:table-cell office:value-type="float" office:value="58272">
                <text:p>58272</text:p>
              </table:table-cell>
              <table:table-cell office:value-type="float" office:value="57668">
                <text:p>57668</text:p>
              </table:table-cell>
              <table:table-cell office:value-type="float" office:value="58764">
                <text:p>58764</text:p>
              </table:table-cell>
              <table:table-cell office:value-type="float" office:value="57648">
                <text:p>57648</text:p>
              </table:table-cell>
              <table:table-cell office:value-type="float" office:value="57668">
                <text:p>5766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3336">
                <text:p>73336</text:p>
              </table:table-cell>
              <table:table-cell office:value-type="float" office:value="64672">
                <text:p>64672</text:p>
              </table:table-cell>
              <table:table-cell office:value-type="float" office:value="64672">
                <text:p>64672</text:p>
              </table:table-cell>
              <table:table-cell office:value-type="float" office:value="63668">
                <text:p>63668</text:p>
              </table:table-cell>
              <table:table-cell office:value-type="float" office:value="64864">
                <text:p>64864</text:p>
              </table:table-cell>
              <table:table-cell office:value-type="float" office:value="63648">
                <text:p>63648</text:p>
              </table:table-cell>
              <table:table-cell office:value-type="float" office:value="63668">
                <text:p>6366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0488">
                <text:p>80488</text:p>
              </table:table-cell>
              <table:table-cell office:value-type="float" office:value="70952">
                <text:p>70952</text:p>
              </table:table-cell>
              <table:table-cell office:value-type="float" office:value="70952">
                <text:p>70952</text:p>
              </table:table-cell>
              <table:table-cell office:value-type="float" office:value="69788">
                <text:p>69788</text:p>
              </table:table-cell>
              <table:table-cell office:value-type="float" office:value="71084">
                <text:p>71084</text:p>
              </table:table-cell>
              <table:table-cell office:value-type="float" office:value="69768">
                <text:p>69768</text:p>
              </table:table-cell>
              <table:table-cell office:value-type="float" office:value="69788">
                <text:p>6978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87538">
                <text:p>87538</text:p>
              </table:table-cell>
              <table:table-cell office:value-type="float" office:value="77224">
                <text:p>77224</text:p>
              </table:table-cell>
              <table:table-cell office:value-type="float" office:value="77224">
                <text:p>77224</text:p>
              </table:table-cell>
              <table:table-cell office:value-type="float" office:value="75916">
                <text:p>75916</text:p>
              </table:table-cell>
              <table:table-cell office:value-type="float" office:value="77312">
                <text:p>77312</text:p>
              </table:table-cell>
              <table:table-cell office:value-type="float" office:value="75896">
                <text:p>75896</text:p>
              </table:table-cell>
              <table:table-cell office:value-type="float" office:value="75916">
                <text:p>7591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94654">
                <text:p>94654</text:p>
              </table:table-cell>
              <table:table-cell office:value-type="float" office:value="83384">
                <text:p>83384</text:p>
              </table:table-cell>
              <table:table-cell office:value-type="float" office:value="83384">
                <text:p>83384</text:p>
              </table:table-cell>
              <table:table-cell office:value-type="float" office:value="82156">
                <text:p>82156</text:p>
              </table:table-cell>
              <table:table-cell office:value-type="float" office:value="83652">
                <text:p>83652</text:p>
              </table:table-cell>
              <table:table-cell office:value-type="float" office:value="82136">
                <text:p>82136</text:p>
              </table:table-cell>
              <table:table-cell office:value-type="float" office:value="82156">
                <text:p>8215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1956">
                <text:p>101956</text:p>
              </table:table-cell>
              <table:table-cell office:value-type="float" office:value="89600">
                <text:p>89600</text:p>
              </table:table-cell>
              <table:table-cell office:value-type="float" office:value="89600">
                <text:p>89600</text:p>
              </table:table-cell>
              <table:table-cell office:value-type="float" office:value="88340">
                <text:p>88340</text:p>
              </table:table-cell>
              <table:table-cell office:value-type="float" office:value="89936">
                <text:p>89936</text:p>
              </table:table-cell>
              <table:table-cell office:value-type="float" office:value="88320">
                <text:p>88320</text:p>
              </table:table-cell>
              <table:table-cell office:value-type="float" office:value="88340">
                <text:p>8834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9020">
                <text:p>109020</text:p>
              </table:table-cell>
              <table:table-cell office:value-type="float" office:value="95840">
                <text:p>95840</text:p>
              </table:table-cell>
              <table:table-cell office:value-type="float" office:value="95840">
                <text:p>95840</text:p>
              </table:table-cell>
              <table:table-cell office:value-type="float" office:value="94500">
                <text:p>94500</text:p>
              </table:table-cell>
              <table:table-cell office:value-type="float" office:value="96196">
                <text:p>96196</text:p>
              </table:table-cell>
              <table:table-cell office:value-type="float" office:value="94480">
                <text:p>94480</text:p>
              </table:table-cell>
              <table:table-cell office:value-type="float" office:value="94500">
                <text:p>9450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16230">
                <text:p>116230</text:p>
              </table:table-cell>
              <table:table-cell office:value-type="float" office:value="101896">
                <text:p>101896</text:p>
              </table:table-cell>
              <table:table-cell office:value-type="float" office:value="101896">
                <text:p>101896</text:p>
              </table:table-cell>
              <table:table-cell office:value-type="float" office:value="100844">
                <text:p>100844</text:p>
              </table:table-cell>
              <table:table-cell office:value-type="float" office:value="102640">
                <text:p>102640</text:p>
              </table:table-cell>
              <table:table-cell office:value-type="float" office:value="100824">
                <text:p>100824</text:p>
              </table:table-cell>
              <table:table-cell office:value-type="float" office:value="100844">
                <text:p>10084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23454">
                <text:p>123454</text:p>
              </table:table-cell>
              <table:table-cell office:value-type="float" office:value="108024">
                <text:p>108024</text:p>
              </table:table-cell>
              <table:table-cell office:value-type="float" office:value="108024">
                <text:p>108024</text:p>
              </table:table-cell>
              <table:table-cell office:value-type="float" office:value="107116">
                <text:p>107116</text:p>
              </table:table-cell>
              <table:table-cell office:value-type="float" office:value="109012">
                <text:p>109012</text:p>
              </table:table-cell>
              <table:table-cell office:value-type="float" office:value="107096">
                <text:p>107096</text:p>
              </table:table-cell>
              <table:table-cell office:value-type="float" office:value="107116">
                <text:p>10711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0636">
                <text:p>130636</text:p>
              </table:table-cell>
              <table:table-cell office:value-type="float" office:value="113984">
                <text:p>113984</text:p>
              </table:table-cell>
              <table:table-cell office:value-type="float" office:value="113984">
                <text:p>113984</text:p>
              </table:table-cell>
              <table:table-cell office:value-type="float" office:value="113556">
                <text:p>113556</text:p>
              </table:table-cell>
              <table:table-cell office:value-type="float" office:value="115552">
                <text:p>115552</text:p>
              </table:table-cell>
              <table:table-cell office:value-type="float" office:value="113536">
                <text:p>113536</text:p>
              </table:table-cell>
              <table:table-cell office:value-type="float" office:value="113556">
                <text:p>11355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38066">
                <text:p>138066</text:p>
              </table:table-cell>
              <table:table-cell office:value-type="float" office:value="120512">
                <text:p>120512</text:p>
              </table:table-cell>
              <table:table-cell office:value-type="float" office:value="120512">
                <text:p>120512</text:p>
              </table:table-cell>
              <table:table-cell office:value-type="float" office:value="119950">
                <text:p>119950</text:p>
              </table:table-cell>
              <table:table-cell office:value-type="float" office:value="122046">
                <text:p>122046</text:p>
              </table:table-cell>
              <table:table-cell office:value-type="float" office:value="119928">
                <text:p>119928</text:p>
              </table:table-cell>
              <table:table-cell office:value-type="float" office:value="119950">
                <text:p>11995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45748">
                <text:p>145748</text:p>
              </table:table-cell>
              <table:table-cell office:value-type="float" office:value="127544">
                <text:p>127544</text:p>
              </table:table-cell>
              <table:table-cell office:value-type="float" office:value="127544">
                <text:p>127544</text:p>
              </table:table-cell>
              <table:table-cell office:value-type="float" office:value="126318">
                <text:p>126318</text:p>
              </table:table-cell>
              <table:table-cell office:value-type="float" office:value="128514">
                <text:p>128514</text:p>
              </table:table-cell>
              <table:table-cell office:value-type="float" office:value="126296">
                <text:p>126296</text:p>
              </table:table-cell>
              <table:table-cell office:value-type="float" office:value="126318">
                <text:p>12631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53430">
                <text:p>153430</text:p>
              </table:table-cell>
              <table:table-cell office:value-type="float" office:value="134400">
                <text:p>134400</text:p>
              </table:table-cell>
              <table:table-cell office:value-type="float" office:value="134400">
                <text:p>134400</text:p>
              </table:table-cell>
              <table:table-cell office:value-type="float" office:value="132862">
                <text:p>132862</text:p>
              </table:table-cell>
              <table:table-cell office:value-type="float" office:value="135158">
                <text:p>135158</text:p>
              </table:table-cell>
              <table:table-cell office:value-type="float" office:value="132840">
                <text:p>132840</text:p>
              </table:table-cell>
              <table:table-cell office:value-type="float" office:value="132862">
                <text:p>13286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61140">
                <text:p>161140</text:p>
              </table:table-cell>
              <table:table-cell office:value-type="float" office:value="141344">
                <text:p>141344</text:p>
              </table:table-cell>
              <table:table-cell office:value-type="float" office:value="141344">
                <text:p>141344</text:p>
              </table:table-cell>
              <table:table-cell office:value-type="float" office:value="139318">
                <text:p>139318</text:p>
              </table:table-cell>
              <table:table-cell office:value-type="float" office:value="141714">
                <text:p>141714</text:p>
              </table:table-cell>
              <table:table-cell office:value-type="float" office:value="139296">
                <text:p>139296</text:p>
              </table:table-cell>
              <table:table-cell office:value-type="float" office:value="139318">
                <text:p>13931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68950">
                <text:p>168950</text:p>
              </table:table-cell>
              <table:table-cell office:value-type="float" office:value="148120">
                <text:p>148120</text:p>
              </table:table-cell>
              <table:table-cell office:value-type="float" office:value="148120">
                <text:p>148120</text:p>
              </table:table-cell>
              <table:table-cell office:value-type="float" office:value="145942">
                <text:p>145942</text:p>
              </table:table-cell>
              <table:table-cell office:value-type="float" office:value="148438">
                <text:p>148438</text:p>
              </table:table-cell>
              <table:table-cell office:value-type="float" office:value="145920">
                <text:p>145920</text:p>
              </table:table-cell>
              <table:table-cell office:value-type="float" office:value="145942">
                <text:p>14594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76564">
                <text:p>176564</text:p>
              </table:table-cell>
              <table:table-cell office:value-type="float" office:value="154904">
                <text:p>154904</text:p>
              </table:table-cell>
              <table:table-cell office:value-type="float" office:value="154904">
                <text:p>154904</text:p>
              </table:table-cell>
              <table:table-cell office:value-type="float" office:value="152558">
                <text:p>152558</text:p>
              </table:table-cell>
              <table:table-cell office:value-type="float" office:value="155154">
                <text:p>155154</text:p>
              </table:table-cell>
              <table:table-cell office:value-type="float" office:value="152536">
                <text:p>152536</text:p>
              </table:table-cell>
              <table:table-cell office:value-type="float" office:value="152558">
                <text:p>15255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84250">
                <text:p>184250</text:p>
              </table:table-cell>
              <table:table-cell office:value-type="float" office:value="161744">
                <text:p>161744</text:p>
              </table:table-cell>
              <table:table-cell office:value-type="float" office:value="161744">
                <text:p>161744</text:p>
              </table:table-cell>
              <table:table-cell office:value-type="float" office:value="159118">
                <text:p>159118</text:p>
              </table:table-cell>
              <table:table-cell office:value-type="float" office:value="161814">
                <text:p>161814</text:p>
              </table:table-cell>
              <table:table-cell office:value-type="float" office:value="159096">
                <text:p>159096</text:p>
              </table:table-cell>
              <table:table-cell office:value-type="float" office:value="159118">
                <text:p>15911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91976">
                <text:p>191976</text:p>
              </table:table-cell>
              <table:table-cell office:value-type="float" office:value="168448">
                <text:p>168448</text:p>
              </table:table-cell>
              <table:table-cell office:value-type="float" office:value="168448">
                <text:p>168448</text:p>
              </table:table-cell>
              <table:table-cell office:value-type="float" office:value="165814">
                <text:p>165814</text:p>
              </table:table-cell>
              <table:table-cell office:value-type="float" office:value="168610">
                <text:p>168610</text:p>
              </table:table-cell>
              <table:table-cell office:value-type="float" office:value="165792">
                <text:p>165792</text:p>
              </table:table-cell>
              <table:table-cell office:value-type="float" office:value="165814">
                <text:p>16581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99668">
                <text:p>199668</text:p>
              </table:table-cell>
              <table:table-cell office:value-type="float" office:value="175184">
                <text:p>175184</text:p>
              </table:table-cell>
              <table:table-cell office:value-type="float" office:value="175184">
                <text:p>175184</text:p>
              </table:table-cell>
              <table:table-cell office:value-type="float" office:value="172478">
                <text:p>172478</text:p>
              </table:table-cell>
              <table:table-cell office:value-type="float" office:value="175374">
                <text:p>175374</text:p>
              </table:table-cell>
              <table:table-cell office:value-type="float" office:value="172456">
                <text:p>172456</text:p>
              </table:table-cell>
              <table:table-cell office:value-type="float" office:value="172478">
                <text:p>17247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07484">
                <text:p>207484</text:p>
              </table:table-cell>
              <table:table-cell office:value-type="float" office:value="181768">
                <text:p>181768</text:p>
              </table:table-cell>
              <table:table-cell office:value-type="float" office:value="181768">
                <text:p>181768</text:p>
              </table:table-cell>
              <table:table-cell office:value-type="float" office:value="179294">
                <text:p>179294</text:p>
              </table:table-cell>
              <table:table-cell office:value-type="float" office:value="182290">
                <text:p>182290</text:p>
              </table:table-cell>
              <table:table-cell office:value-type="float" office:value="179272">
                <text:p>179272</text:p>
              </table:table-cell>
              <table:table-cell office:value-type="float" office:value="179294">
                <text:p>17929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15094">
                <text:p>215094</text:p>
              </table:table-cell>
              <table:table-cell office:value-type="float" office:value="188368">
                <text:p>188368</text:p>
              </table:table-cell>
              <table:table-cell office:value-type="float" office:value="188368">
                <text:p>188368</text:p>
              </table:table-cell>
              <table:table-cell office:value-type="float" office:value="186094">
                <text:p>186094</text:p>
              </table:table-cell>
              <table:table-cell office:value-type="float" office:value="189190">
                <text:p>189190</text:p>
              </table:table-cell>
              <table:table-cell office:value-type="float" office:value="186072">
                <text:p>186072</text:p>
              </table:table-cell>
              <table:table-cell office:value-type="float" office:value="186094">
                <text:p>18609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22912">
                <text:p>222912</text:p>
              </table:table-cell>
              <table:table-cell office:value-type="float" office:value="195200">
                <text:p>195200</text:p>
              </table:table-cell>
              <table:table-cell office:value-type="float" office:value="195200">
                <text:p>195200</text:p>
              </table:table-cell>
              <table:table-cell office:value-type="float" office:value="192662">
                <text:p>192662</text:p>
              </table:table-cell>
              <table:table-cell office:value-type="float" office:value="195858">
                <text:p>195858</text:p>
              </table:table-cell>
              <table:table-cell office:value-type="float" office:value="192640">
                <text:p>192640</text:p>
              </table:table-cell>
              <table:table-cell office:value-type="float" office:value="192662">
                <text:p>19266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30724">
                <text:p>230724</text:p>
              </table:table-cell>
              <table:table-cell office:value-type="float" office:value="201968">
                <text:p>201968</text:p>
              </table:table-cell>
              <table:table-cell office:value-type="float" office:value="201968">
                <text:p>201968</text:p>
              </table:table-cell>
              <table:table-cell office:value-type="float" office:value="199294">
                <text:p>199294</text:p>
              </table:table-cell>
              <table:table-cell office:value-type="float" office:value="202590">
                <text:p>202590</text:p>
              </table:table-cell>
              <table:table-cell office:value-type="float" office:value="199272">
                <text:p>199272</text:p>
              </table:table-cell>
              <table:table-cell office:value-type="float" office:value="199294">
                <text:p>19929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38442">
                <text:p>238442</text:p>
              </table:table-cell>
              <table:table-cell office:value-type="float" office:value="208680">
                <text:p>208680</text:p>
              </table:table-cell>
              <table:table-cell office:value-type="float" office:value="208680">
                <text:p>208680</text:p>
              </table:table-cell>
              <table:table-cell office:value-type="float" office:value="205982">
                <text:p>205982</text:p>
              </table:table-cell>
              <table:table-cell office:value-type="float" office:value="209378">
                <text:p>209378</text:p>
              </table:table-cell>
              <table:table-cell office:value-type="float" office:value="205960">
                <text:p>205960</text:p>
              </table:table-cell>
              <table:table-cell office:value-type="float" office:value="205982">
                <text:p>20598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46232">
                <text:p>246232</text:p>
              </table:table-cell>
              <table:table-cell office:value-type="float" office:value="215296">
                <text:p>215296</text:p>
              </table:table-cell>
              <table:table-cell office:value-type="float" office:value="215296">
                <text:p>215296</text:p>
              </table:table-cell>
              <table:table-cell office:value-type="float" office:value="212766">
                <text:p>212766</text:p>
              </table:table-cell>
              <table:table-cell office:value-type="float" office:value="216262">
                <text:p>216262</text:p>
              </table:table-cell>
              <table:table-cell office:value-type="float" office:value="212744">
                <text:p>212744</text:p>
              </table:table-cell>
              <table:table-cell office:value-type="float" office:value="212766">
                <text:p>21276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54080">
                <text:p>254080</text:p>
              </table:table-cell>
              <table:table-cell office:value-type="float" office:value="221792">
                <text:p>221792</text:p>
              </table:table-cell>
              <table:table-cell office:value-type="float" office:value="221792">
                <text:p>221792</text:p>
              </table:table-cell>
              <table:table-cell office:value-type="float" office:value="219670">
                <text:p>219670</text:p>
              </table:table-cell>
              <table:table-cell office:value-type="float" office:value="223266">
                <text:p>223266</text:p>
              </table:table-cell>
              <table:table-cell office:value-type="float" office:value="219648">
                <text:p>219648</text:p>
              </table:table-cell>
              <table:table-cell office:value-type="float" office:value="219670">
                <text:p>2196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Method Three Time</text:p>
        </chart:title>
        <chart:legend chart:legend-position="end" svg:x="11.507cm" svg:y="2.707cm" style:legend-expansion="high" chart:style-name="ch3"/>
        <chart:plot-area chart:style-name="ch4" table:cell-range-address="Sheet1.A80:Sheet1.H116" chart:data-source-has-labels="both" svg:x="1.331cm" svg:y="1.275cm" svg:width="9.856cm" svg:height="6.564cm">
          <chartooo:coordinate-region svg:x="1.866cm" svg:y="1.275cm" svg:width="9.321cm" svg:height="5.311cm"/>
          <chart:axis chart:dimension="x" chart:name="primary-x" chart:style-name="ch5" chartooo:axis-type="auto">
            <chartooo:date-scale/>
            <chart:title svg:x="5.884cm" svg:y="8.019cm" chart:style-name="ch6">
              <text:p>Size</text:p>
            </chart:title>
            <chart:categories table:cell-range-address="Sheet1.A81:Sheet1.A116"/>
            <chart:grid chart:style-name="ch7" chart:class="major"/>
          </chart:axis>
          <chart:axis chart:dimension="y" chart:name="primary-y" chart:style-name="ch5">
            <chart:title svg:x="0.451cm" svg:y="4.958cm" chart:style-name="ch8">
              <text:p>Time</text:p>
            </chart:title>
            <chart:grid chart:style-name="ch7" chart:class="major"/>
          </chart:axis>
          <chart:series chart:style-name="ch9" chart:values-cell-range-address="Sheet1.B81:Sheet1.B116" chart:label-cell-address="Sheet1.B80:Sheet1.B80" chart:class="chart:line">
            <chart:data-point chart:repeated="36"/>
          </chart:series>
          <chart:series chart:style-name="ch10" chart:values-cell-range-address="Sheet1.C81:Sheet1.C116" chart:label-cell-address="Sheet1.C80:Sheet1.C80" chart:class="chart:line">
            <chart:data-point chart:repeated="36"/>
          </chart:series>
          <chart:series chart:style-name="ch11" chart:values-cell-range-address="Sheet1.D81:Sheet1.D116" chart:label-cell-address="Sheet1.D80:Sheet1.D80" chart:class="chart:line">
            <chart:data-point chart:repeated="36"/>
          </chart:series>
          <chart:series chart:style-name="ch12" chart:values-cell-range-address="Sheet1.E81:Sheet1.E116" chart:label-cell-address="Sheet1.E80:Sheet1.E80" chart:class="chart:line">
            <chart:data-point chart:repeated="36"/>
          </chart:series>
          <chart:series chart:style-name="ch13" chart:values-cell-range-address="Sheet1.F81:Sheet1.F116" chart:label-cell-address="Sheet1.F80:Sheet1.F80" chart:class="chart:line">
            <chart:data-point chart:repeated="36"/>
          </chart:series>
          <chart:series chart:style-name="ch14" chart:values-cell-range-address="Sheet1.G81:Sheet1.G116" chart:label-cell-address="Sheet1.G80:Sheet1.G80" chart:class="chart:line">
            <chart:data-point chart:repeated="36"/>
          </chart:series>
          <chart:series chart:style-name="ch15" chart:values-cell-range-address="Sheet1.H81:Sheet1.H116" chart:label-cell-address="Sheet1.H80:Sheet1.H80" chart:class="chart:line">
            <chart:data-point chart:repeated="3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B80:Sheet1.B80</svg:desc>
                </draw:g>
              </table:table-cell>
              <table:table-cell office:value-type="string">
                <text:p>Ordered</text:p>
                <draw:g>
                  <svg:desc>Sheet1.C80:Sheet1.C80</svg:desc>
                </draw:g>
              </table:table-cell>
              <table:table-cell office:value-type="string">
                <text:p>Reverse</text:p>
                <draw:g>
                  <svg:desc>Sheet1.D80:Sheet1.D80</svg:desc>
                </draw:g>
              </table:table-cell>
              <table:table-cell office:value-type="string">
                <text:p>Same</text:p>
                <draw:g>
                  <svg:desc>Sheet1.E80:Sheet1.E80</svg:desc>
                </draw:g>
              </table:table-cell>
              <table:table-cell office:value-type="string">
                <text:p>Same except middle</text:p>
                <draw:g>
                  <svg:desc>Sheet1.F80:Sheet1.F80</svg:desc>
                </draw:g>
              </table:table-cell>
              <table:table-cell office:value-type="string">
                <text:p>Same except end</text:p>
                <draw:g>
                  <svg:desc>Sheet1.G80:Sheet1.G80</svg:desc>
                </draw:g>
              </table:table-cell>
              <table:table-cell office:value-type="string">
                <text:p>Same except start</text:p>
                <draw:g>
                  <svg:desc>Sheet1.H80:Sheet1.H80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81:Sheet1.A116</svg:desc>
                </draw:g>
              </table:table-cell>
              <table:table-cell office:value-type="float" office:value="0">
                <text:p>0</text:p>
                <draw:g>
                  <svg:desc>Sheet1.B81:Sheet1.B116</svg:desc>
                </draw:g>
              </table:table-cell>
              <table:table-cell office:value-type="float" office:value="0">
                <text:p>0</text:p>
                <draw:g>
                  <svg:desc>Sheet1.C81:Sheet1.C116</svg:desc>
                </draw:g>
              </table:table-cell>
              <table:table-cell office:value-type="float" office:value="0">
                <text:p>0</text:p>
                <draw:g>
                  <svg:desc>Sheet1.D81:Sheet1.D116</svg:desc>
                </draw:g>
              </table:table-cell>
              <table:table-cell office:value-type="float" office:value="0">
                <text:p>0</text:p>
                <draw:g>
                  <svg:desc>Sheet1.E81:Sheet1.E116</svg:desc>
                </draw:g>
              </table:table-cell>
              <table:table-cell office:value-type="float" office:value="0">
                <text:p>0</text:p>
                <draw:g>
                  <svg:desc>Sheet1.F81:Sheet1.F116</svg:desc>
                </draw:g>
              </table:table-cell>
              <table:table-cell office:value-type="float" office:value="0">
                <text:p>0</text:p>
                <draw:g>
                  <svg:desc>Sheet1.G81:Sheet1.G116</svg:desc>
                </draw:g>
              </table:table-cell>
              <table:table-cell office:value-type="float" office:value="0">
                <text:p>0</text:p>
                <draw:g>
                  <svg:desc>Sheet1.H81:Sheet1.H11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19cm" svg:y="0.316cm" chart:style-name="ch2">
          <text:p>Method Three Count</text:p>
        </chart:title>
        <chart:legend chart:legend-position="end" svg:x="11.507cm" svg:y="2.707cm" style:legend-expansion="high" chart:style-name="ch3"/>
        <chart:plot-area chart:style-name="ch4" table:cell-range-address="Sheet1.J80:Sheet1.Q116" chart:data-source-has-labels="both" svg:x="1.331cm" svg:y="1.275cm" svg:width="9.856cm" svg:height="6.564cm">
          <chartooo:coordinate-region svg:x="3.064cm" svg:y="1.275cm" svg:width="8.123cm" svg:height="5.311cm"/>
          <chart:axis chart:dimension="x" chart:name="primary-x" chart:style-name="ch5" chartooo:axis-type="auto">
            <chartooo:date-scale/>
            <chart:title svg:x="5.884cm" svg:y="8.019cm" chart:style-name="ch6">
              <text:p>Size</text:p>
            </chart:title>
            <chart:categories table:cell-range-address="Sheet1.J81:Sheet1.J116"/>
            <chart:grid chart:style-name="ch7" chart:class="major"/>
          </chart:axis>
          <chart:axis chart:dimension="y" chart:name="primary-y" chart:style-name="ch5">
            <chart:title svg:x="0.451cm" svg:y="5.051cm" chart:style-name="ch8">
              <text:p>Count</text:p>
            </chart:title>
            <chart:grid chart:style-name="ch7" chart:class="major"/>
          </chart:axis>
          <chart:series chart:style-name="ch9" chart:values-cell-range-address="Sheet1.K81:Sheet1.K116" chart:label-cell-address="Sheet1.K80:Sheet1.K80" chart:class="chart:line">
            <chart:data-point chart:repeated="36"/>
          </chart:series>
          <chart:series chart:style-name="ch10" chart:values-cell-range-address="Sheet1.L81:Sheet1.L116" chart:label-cell-address="Sheet1.L80:Sheet1.L80" chart:class="chart:line">
            <chart:data-point chart:repeated="36"/>
          </chart:series>
          <chart:series chart:style-name="ch11" chart:values-cell-range-address="Sheet1.M81:Sheet1.M116" chart:label-cell-address="Sheet1.M80:Sheet1.M80" chart:class="chart:line">
            <chart:data-point chart:repeated="36"/>
          </chart:series>
          <chart:series chart:style-name="ch12" chart:values-cell-range-address="Sheet1.N81:Sheet1.N116" chart:label-cell-address="Sheet1.N80:Sheet1.N80" chart:class="chart:line">
            <chart:data-point chart:repeated="36"/>
          </chart:series>
          <chart:series chart:style-name="ch13" chart:values-cell-range-address="Sheet1.O81:Sheet1.O116" chart:label-cell-address="Sheet1.O80:Sheet1.O80" chart:class="chart:line">
            <chart:data-point chart:repeated="36"/>
          </chart:series>
          <chart:series chart:style-name="ch14" chart:values-cell-range-address="Sheet1.P81:Sheet1.P116" chart:label-cell-address="Sheet1.P80:Sheet1.P80" chart:class="chart:line">
            <chart:data-point chart:repeated="36"/>
          </chart:series>
          <chart:series chart:style-name="ch15" chart:values-cell-range-address="Sheet1.Q81:Sheet1.Q116" chart:label-cell-address="Sheet1.Q80:Sheet1.Q80" chart:class="chart:line">
            <chart:data-point chart:repeated="3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K80:Sheet1.K80</svg:desc>
                </draw:g>
              </table:table-cell>
              <table:table-cell office:value-type="string">
                <text:p>Ordered</text:p>
                <draw:g>
                  <svg:desc>Sheet1.L80:Sheet1.L80</svg:desc>
                </draw:g>
              </table:table-cell>
              <table:table-cell office:value-type="string">
                <text:p>Reverse</text:p>
                <draw:g>
                  <svg:desc>Sheet1.M80:Sheet1.M80</svg:desc>
                </draw:g>
              </table:table-cell>
              <table:table-cell office:value-type="string">
                <text:p>Same</text:p>
                <draw:g>
                  <svg:desc>Sheet1.N80:Sheet1.N80</svg:desc>
                </draw:g>
              </table:table-cell>
              <table:table-cell office:value-type="string">
                <text:p>Same except middle</text:p>
                <draw:g>
                  <svg:desc>Sheet1.O80:Sheet1.O80</svg:desc>
                </draw:g>
              </table:table-cell>
              <table:table-cell office:value-type="string">
                <text:p>Same except end</text:p>
                <draw:g>
                  <svg:desc>Sheet1.P80:Sheet1.P80</svg:desc>
                </draw:g>
              </table:table-cell>
              <table:table-cell office:value-type="string">
                <text:p>Same Except Start</text:p>
                <draw:g>
                  <svg:desc>Sheet1.Q80:Sheet1.Q80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J81:Sheet1.J116</svg:desc>
                </draw:g>
              </table:table-cell>
              <table:table-cell office:value-type="float" office:value="6887">
                <text:p>6887</text:p>
                <draw:g>
                  <svg:desc>Sheet1.K81:Sheet1.K116</svg:desc>
                </draw:g>
              </table:table-cell>
              <table:table-cell office:value-type="float" office:value="398">
                <text:p>398</text:p>
                <draw:g>
                  <svg:desc>Sheet1.L81:Sheet1.L116</svg:desc>
                </draw:g>
              </table:table-cell>
              <table:table-cell office:value-type="float" office:value="398">
                <text:p>398</text:p>
                <draw:g>
                  <svg:desc>Sheet1.M81:Sheet1.M116</svg:desc>
                </draw:g>
              </table:table-cell>
              <table:table-cell office:value-type="float" office:value="398">
                <text:p>398</text:p>
                <draw:g>
                  <svg:desc>Sheet1.N81:Sheet1.N116</svg:desc>
                </draw:g>
              </table:table-cell>
              <table:table-cell office:value-type="float" office:value="789">
                <text:p>789</text:p>
                <draw:g>
                  <svg:desc>Sheet1.O81:Sheet1.O116</svg:desc>
                </draw:g>
              </table:table-cell>
              <table:table-cell office:value-type="float" office:value="696">
                <text:p>696</text:p>
                <draw:g>
                  <svg:desc>Sheet1.P81:Sheet1.P116</svg:desc>
                </draw:g>
              </table:table-cell>
              <table:table-cell office:value-type="float" office:value="398">
                <text:p>398</text:p>
                <draw:g>
                  <svg:desc>Sheet1.Q81:Sheet1.Q11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099">
                <text:p>32099</text:p>
              </table:table-cell>
              <table:table-cell office:value-type="float" office:value="798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589">
                <text:p>1589</text:p>
              </table:table-cell>
              <table:table-cell office:value-type="float" office:value="1396">
                <text:p>139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3317">
                <text:p>73317</text:p>
              </table:table-cell>
              <table:table-cell office:value-type="float" office:value="1198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2389">
                <text:p>2389</text:p>
              </table:table-cell>
              <table:table-cell office:value-type="float" office:value="2096">
                <text:p>209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2494">
                <text:p>122494</text:p>
              </table:table-cell>
              <table:table-cell office:value-type="float" office:value="1598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3189">
                <text:p>3189</text:p>
              </table:table-cell>
              <table:table-cell office:value-type="float" office:value="2796">
                <text:p>279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5878">
                <text:p>195878</text:p>
              </table:table-cell>
              <table:table-cell office:value-type="float" office:value="1998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3989">
                <text:p>3989</text:p>
              </table:table-cell>
              <table:table-cell office:value-type="float" office:value="3496">
                <text:p>3496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79880">
                <text:p>279880</text:p>
              </table:table-cell>
              <table:table-cell office:value-type="float" office:value="2398">
                <text:p>2398</text:p>
              </table:table-cell>
              <table:table-cell office:value-type="float" office:value="2398">
                <text:p>2398</text:p>
              </table:table-cell>
              <table:table-cell office:value-type="float" office:value="2398">
                <text:p>2398</text:p>
              </table:table-cell>
              <table:table-cell office:value-type="float" office:value="4789">
                <text:p>4789</text:p>
              </table:table-cell>
              <table:table-cell office:value-type="float" office:value="4196">
                <text:p>4196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60058">
                <text:p>360058</text:p>
              </table:table-cell>
              <table:table-cell office:value-type="float" office:value="2798">
                <text:p>2798</text:p>
              </table:table-cell>
              <table:table-cell office:value-type="float" office:value="2798">
                <text:p>2798</text:p>
              </table:table-cell>
              <table:table-cell office:value-type="float" office:value="2798">
                <text:p>2798</text:p>
              </table:table-cell>
              <table:table-cell office:value-type="float" office:value="5589">
                <text:p>5589</text:p>
              </table:table-cell>
              <table:table-cell office:value-type="float" office:value="4896">
                <text:p>4896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74616">
                <text:p>474616</text:p>
              </table:table-cell>
              <table:table-cell office:value-type="float" office:value="3198">
                <text:p>3198</text:p>
              </table:table-cell>
              <table:table-cell office:value-type="float" office:value="3198">
                <text:p>3198</text:p>
              </table:table-cell>
              <table:table-cell office:value-type="float" office:value="3198">
                <text:p>3198</text:p>
              </table:table-cell>
              <table:table-cell office:value-type="float" office:value="6389">
                <text:p>6389</text:p>
              </table:table-cell>
              <table:table-cell office:value-type="float" office:value="5596">
                <text:p>5596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86263">
                <text:p>586263</text:p>
              </table:table-cell>
              <table:table-cell office:value-type="float" office:value="3598">
                <text:p>3598</text:p>
              </table:table-cell>
              <table:table-cell office:value-type="float" office:value="3598">
                <text:p>3598</text:p>
              </table:table-cell>
              <table:table-cell office:value-type="float" office:value="3598">
                <text:p>3598</text:p>
              </table:table-cell>
              <table:table-cell office:value-type="float" office:value="7189">
                <text:p>7189</text:p>
              </table:table-cell>
              <table:table-cell office:value-type="float" office:value="6296">
                <text:p>6296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56490">
                <text:p>756490</text:p>
              </table:table-cell>
              <table:table-cell office:value-type="float" office:value="3998">
                <text:p>3998</text:p>
              </table:table-cell>
              <table:table-cell office:value-type="float" office:value="3998">
                <text:p>3998</text:p>
              </table:table-cell>
              <table:table-cell office:value-type="float" office:value="3998">
                <text:p>3998</text:p>
              </table:table-cell>
              <table:table-cell office:value-type="float" office:value="7989">
                <text:p>7989</text:p>
              </table:table-cell>
              <table:table-cell office:value-type="float" office:value="6996">
                <text:p>6996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05168">
                <text:p>905168</text:p>
              </table:table-cell>
              <table:table-cell office:value-type="float" office:value="4398">
                <text:p>4398</text:p>
              </table:table-cell>
              <table:table-cell office:value-type="float" office:value="4398">
                <text:p>4398</text:p>
              </table:table-cell>
              <table:table-cell office:value-type="float" office:value="4398">
                <text:p>4398</text:p>
              </table:table-cell>
              <table:table-cell office:value-type="float" office:value="8789">
                <text:p>8789</text:p>
              </table:table-cell>
              <table:table-cell office:value-type="float" office:value="7696">
                <text:p>7696</text:p>
              </table:table-cell>
              <table:table-cell office:value-type="float" office:value="4398">
                <text:p>439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75437">
                <text:p>1075437</text:p>
              </table:table-cell>
              <table:table-cell office:value-type="float" office:value="4798">
                <text:p>4798</text:p>
              </table:table-cell>
              <table:table-cell office:value-type="float" office:value="4798">
                <text:p>4798</text:p>
              </table:table-cell>
              <table:table-cell office:value-type="float" office:value="4798">
                <text:p>4798</text:p>
              </table:table-cell>
              <table:table-cell office:value-type="float" office:value="9589">
                <text:p>9589</text:p>
              </table:table-cell>
              <table:table-cell office:value-type="float" office:value="8396">
                <text:p>8396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265664">
                <text:p>1265664</text:p>
              </table:table-cell>
              <table:table-cell office:value-type="float" office:value="5198">
                <text:p>5198</text:p>
              </table:table-cell>
              <table:table-cell office:value-type="float" office:value="5198">
                <text:p>5198</text:p>
              </table:table-cell>
              <table:table-cell office:value-type="float" office:value="5198">
                <text:p>5198</text:p>
              </table:table-cell>
              <table:table-cell office:value-type="float" office:value="10389">
                <text:p>10389</text:p>
              </table:table-cell>
              <table:table-cell office:value-type="float" office:value="9096">
                <text:p>9096</text:p>
              </table:table-cell>
              <table:table-cell office:value-type="float" office:value="5198">
                <text:p>519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61034">
                <text:p>1461034</text:p>
              </table:table-cell>
              <table:table-cell office:value-type="float" office:value="5598">
                <text:p>5598</text:p>
              </table:table-cell>
              <table:table-cell office:value-type="float" office:value="5598">
                <text:p>5598</text:p>
              </table:table-cell>
              <table:table-cell office:value-type="float" office:value="5598">
                <text:p>5598</text:p>
              </table:table-cell>
              <table:table-cell office:value-type="float" office:value="11189">
                <text:p>11189</text:p>
              </table:table-cell>
              <table:table-cell office:value-type="float" office:value="9796">
                <text:p>9796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672502">
                <text:p>1672502</text:p>
              </table:table-cell>
              <table:table-cell office:value-type="float" office:value="5998">
                <text:p>5998</text:p>
              </table:table-cell>
              <table:table-cell office:value-type="float" office:value="5998">
                <text:p>5998</text:p>
              </table:table-cell>
              <table:table-cell office:value-type="float" office:value="5998">
                <text:p>5998</text:p>
              </table:table-cell>
              <table:table-cell office:value-type="float" office:value="11989">
                <text:p>11989</text:p>
              </table:table-cell>
              <table:table-cell office:value-type="float" office:value="10496">
                <text:p>10496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907008">
                <text:p>1907008</text:p>
              </table:table-cell>
              <table:table-cell office:value-type="float" office:value="6398">
                <text:p>6398</text:p>
              </table:table-cell>
              <table:table-cell office:value-type="float" office:value="6398">
                <text:p>6398</text:p>
              </table:table-cell>
              <table:table-cell office:value-type="float" office:value="6398">
                <text:p>6398</text:p>
              </table:table-cell>
              <table:table-cell office:value-type="float" office:value="12789">
                <text:p>12789</text:p>
              </table:table-cell>
              <table:table-cell office:value-type="float" office:value="11196">
                <text:p>11196</text:p>
              </table:table-cell>
              <table:table-cell office:value-type="float" office:value="6398">
                <text:p>639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145567">
                <text:p>2145567</text:p>
              </table:table-cell>
              <table:table-cell office:value-type="float" office:value="6798">
                <text:p>6798</text:p>
              </table:table-cell>
              <table:table-cell office:value-type="float" office:value="6798">
                <text:p>6798</text:p>
              </table:table-cell>
              <table:table-cell office:value-type="float" office:value="6798">
                <text:p>6798</text:p>
              </table:table-cell>
              <table:table-cell office:value-type="float" office:value="13589">
                <text:p>13589</text:p>
              </table:table-cell>
              <table:table-cell office:value-type="float" office:value="11896">
                <text:p>11896</text:p>
              </table:table-cell>
              <table:table-cell office:value-type="float" office:value="6798">
                <text:p>679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470719">
                <text:p>2470719</text:p>
              </table:table-cell>
              <table:table-cell office:value-type="float" office:value="7198">
                <text:p>7198</text:p>
              </table:table-cell>
              <table:table-cell office:value-type="float" office:value="7198">
                <text:p>7198</text:p>
              </table:table-cell>
              <table:table-cell office:value-type="float" office:value="7198">
                <text:p>7198</text:p>
              </table:table-cell>
              <table:table-cell office:value-type="float" office:value="14389">
                <text:p>14389</text:p>
              </table:table-cell>
              <table:table-cell office:value-type="float" office:value="12596">
                <text:p>12596</text:p>
              </table:table-cell>
              <table:table-cell office:value-type="float" office:value="7198">
                <text:p>719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699697">
                <text:p>2699697</text:p>
              </table:table-cell>
              <table:table-cell office:value-type="float" office:value="7598">
                <text:p>7598</text:p>
              </table:table-cell>
              <table:table-cell office:value-type="float" office:value="7598">
                <text:p>7598</text:p>
              </table:table-cell>
              <table:table-cell office:value-type="float" office:value="7598">
                <text:p>7598</text:p>
              </table:table-cell>
              <table:table-cell office:value-type="float" office:value="15189">
                <text:p>15189</text:p>
              </table:table-cell>
              <table:table-cell office:value-type="float" office:value="13296">
                <text:p>13296</text:p>
              </table:table-cell>
              <table:table-cell office:value-type="float" office:value="7598">
                <text:p>759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969736">
                <text:p>2969736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  <table:table-cell office:value-type="float" office:value="7998">
                <text:p>7998</text:p>
              </table:table-cell>
              <table:table-cell office:value-type="float" office:value="15989">
                <text:p>15989</text:p>
              </table:table-cell>
              <table:table-cell office:value-type="float" office:value="13996">
                <text:p>13996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3383561">
                <text:p>3383561</text:p>
              </table:table-cell>
              <table:table-cell office:value-type="float" office:value="8398">
                <text:p>8398</text:p>
              </table:table-cell>
              <table:table-cell office:value-type="float" office:value="8398">
                <text:p>8398</text:p>
              </table:table-cell>
              <table:table-cell office:value-type="float" office:value="8398">
                <text:p>8398</text:p>
              </table:table-cell>
              <table:table-cell office:value-type="float" office:value="16789">
                <text:p>16789</text:p>
              </table:table-cell>
              <table:table-cell office:value-type="float" office:value="14696">
                <text:p>14696</text:p>
              </table:table-cell>
              <table:table-cell office:value-type="float" office:value="8398">
                <text:p>839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607566">
                <text:p>3607566</text:p>
              </table:table-cell>
              <table:table-cell office:value-type="float" office:value="8798">
                <text:p>8798</text:p>
              </table:table-cell>
              <table:table-cell office:value-type="float" office:value="8798">
                <text:p>8798</text:p>
              </table:table-cell>
              <table:table-cell office:value-type="float" office:value="8798">
                <text:p>8798</text:p>
              </table:table-cell>
              <table:table-cell office:value-type="float" office:value="17589">
                <text:p>17589</text:p>
              </table:table-cell>
              <table:table-cell office:value-type="float" office:value="15396">
                <text:p>15396</text:p>
              </table:table-cell>
              <table:table-cell office:value-type="float" office:value="8798">
                <text:p>879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981056">
                <text:p>3981056</text:p>
              </table:table-cell>
              <table:table-cell office:value-type="float" office:value="9198">
                <text:p>9198</text:p>
              </table:table-cell>
              <table:table-cell office:value-type="float" office:value="9198">
                <text:p>9198</text:p>
              </table:table-cell>
              <table:table-cell office:value-type="float" office:value="9198">
                <text:p>9198</text:p>
              </table:table-cell>
              <table:table-cell office:value-type="float" office:value="18389">
                <text:p>18389</text:p>
              </table:table-cell>
              <table:table-cell office:value-type="float" office:value="16096">
                <text:p>16096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4245761">
                <text:p>4245761</text:p>
              </table:table-cell>
              <table:table-cell office:value-type="float" office:value="9598">
                <text:p>9598</text:p>
              </table:table-cell>
              <table:table-cell office:value-type="float" office:value="9598">
                <text:p>9598</text:p>
              </table:table-cell>
              <table:table-cell office:value-type="float" office:value="9598">
                <text:p>9598</text:p>
              </table:table-cell>
              <table:table-cell office:value-type="float" office:value="19189">
                <text:p>19189</text:p>
              </table:table-cell>
              <table:table-cell office:value-type="float" office:value="16796">
                <text:p>16796</text:p>
              </table:table-cell>
              <table:table-cell office:value-type="float" office:value="9598">
                <text:p>959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718311">
                <text:p>4718311</text:p>
              </table:table-cell>
              <table:table-cell office:value-type="float" office:value="9998">
                <text:p>9998</text:p>
              </table:table-cell>
              <table:table-cell office:value-type="float" office:value="9998">
                <text:p>9998</text:p>
              </table:table-cell>
              <table:table-cell office:value-type="float" office:value="9998">
                <text:p>9998</text:p>
              </table:table-cell>
              <table:table-cell office:value-type="float" office:value="19989">
                <text:p>19989</text:p>
              </table:table-cell>
              <table:table-cell office:value-type="float" office:value="17496">
                <text:p>17496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976835">
                <text:p>4976835</text:p>
              </table:table-cell>
              <table:table-cell office:value-type="float" office:value="10398">
                <text:p>10398</text:p>
              </table:table-cell>
              <table:table-cell office:value-type="float" office:value="10398">
                <text:p>10398</text:p>
              </table:table-cell>
              <table:table-cell office:value-type="float" office:value="10398">
                <text:p>10398</text:p>
              </table:table-cell>
              <table:table-cell office:value-type="float" office:value="20789">
                <text:p>20789</text:p>
              </table:table-cell>
              <table:table-cell office:value-type="float" office:value="18196">
                <text:p>18196</text:p>
              </table:table-cell>
              <table:table-cell office:value-type="float" office:value="10398">
                <text:p>1039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550426">
                <text:p>5550426</text:p>
              </table:table-cell>
              <table:table-cell office:value-type="float" office:value="10798">
                <text:p>10798</text:p>
              </table:table-cell>
              <table:table-cell office:value-type="float" office:value="10798">
                <text:p>10798</text:p>
              </table:table-cell>
              <table:table-cell office:value-type="float" office:value="10798">
                <text:p>10798</text:p>
              </table:table-cell>
              <table:table-cell office:value-type="float" office:value="21589">
                <text:p>21589</text:p>
              </table:table-cell>
              <table:table-cell office:value-type="float" office:value="18896">
                <text:p>18896</text:p>
              </table:table-cell>
              <table:table-cell office:value-type="float" office:value="10798">
                <text:p>1079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936669">
                <text:p>5936669</text:p>
              </table:table-cell>
              <table:table-cell office:value-type="float" office:value="11198">
                <text:p>11198</text:p>
              </table:table-cell>
              <table:table-cell office:value-type="float" office:value="11198">
                <text:p>11198</text:p>
              </table:table-cell>
              <table:table-cell office:value-type="float" office:value="11198">
                <text:p>11198</text:p>
              </table:table-cell>
              <table:table-cell office:value-type="float" office:value="22389">
                <text:p>22389</text:p>
              </table:table-cell>
              <table:table-cell office:value-type="float" office:value="19596">
                <text:p>19596</text:p>
              </table:table-cell>
              <table:table-cell office:value-type="float" office:value="11198">
                <text:p>1119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6235680">
                <text:p>6235680</text:p>
              </table:table-cell>
              <table:table-cell office:value-type="float" office:value="11598">
                <text:p>11598</text:p>
              </table:table-cell>
              <table:table-cell office:value-type="float" office:value="11598">
                <text:p>11598</text:p>
              </table:table-cell>
              <table:table-cell office:value-type="float" office:value="11598">
                <text:p>11598</text:p>
              </table:table-cell>
              <table:table-cell office:value-type="float" office:value="23189">
                <text:p>23189</text:p>
              </table:table-cell>
              <table:table-cell office:value-type="float" office:value="20296">
                <text:p>20296</text:p>
              </table:table-cell>
              <table:table-cell office:value-type="float" office:value="11598">
                <text:p>1159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922104">
                <text:p>6922104</text:p>
              </table:table-cell>
              <table:table-cell office:value-type="float" office:value="11998">
                <text:p>11998</text:p>
              </table:table-cell>
              <table:table-cell office:value-type="float" office:value="11998">
                <text:p>11998</text:p>
              </table:table-cell>
              <table:table-cell office:value-type="float" office:value="11998">
                <text:p>11998</text:p>
              </table:table-cell>
              <table:table-cell office:value-type="float" office:value="23989">
                <text:p>23989</text:p>
              </table:table-cell>
              <table:table-cell office:value-type="float" office:value="20996">
                <text:p>20996</text:p>
              </table:table-cell>
              <table:table-cell office:value-type="float" office:value="11998">
                <text:p>1199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7126406">
                <text:p>7126406</text:p>
              </table:table-cell>
              <table:table-cell office:value-type="float" office:value="12398">
                <text:p>12398</text:p>
              </table:table-cell>
              <table:table-cell office:value-type="float" office:value="12398">
                <text:p>12398</text:p>
              </table:table-cell>
              <table:table-cell office:value-type="float" office:value="12398">
                <text:p>12398</text:p>
              </table:table-cell>
              <table:table-cell office:value-type="float" office:value="24789">
                <text:p>24789</text:p>
              </table:table-cell>
              <table:table-cell office:value-type="float" office:value="21696">
                <text:p>21696</text:p>
              </table:table-cell>
              <table:table-cell office:value-type="float" office:value="12398">
                <text:p>1239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7518795">
                <text:p>7518795</text:p>
              </table:table-cell>
              <table:table-cell office:value-type="float" office:value="12798">
                <text:p>12798</text:p>
              </table:table-cell>
              <table:table-cell office:value-type="float" office:value="12798">
                <text:p>12798</text:p>
              </table:table-cell>
              <table:table-cell office:value-type="float" office:value="12798">
                <text:p>12798</text:p>
              </table:table-cell>
              <table:table-cell office:value-type="float" office:value="25589">
                <text:p>25589</text:p>
              </table:table-cell>
              <table:table-cell office:value-type="float" office:value="22396">
                <text:p>22396</text:p>
              </table:table-cell>
              <table:table-cell office:value-type="float" office:value="12798">
                <text:p>1279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8195953">
                <text:p>8195953</text:p>
              </table:table-cell>
              <table:table-cell office:value-type="float" office:value="13198">
                <text:p>13198</text:p>
              </table:table-cell>
              <table:table-cell office:value-type="float" office:value="13198">
                <text:p>13198</text:p>
              </table:table-cell>
              <table:table-cell office:value-type="float" office:value="13198">
                <text:p>13198</text:p>
              </table:table-cell>
              <table:table-cell office:value-type="float" office:value="26389">
                <text:p>26389</text:p>
              </table:table-cell>
              <table:table-cell office:value-type="float" office:value="23096">
                <text:p>23096</text:p>
              </table:table-cell>
              <table:table-cell office:value-type="float" office:value="13198">
                <text:p>1319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8649959">
                <text:p>8649959</text:p>
              </table:table-cell>
              <table:table-cell office:value-type="float" office:value="13598">
                <text:p>13598</text:p>
              </table:table-cell>
              <table:table-cell office:value-type="float" office:value="13598">
                <text:p>13598</text:p>
              </table:table-cell>
              <table:table-cell office:value-type="float" office:value="13598">
                <text:p>13598</text:p>
              </table:table-cell>
              <table:table-cell office:value-type="float" office:value="27189">
                <text:p>27189</text:p>
              </table:table-cell>
              <table:table-cell office:value-type="float" office:value="23796">
                <text:p>23796</text:p>
              </table:table-cell>
              <table:table-cell office:value-type="float" office:value="13598">
                <text:p>135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9271475">
                <text:p>9271475</text:p>
              </table:table-cell>
              <table:table-cell office:value-type="float" office:value="13998">
                <text:p>13998</text:p>
              </table:table-cell>
              <table:table-cell office:value-type="float" office:value="13998">
                <text:p>13998</text:p>
              </table:table-cell>
              <table:table-cell office:value-type="float" office:value="13998">
                <text:p>13998</text:p>
              </table:table-cell>
              <table:table-cell office:value-type="float" office:value="27989">
                <text:p>27989</text:p>
              </table:table-cell>
              <table:table-cell office:value-type="float" office:value="24496">
                <text:p>24496</text:p>
              </table:table-cell>
              <table:table-cell office:value-type="float" office:value="13998">
                <text:p>1399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9816784">
                <text:p>9816784</text:p>
              </table:table-cell>
              <table:table-cell office:value-type="float" office:value="14398">
                <text:p>14398</text:p>
              </table:table-cell>
              <table:table-cell office:value-type="float" office:value="14398">
                <text:p>14398</text:p>
              </table:table-cell>
              <table:table-cell office:value-type="float" office:value="14398">
                <text:p>14398</text:p>
              </table:table-cell>
              <table:table-cell office:value-type="float" office:value="28789">
                <text:p>28789</text:p>
              </table:table-cell>
              <table:table-cell office:value-type="float" office:value="25196">
                <text:p>25196</text:p>
              </table:table-cell>
              <table:table-cell office:value-type="float" office:value="14398">
                <text:p>143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Method Four TIme</text:p>
        </chart:title>
        <chart:legend chart:legend-position="end" svg:x="11.507cm" svg:y="2.707cm" style:legend-expansion="high" chart:style-name="ch3"/>
        <chart:plot-area chart:style-name="ch4" table:cell-range-address="Sheet1.A118:Sheet1.H154" chart:data-source-has-labels="both" svg:x="1.331cm" svg:y="1.275cm" svg:width="9.856cm" svg:height="6.564cm">
          <chartooo:coordinate-region svg:x="2.058cm" svg:y="1.275cm" svg:width="9.129cm" svg:height="5.311cm"/>
          <chart:axis chart:dimension="x" chart:name="primary-x" chart:style-name="ch5" chartooo:axis-type="auto">
            <chartooo:date-scale/>
            <chart:title svg:x="5.884cm" svg:y="8.019cm" chart:style-name="ch6">
              <text:p>Size</text:p>
            </chart:title>
            <chart:categories table:cell-range-address="Sheet1.A119:Sheet1.A154"/>
            <chart:grid chart:style-name="ch7" chart:class="major"/>
          </chart:axis>
          <chart:axis chart:dimension="y" chart:name="primary-y" chart:style-name="ch5">
            <chart:title svg:x="0.451cm" svg:y="4.958cm" chart:style-name="ch8">
              <text:p>Time</text:p>
            </chart:title>
            <chart:grid chart:style-name="ch7" chart:class="major"/>
          </chart:axis>
          <chart:series chart:style-name="ch9" chart:values-cell-range-address="Sheet1.B119:Sheet1.B154" chart:label-cell-address="Sheet1.B118:Sheet1.B118" chart:class="chart:line">
            <chart:data-point chart:repeated="36"/>
          </chart:series>
          <chart:series chart:style-name="ch10" chart:values-cell-range-address="Sheet1.C119:Sheet1.C154" chart:label-cell-address="Sheet1.C118:Sheet1.C118" chart:class="chart:line">
            <chart:data-point chart:repeated="36"/>
          </chart:series>
          <chart:series chart:style-name="ch11" chart:values-cell-range-address="Sheet1.D119:Sheet1.D154" chart:label-cell-address="Sheet1.D118:Sheet1.D118" chart:class="chart:line">
            <chart:data-point chart:repeated="36"/>
          </chart:series>
          <chart:series chart:style-name="ch12" chart:values-cell-range-address="Sheet1.E119:Sheet1.E154" chart:label-cell-address="Sheet1.E118:Sheet1.E118" chart:class="chart:line">
            <chart:data-point chart:repeated="36"/>
          </chart:series>
          <chart:series chart:style-name="ch13" chart:values-cell-range-address="Sheet1.F119:Sheet1.F154" chart:label-cell-address="Sheet1.F118:Sheet1.F118" chart:class="chart:line">
            <chart:data-point chart:repeated="36"/>
          </chart:series>
          <chart:series chart:style-name="ch14" chart:values-cell-range-address="Sheet1.G119:Sheet1.G154" chart:label-cell-address="Sheet1.G118:Sheet1.G118" chart:class="chart:line">
            <chart:data-point chart:repeated="36"/>
          </chart:series>
          <chart:series chart:style-name="ch15" chart:values-cell-range-address="Sheet1.H119:Sheet1.H154" chart:label-cell-address="Sheet1.H118:Sheet1.H118" chart:class="chart:line">
            <chart:data-point chart:repeated="3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B118:Sheet1.B118</svg:desc>
                </draw:g>
              </table:table-cell>
              <table:table-cell office:value-type="string">
                <text:p>Ordered</text:p>
                <draw:g>
                  <svg:desc>Sheet1.C118:Sheet1.C118</svg:desc>
                </draw:g>
              </table:table-cell>
              <table:table-cell office:value-type="string">
                <text:p>Reverse</text:p>
                <draw:g>
                  <svg:desc>Sheet1.D118:Sheet1.D118</svg:desc>
                </draw:g>
              </table:table-cell>
              <table:table-cell office:value-type="string">
                <text:p>Same</text:p>
                <draw:g>
                  <svg:desc>Sheet1.E118:Sheet1.E118</svg:desc>
                </draw:g>
              </table:table-cell>
              <table:table-cell office:value-type="string">
                <text:p>Same except middle</text:p>
                <draw:g>
                  <svg:desc>Sheet1.F118:Sheet1.F118</svg:desc>
                </draw:g>
              </table:table-cell>
              <table:table-cell office:value-type="string">
                <text:p>Same except end</text:p>
                <draw:g>
                  <svg:desc>Sheet1.G118:Sheet1.G118</svg:desc>
                </draw:g>
              </table:table-cell>
              <table:table-cell office:value-type="string">
                <text:p>Same except start</text:p>
                <draw:g>
                  <svg:desc>Sheet1.H118:Sheet1.H11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119:Sheet1.A154</svg:desc>
                </draw:g>
              </table:table-cell>
              <table:table-cell office:value-type="float" office:value="0">
                <text:p>0</text:p>
                <draw:g>
                  <svg:desc>Sheet1.B119:Sheet1.B154</svg:desc>
                </draw:g>
              </table:table-cell>
              <table:table-cell office:value-type="float" office:value="0">
                <text:p>0</text:p>
                <draw:g>
                  <svg:desc>Sheet1.C119:Sheet1.C154</svg:desc>
                </draw:g>
              </table:table-cell>
              <table:table-cell office:value-type="float" office:value="0">
                <text:p>0</text:p>
                <draw:g>
                  <svg:desc>Sheet1.D119:Sheet1.D154</svg:desc>
                </draw:g>
              </table:table-cell>
              <table:table-cell office:value-type="float" office:value="0">
                <text:p>0</text:p>
                <draw:g>
                  <svg:desc>Sheet1.E119:Sheet1.E154</svg:desc>
                </draw:g>
              </table:table-cell>
              <table:table-cell office:value-type="float" office:value="0">
                <text:p>0</text:p>
                <draw:g>
                  <svg:desc>Sheet1.F119:Sheet1.F154</svg:desc>
                </draw:g>
              </table:table-cell>
              <table:table-cell office:value-type="float" office:value="0">
                <text:p>0</text:p>
                <draw:g>
                  <svg:desc>Sheet1.G119:Sheet1.G154</svg:desc>
                </draw:g>
              </table:table-cell>
              <table:table-cell office:value-type="float" office:value="0">
                <text:p>0</text:p>
                <draw:g>
                  <svg:desc>Sheet1.H119:Sheet1.H15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Method Four Count</text:p>
        </chart:title>
        <chart:legend chart:legend-position="end" svg:x="11.507cm" svg:y="2.707cm" style:legend-expansion="high" chart:style-name="ch3"/>
        <chart:plot-area chart:style-name="ch4" table:cell-range-address="Sheet1.J118:Sheet1.Q154" chart:data-source-has-labels="both" svg:x="1.331cm" svg:y="1.275cm" svg:width="9.856cm" svg:height="6.564cm">
          <chartooo:coordinate-region svg:x="2.878cm" svg:y="1.275cm" svg:width="8.309cm" svg:height="5.311cm"/>
          <chart:axis chart:dimension="x" chart:name="primary-x" chart:style-name="ch5" chartooo:axis-type="auto">
            <chartooo:date-scale/>
            <chart:title svg:x="5.884cm" svg:y="8.019cm" chart:style-name="ch6">
              <text:p>Size</text:p>
            </chart:title>
            <chart:categories table:cell-range-address="Sheet1.J119:Sheet1.J154"/>
            <chart:grid chart:style-name="ch7" chart:class="major"/>
          </chart:axis>
          <chart:axis chart:dimension="y" chart:name="primary-y" chart:style-name="ch5">
            <chart:title svg:x="0.451cm" svg:y="5.051cm" chart:style-name="ch8">
              <text:p>Count</text:p>
            </chart:title>
            <chart:grid chart:style-name="ch7" chart:class="major"/>
          </chart:axis>
          <chart:series chart:style-name="ch9" chart:values-cell-range-address="Sheet1.K119:Sheet1.K154" chart:label-cell-address="Sheet1.K118:Sheet1.K118" chart:class="chart:line">
            <chart:data-point chart:repeated="36"/>
          </chart:series>
          <chart:series chart:style-name="ch10" chart:values-cell-range-address="Sheet1.L119:Sheet1.L154" chart:label-cell-address="Sheet1.L118:Sheet1.L118" chart:class="chart:line">
            <chart:data-point chart:repeated="36"/>
          </chart:series>
          <chart:series chart:style-name="ch11" chart:values-cell-range-address="Sheet1.M119:Sheet1.M154" chart:label-cell-address="Sheet1.M118:Sheet1.M118" chart:class="chart:line">
            <chart:data-point chart:repeated="36"/>
          </chart:series>
          <chart:series chart:style-name="ch12" chart:values-cell-range-address="Sheet1.N119:Sheet1.N154" chart:label-cell-address="Sheet1.N118:Sheet1.N118" chart:class="chart:line">
            <chart:data-point chart:repeated="36"/>
          </chart:series>
          <chart:series chart:style-name="ch13" chart:values-cell-range-address="Sheet1.O119:Sheet1.O154" chart:label-cell-address="Sheet1.O118:Sheet1.O118" chart:class="chart:line">
            <chart:data-point chart:repeated="36"/>
          </chart:series>
          <chart:series chart:style-name="ch14" chart:values-cell-range-address="Sheet1.P119:Sheet1.P154" chart:label-cell-address="Sheet1.P118:Sheet1.P118" chart:class="chart:line">
            <chart:data-point chart:repeated="36"/>
          </chart:series>
          <chart:series chart:style-name="ch15" chart:values-cell-range-address="Sheet1.Q119:Sheet1.Q154" chart:label-cell-address="Sheet1.Q118:Sheet1.Q118" chart:class="chart:line">
            <chart:data-point chart:repeated="3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K118:Sheet1.K118</svg:desc>
                </draw:g>
              </table:table-cell>
              <table:table-cell office:value-type="string">
                <text:p>Ordered</text:p>
                <draw:g>
                  <svg:desc>Sheet1.L118:Sheet1.L118</svg:desc>
                </draw:g>
              </table:table-cell>
              <table:table-cell office:value-type="string">
                <text:p>Reverse</text:p>
                <draw:g>
                  <svg:desc>Sheet1.M118:Sheet1.M118</svg:desc>
                </draw:g>
              </table:table-cell>
              <table:table-cell office:value-type="string">
                <text:p>Same</text:p>
                <draw:g>
                  <svg:desc>Sheet1.N118:Sheet1.N118</svg:desc>
                </draw:g>
              </table:table-cell>
              <table:table-cell office:value-type="string">
                <text:p>Same except middle</text:p>
                <draw:g>
                  <svg:desc>Sheet1.O118:Sheet1.O118</svg:desc>
                </draw:g>
              </table:table-cell>
              <table:table-cell office:value-type="string">
                <text:p>Same except end</text:p>
                <draw:g>
                  <svg:desc>Sheet1.P118:Sheet1.P118</svg:desc>
                </draw:g>
              </table:table-cell>
              <table:table-cell office:value-type="string">
                <text:p>Same Except Start</text:p>
                <draw:g>
                  <svg:desc>Sheet1.Q118:Sheet1.Q11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J119:Sheet1.J154</svg:desc>
                </draw:g>
              </table:table-cell>
              <table:table-cell office:value-type="float" office:value="1533">
                <text:p>1533</text:p>
                <draw:g>
                  <svg:desc>Sheet1.K119:Sheet1.K154</svg:desc>
                </draw:g>
              </table:table-cell>
              <table:table-cell office:value-type="float" office:value="5645">
                <text:p>5645</text:p>
                <draw:g>
                  <svg:desc>Sheet1.L119:Sheet1.L154</svg:desc>
                </draw:g>
              </table:table-cell>
              <table:table-cell office:value-type="float" office:value="5645">
                <text:p>5645</text:p>
                <draw:g>
                  <svg:desc>Sheet1.M119:Sheet1.M154</svg:desc>
                </draw:g>
              </table:table-cell>
              <table:table-cell office:value-type="float" office:value="1599">
                <text:p>1599</text:p>
                <draw:g>
                  <svg:desc>Sheet1.N119:Sheet1.N154</svg:desc>
                </draw:g>
              </table:table-cell>
              <table:table-cell office:value-type="float" office:value="1656">
                <text:p>1656</text:p>
                <draw:g>
                  <svg:desc>Sheet1.O119:Sheet1.O154</svg:desc>
                </draw:g>
              </table:table-cell>
              <table:table-cell office:value-type="float" office:value="1557">
                <text:p>1557</text:p>
                <draw:g>
                  <svg:desc>Sheet1.P119:Sheet1.P154</svg:desc>
                </draw:g>
              </table:table-cell>
              <table:table-cell office:value-type="float" office:value="1599">
                <text:p>1599</text:p>
                <draw:g>
                  <svg:desc>Sheet1.Q119:Sheet1.Q15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523">
                <text:p>3523</text:p>
              </table:table-cell>
              <table:table-cell office:value-type="float" office:value="21295">
                <text:p>21295</text:p>
              </table:table-cell>
              <table:table-cell office:value-type="float" office:value="21295">
                <text:p>21295</text:p>
              </table:table-cell>
              <table:table-cell office:value-type="float" office:value="3595">
                <text:p>3595</text:p>
              </table:table-cell>
              <table:table-cell office:value-type="float" office:value="3707">
                <text:p>3707</text:p>
              </table:table-cell>
              <table:table-cell office:value-type="float" office:value="3511">
                <text:p>3511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702">
                <text:p>5702</text:p>
              </table:table-cell>
              <table:table-cell office:value-type="float" office:value="46945">
                <text:p>46945</text:p>
              </table:table-cell>
              <table:table-cell office:value-type="float" office:value="46945">
                <text:p>46945</text:p>
              </table:table-cell>
              <table:table-cell office:value-type="float" office:value="5799">
                <text:p>5799</text:p>
              </table:table-cell>
              <table:table-cell office:value-type="float" office:value="5958">
                <text:p>5958</text:p>
              </table:table-cell>
              <table:table-cell office:value-type="float" office:value="5657">
                <text:p>5657</text:p>
              </table:table-cell>
              <table:table-cell office:value-type="float" office:value="5799">
                <text:p>57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043">
                <text:p>8043</text:p>
              </table:table-cell>
              <table:table-cell office:value-type="float" office:value="82595">
                <text:p>82595</text:p>
              </table:table-cell>
              <table:table-cell office:value-type="float" office:value="82595">
                <text:p>82595</text:p>
              </table:table-cell>
              <table:table-cell office:value-type="float" office:value="7987">
                <text:p>7987</text:p>
              </table:table-cell>
              <table:table-cell office:value-type="float" office:value="8208">
                <text:p>8208</text:p>
              </table:table-cell>
              <table:table-cell office:value-type="float" office:value="7819">
                <text:p>7819</text:p>
              </table:table-cell>
              <table:table-cell office:value-type="float" office:value="7987">
                <text:p>798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156">
                <text:p>10156</text:p>
              </table:table-cell>
              <table:table-cell office:value-type="float" office:value="128245">
                <text:p>128245</text:p>
              </table:table-cell>
              <table:table-cell office:value-type="float" office:value="128245">
                <text:p>128245</text:p>
              </table:table-cell>
              <table:table-cell office:value-type="float" office:value="9839">
                <text:p>9839</text:p>
              </table:table-cell>
              <table:table-cell office:value-type="float" office:value="10098">
                <text:p>10098</text:p>
              </table:table-cell>
              <table:table-cell office:value-type="float" office:value="9597">
                <text:p>9597</text:p>
              </table:table-cell>
              <table:table-cell office:value-type="float" office:value="9839">
                <text:p>983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302">
                <text:p>12302</text:p>
              </table:table-cell>
              <table:table-cell office:value-type="float" office:value="183895">
                <text:p>183895</text:p>
              </table:table-cell>
              <table:table-cell office:value-type="float" office:value="183895">
                <text:p>183895</text:p>
              </table:table-cell>
              <table:table-cell office:value-type="float" office:value="12795">
                <text:p>12795</text:p>
              </table:table-cell>
              <table:table-cell office:value-type="float" office:value="13109">
                <text:p>13109</text:p>
              </table:table-cell>
              <table:table-cell office:value-type="float" office:value="12511">
                <text:p>12511</text:p>
              </table:table-cell>
              <table:table-cell office:value-type="float" office:value="12795">
                <text:p>1279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431">
                <text:p>14431</text:p>
              </table:table-cell>
              <table:table-cell office:value-type="float" office:value="249545">
                <text:p>249545</text:p>
              </table:table-cell>
              <table:table-cell office:value-type="float" office:value="249545">
                <text:p>249545</text:p>
              </table:table-cell>
              <table:table-cell office:value-type="float" office:value="14871">
                <text:p>14871</text:p>
              </table:table-cell>
              <table:table-cell office:value-type="float" office:value="15231">
                <text:p>15231</text:p>
              </table:table-cell>
              <table:table-cell office:value-type="float" office:value="14529">
                <text:p>14529</text:p>
              </table:table-cell>
              <table:table-cell office:value-type="float" office:value="14871">
                <text:p>148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432">
                <text:p>17432</text:p>
              </table:table-cell>
              <table:table-cell office:value-type="float" office:value="325195">
                <text:p>325195</text:p>
              </table:table-cell>
              <table:table-cell office:value-type="float" office:value="325195">
                <text:p>325195</text:p>
              </table:table-cell>
              <table:table-cell office:value-type="float" office:value="17571">
                <text:p>17571</text:p>
              </table:table-cell>
              <table:table-cell office:value-type="float" office:value="18009">
                <text:p>18009</text:p>
              </table:table-cell>
              <table:table-cell office:value-type="float" office:value="17235">
                <text:p>17235</text:p>
              </table:table-cell>
              <table:table-cell office:value-type="float" office:value="17571">
                <text:p>1757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0312">
                <text:p>20312</text:p>
              </table:table-cell>
              <table:table-cell office:value-type="float" office:value="410845">
                <text:p>410845</text:p>
              </table:table-cell>
              <table:table-cell office:value-type="float" office:value="410845">
                <text:p>410845</text:p>
              </table:table-cell>
              <table:table-cell office:value-type="float" office:value="19871">
                <text:p>19871</text:p>
              </table:table-cell>
              <table:table-cell office:value-type="float" office:value="20331">
                <text:p>20331</text:p>
              </table:table-cell>
              <table:table-cell office:value-type="float" office:value="19429">
                <text:p>19429</text:p>
              </table:table-cell>
              <table:table-cell office:value-type="float" office:value="19871">
                <text:p>198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781">
                <text:p>21781</text:p>
              </table:table-cell>
              <table:table-cell office:value-type="float" office:value="506495">
                <text:p>506495</text:p>
              </table:table-cell>
              <table:table-cell office:value-type="float" office:value="506495">
                <text:p>506495</text:p>
              </table:table-cell>
              <table:table-cell office:value-type="float" office:value="21675">
                <text:p>21675</text:p>
              </table:table-cell>
              <table:table-cell office:value-type="float" office:value="22189">
                <text:p>22189</text:p>
              </table:table-cell>
              <table:table-cell office:value-type="float" office:value="21191">
                <text:p>21191</text:p>
              </table:table-cell>
              <table:table-cell office:value-type="float" office:value="21675">
                <text:p>2167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3868">
                <text:p>23868</text:p>
              </table:table-cell>
              <table:table-cell office:value-type="float" office:value="612145">
                <text:p>612145</text:p>
              </table:table-cell>
              <table:table-cell office:value-type="float" office:value="612145">
                <text:p>612145</text:p>
              </table:table-cell>
              <table:table-cell office:value-type="float" office:value="25927">
                <text:p>25927</text:p>
              </table:table-cell>
              <table:table-cell office:value-type="float" office:value="26488">
                <text:p>26488</text:p>
              </table:table-cell>
              <table:table-cell office:value-type="float" office:value="25385">
                <text:p>25385</text:p>
              </table:table-cell>
              <table:table-cell office:value-type="float" office:value="25927">
                <text:p>2592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6488">
                <text:p>26488</text:p>
              </table:table-cell>
              <table:table-cell office:value-type="float" office:value="727795">
                <text:p>727795</text:p>
              </table:table-cell>
              <table:table-cell office:value-type="float" office:value="727795">
                <text:p>727795</text:p>
              </table:table-cell>
              <table:table-cell office:value-type="float" office:value="27987">
                <text:p>27987</text:p>
              </table:table-cell>
              <table:table-cell office:value-type="float" office:value="28610">
                <text:p>28610</text:p>
              </table:table-cell>
              <table:table-cell office:value-type="float" office:value="27419">
                <text:p>27419</text:p>
              </table:table-cell>
              <table:table-cell office:value-type="float" office:value="27987">
                <text:p>2798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2721">
                <text:p>32721</text:p>
              </table:table-cell>
              <table:table-cell office:value-type="float" office:value="853445">
                <text:p>853445</text:p>
              </table:table-cell>
              <table:table-cell office:value-type="float" office:value="853445">
                <text:p>853445</text:p>
              </table:table-cell>
              <table:table-cell office:value-type="float" office:value="30735">
                <text:p>30735</text:p>
              </table:table-cell>
              <table:table-cell office:value-type="float" office:value="31396">
                <text:p>31396</text:p>
              </table:table-cell>
              <table:table-cell office:value-type="float" office:value="30093">
                <text:p>30093</text:p>
              </table:table-cell>
              <table:table-cell office:value-type="float" office:value="30735">
                <text:p>3073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033">
                <text:p>35033</text:p>
              </table:table-cell>
              <table:table-cell office:value-type="float" office:value="989095">
                <text:p>989095</text:p>
              </table:table-cell>
              <table:table-cell office:value-type="float" office:value="989095">
                <text:p>989095</text:p>
              </table:table-cell>
              <table:table-cell office:value-type="float" office:value="32539">
                <text:p>32539</text:p>
              </table:table-cell>
              <table:table-cell office:value-type="float" office:value="33254">
                <text:p>33254</text:p>
              </table:table-cell>
              <table:table-cell office:value-type="float" office:value="31855">
                <text:p>31855</text:p>
              </table:table-cell>
              <table:table-cell office:value-type="float" office:value="32539">
                <text:p>3253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5691">
                <text:p>35691</text:p>
              </table:table-cell>
              <table:table-cell office:value-type="float" office:value="1134745">
                <text:p>1134745</text:p>
              </table:table-cell>
              <table:table-cell office:value-type="float" office:value="1134745">
                <text:p>1134745</text:p>
              </table:table-cell>
              <table:table-cell office:value-type="float" office:value="34743">
                <text:p>34743</text:p>
              </table:table-cell>
              <table:table-cell office:value-type="float" office:value="35504">
                <text:p>35504</text:p>
              </table:table-cell>
              <table:table-cell office:value-type="float" office:value="34001">
                <text:p>34001</text:p>
              </table:table-cell>
              <table:table-cell office:value-type="float" office:value="34743">
                <text:p>347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9236">
                <text:p>39236</text:p>
              </table:table-cell>
              <table:table-cell office:value-type="float" office:value="1290395">
                <text:p>1290395</text:p>
              </table:table-cell>
              <table:table-cell office:value-type="float" office:value="1290395">
                <text:p>1290395</text:p>
              </table:table-cell>
              <table:table-cell office:value-type="float" office:value="38339">
                <text:p>38339</text:p>
              </table:table-cell>
              <table:table-cell office:value-type="float" office:value="39210">
                <text:p>39210</text:p>
              </table:table-cell>
              <table:table-cell office:value-type="float" office:value="37667">
                <text:p>37667</text:p>
              </table:table-cell>
              <table:table-cell office:value-type="float" office:value="38339">
                <text:p>383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9763">
                <text:p>39763</text:p>
              </table:table-cell>
              <table:table-cell office:value-type="float" office:value="1456045">
                <text:p>1456045</text:p>
              </table:table-cell>
              <table:table-cell office:value-type="float" office:value="1456045">
                <text:p>1456045</text:p>
              </table:table-cell>
              <table:table-cell office:value-type="float" office:value="40639">
                <text:p>40639</text:p>
              </table:table-cell>
              <table:table-cell office:value-type="float" office:value="41500">
                <text:p>41500</text:p>
              </table:table-cell>
              <table:table-cell office:value-type="float" office:value="39797">
                <text:p>39797</text:p>
              </table:table-cell>
              <table:table-cell office:value-type="float" office:value="40639">
                <text:p>4063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42741">
                <text:p>42741</text:p>
              </table:table-cell>
              <table:table-cell office:value-type="float" office:value="1631695">
                <text:p>1631695</text:p>
              </table:table-cell>
              <table:table-cell office:value-type="float" office:value="1631695">
                <text:p>1631695</text:p>
              </table:table-cell>
              <table:table-cell office:value-type="float" office:value="43339">
                <text:p>43339</text:p>
              </table:table-cell>
              <table:table-cell office:value-type="float" office:value="44254">
                <text:p>44254</text:p>
              </table:table-cell>
              <table:table-cell office:value-type="float" office:value="42455">
                <text:p>42455</text:p>
              </table:table-cell>
              <table:table-cell office:value-type="float" office:value="43339">
                <text:p>4333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4354">
                <text:p>44354</text:p>
              </table:table-cell>
              <table:table-cell office:value-type="float" office:value="1817345">
                <text:p>1817345</text:p>
              </table:table-cell>
              <table:table-cell office:value-type="float" office:value="1817345">
                <text:p>1817345</text:p>
              </table:table-cell>
              <table:table-cell office:value-type="float" office:value="45159">
                <text:p>45159</text:p>
              </table:table-cell>
              <table:table-cell office:value-type="float" office:value="46120">
                <text:p>46120</text:p>
              </table:table-cell>
              <table:table-cell office:value-type="float" office:value="44217">
                <text:p>44217</text:p>
              </table:table-cell>
              <table:table-cell office:value-type="float" office:value="45159">
                <text:p>4515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7607">
                <text:p>47607</text:p>
              </table:table-cell>
              <table:table-cell office:value-type="float" office:value="2012995">
                <text:p>2012995</text:p>
              </table:table-cell>
              <table:table-cell office:value-type="float" office:value="2012995">
                <text:p>2012995</text:p>
              </table:table-cell>
              <table:table-cell office:value-type="float" office:value="47347">
                <text:p>47347</text:p>
              </table:table-cell>
              <table:table-cell office:value-type="float" office:value="48370">
                <text:p>48370</text:p>
              </table:table-cell>
              <table:table-cell office:value-type="float" office:value="46379">
                <text:p>46379</text:p>
              </table:table-cell>
              <table:table-cell office:value-type="float" office:value="47347">
                <text:p>4734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53254">
                <text:p>53254</text:p>
              </table:table-cell>
              <table:table-cell office:value-type="float" office:value="2218645">
                <text:p>2218645</text:p>
              </table:table-cell>
              <table:table-cell office:value-type="float" office:value="2218645">
                <text:p>2218645</text:p>
              </table:table-cell>
              <table:table-cell office:value-type="float" office:value="54063">
                <text:p>54063</text:p>
              </table:table-cell>
              <table:table-cell office:value-type="float" office:value="55125">
                <text:p>55125</text:p>
              </table:table-cell>
              <table:table-cell office:value-type="float" office:value="53021">
                <text:p>53021</text:p>
              </table:table-cell>
              <table:table-cell office:value-type="float" office:value="54063">
                <text:p>5406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52332">
                <text:p>52332</text:p>
              </table:table-cell>
              <table:table-cell office:value-type="float" office:value="2434295">
                <text:p>2434295</text:p>
              </table:table-cell>
              <table:table-cell office:value-type="float" office:value="2434295">
                <text:p>2434295</text:p>
              </table:table-cell>
              <table:table-cell office:value-type="float" office:value="56251">
                <text:p>56251</text:p>
              </table:table-cell>
              <table:table-cell office:value-type="float" office:value="57367">
                <text:p>57367</text:p>
              </table:table-cell>
              <table:table-cell office:value-type="float" office:value="55167">
                <text:p>55167</text:p>
              </table:table-cell>
              <table:table-cell office:value-type="float" office:value="56251">
                <text:p>5625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57700">
                <text:p>57700</text:p>
              </table:table-cell>
              <table:table-cell office:value-type="float" office:value="2659945">
                <text:p>2659945</text:p>
              </table:table-cell>
              <table:table-cell office:value-type="float" office:value="2659945">
                <text:p>2659945</text:p>
              </table:table-cell>
              <table:table-cell office:value-type="float" office:value="58071">
                <text:p>58071</text:p>
              </table:table-cell>
              <table:table-cell office:value-type="float" office:value="59233">
                <text:p>59233</text:p>
              </table:table-cell>
              <table:table-cell office:value-type="float" office:value="56929">
                <text:p>56929</text:p>
              </table:table-cell>
              <table:table-cell office:value-type="float" office:value="58071">
                <text:p>5807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6117">
                <text:p>56117</text:p>
              </table:table-cell>
              <table:table-cell office:value-type="float" office:value="2895595">
                <text:p>2895595</text:p>
              </table:table-cell>
              <table:table-cell office:value-type="float" office:value="2895595">
                <text:p>2895595</text:p>
              </table:table-cell>
              <table:table-cell office:value-type="float" office:value="60771">
                <text:p>60771</text:p>
              </table:table-cell>
              <table:table-cell office:value-type="float" office:value="62011">
                <text:p>62011</text:p>
              </table:table-cell>
              <table:table-cell office:value-type="float" office:value="59635">
                <text:p>59635</text:p>
              </table:table-cell>
              <table:table-cell office:value-type="float" office:value="60771">
                <text:p>6077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61160">
                <text:p>61160</text:p>
              </table:table-cell>
              <table:table-cell office:value-type="float" office:value="3141245">
                <text:p>3141245</text:p>
              </table:table-cell>
              <table:table-cell office:value-type="float" office:value="3141245">
                <text:p>3141245</text:p>
              </table:table-cell>
              <table:table-cell office:value-type="float" office:value="63071">
                <text:p>63071</text:p>
              </table:table-cell>
              <table:table-cell office:value-type="float" office:value="64333">
                <text:p>64333</text:p>
              </table:table-cell>
              <table:table-cell office:value-type="float" office:value="61829">
                <text:p>61829</text:p>
              </table:table-cell>
              <table:table-cell office:value-type="float" office:value="63071">
                <text:p>6307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63786">
                <text:p>63786</text:p>
              </table:table-cell>
              <table:table-cell office:value-type="float" office:value="3396895">
                <text:p>3396895</text:p>
              </table:table-cell>
              <table:table-cell office:value-type="float" office:value="3396895">
                <text:p>3396895</text:p>
              </table:table-cell>
              <table:table-cell office:value-type="float" office:value="66667">
                <text:p>66667</text:p>
              </table:table-cell>
              <table:table-cell office:value-type="float" office:value="67983">
                <text:p>67983</text:p>
              </table:table-cell>
              <table:table-cell office:value-type="float" office:value="65383">
                <text:p>65383</text:p>
              </table:table-cell>
              <table:table-cell office:value-type="float" office:value="66667">
                <text:p>6666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68412">
                <text:p>68412</text:p>
              </table:table-cell>
              <table:table-cell office:value-type="float" office:value="3662545">
                <text:p>3662545</text:p>
              </table:table-cell>
              <table:table-cell office:value-type="float" office:value="3662545">
                <text:p>3662545</text:p>
              </table:table-cell>
              <table:table-cell office:value-type="float" office:value="68871">
                <text:p>68871</text:p>
              </table:table-cell>
              <table:table-cell office:value-type="float" office:value="70233">
                <text:p>70233</text:p>
              </table:table-cell>
              <table:table-cell office:value-type="float" office:value="67529">
                <text:p>67529</text:p>
              </table:table-cell>
              <table:table-cell office:value-type="float" office:value="68871">
                <text:p>6887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9778">
                <text:p>69778</text:p>
              </table:table-cell>
              <table:table-cell office:value-type="float" office:value="3938195">
                <text:p>3938195</text:p>
              </table:table-cell>
              <table:table-cell office:value-type="float" office:value="3938195">
                <text:p>3938195</text:p>
              </table:table-cell>
              <table:table-cell office:value-type="float" office:value="70675">
                <text:p>70675</text:p>
              </table:table-cell>
              <table:table-cell office:value-type="float" office:value="72099">
                <text:p>72099</text:p>
              </table:table-cell>
              <table:table-cell office:value-type="float" office:value="69307">
                <text:p>69307</text:p>
              </table:table-cell>
              <table:table-cell office:value-type="float" office:value="70675">
                <text:p>7067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72192">
                <text:p>72192</text:p>
              </table:table-cell>
              <table:table-cell office:value-type="float" office:value="4223845">
                <text:p>4223845</text:p>
              </table:table-cell>
              <table:table-cell office:value-type="float" office:value="4223845">
                <text:p>4223845</text:p>
              </table:table-cell>
              <table:table-cell office:value-type="float" office:value="73423">
                <text:p>73423</text:p>
              </table:table-cell>
              <table:table-cell office:value-type="float" office:value="74885">
                <text:p>74885</text:p>
              </table:table-cell>
              <table:table-cell office:value-type="float" office:value="71981">
                <text:p>71981</text:p>
              </table:table-cell>
              <table:table-cell office:value-type="float" office:value="73423">
                <text:p>7342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72852">
                <text:p>72852</text:p>
              </table:table-cell>
              <table:table-cell office:value-type="float" office:value="4519495">
                <text:p>4519495</text:p>
              </table:table-cell>
              <table:table-cell office:value-type="float" office:value="4519495">
                <text:p>4519495</text:p>
              </table:table-cell>
              <table:table-cell office:value-type="float" office:value="75483">
                <text:p>75483</text:p>
              </table:table-cell>
              <table:table-cell office:value-type="float" office:value="76999">
                <text:p>76999</text:p>
              </table:table-cell>
              <table:table-cell office:value-type="float" office:value="73999">
                <text:p>73999</text:p>
              </table:table-cell>
              <table:table-cell office:value-type="float" office:value="75483">
                <text:p>7548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77449">
                <text:p>77449</text:p>
              </table:table-cell>
              <table:table-cell office:value-type="float" office:value="4825145">
                <text:p>4825145</text:p>
              </table:table-cell>
              <table:table-cell office:value-type="float" office:value="4825145">
                <text:p>4825145</text:p>
              </table:table-cell>
              <table:table-cell office:value-type="float" office:value="81271">
                <text:p>81271</text:p>
              </table:table-cell>
              <table:table-cell office:value-type="float" office:value="82833">
                <text:p>82833</text:p>
              </table:table-cell>
              <table:table-cell office:value-type="float" office:value="79729">
                <text:p>79729</text:p>
              </table:table-cell>
              <table:table-cell office:value-type="float" office:value="81271">
                <text:p>8127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81444">
                <text:p>81444</text:p>
              </table:table-cell>
              <table:table-cell office:value-type="float" office:value="5140795">
                <text:p>5140795</text:p>
              </table:table-cell>
              <table:table-cell office:value-type="float" office:value="5140795">
                <text:p>5140795</text:p>
              </table:table-cell>
              <table:table-cell office:value-type="float" office:value="83075">
                <text:p>83075</text:p>
              </table:table-cell>
              <table:table-cell office:value-type="float" office:value="84811">
                <text:p>84811</text:p>
              </table:table-cell>
              <table:table-cell office:value-type="float" office:value="81731">
                <text:p>81731</text:p>
              </table:table-cell>
              <table:table-cell office:value-type="float" office:value="83075">
                <text:p>8307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81300">
                <text:p>81300</text:p>
              </table:table-cell>
              <table:table-cell office:value-type="float" office:value="5466445">
                <text:p>5466445</text:p>
              </table:table-cell>
              <table:table-cell office:value-type="float" office:value="5466445">
                <text:p>5466445</text:p>
              </table:table-cell>
              <table:table-cell office:value-type="float" office:value="85375">
                <text:p>85375</text:p>
              </table:table-cell>
              <table:table-cell office:value-type="float" office:value="87037">
                <text:p>87037</text:p>
              </table:table-cell>
              <table:table-cell office:value-type="float" office:value="83733">
                <text:p>83733</text:p>
              </table:table-cell>
              <table:table-cell office:value-type="float" office:value="85375">
                <text:p>8537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85615">
                <text:p>85615</text:p>
              </table:table-cell>
              <table:table-cell office:value-type="float" office:value="5802095">
                <text:p>5802095</text:p>
              </table:table-cell>
              <table:table-cell office:value-type="float" office:value="5802095">
                <text:p>5802095</text:p>
              </table:table-cell>
              <table:table-cell office:value-type="float" office:value="88075">
                <text:p>88075</text:p>
              </table:table-cell>
              <table:table-cell office:value-type="float" office:value="89791">
                <text:p>89791</text:p>
              </table:table-cell>
              <table:table-cell office:value-type="float" office:value="86391">
                <text:p>86391</text:p>
              </table:table-cell>
              <table:table-cell office:value-type="float" office:value="88075">
                <text:p>8807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88380">
                <text:p>88380</text:p>
              </table:table-cell>
              <table:table-cell office:value-type="float" office:value="6147745">
                <text:p>6147745</text:p>
              </table:table-cell>
              <table:table-cell office:value-type="float" office:value="6147745">
                <text:p>6147745</text:p>
              </table:table-cell>
              <table:table-cell office:value-type="float" office:value="90151">
                <text:p>90151</text:p>
              </table:table-cell>
              <table:table-cell office:value-type="float" office:value="91913">
                <text:p>91913</text:p>
              </table:table-cell>
              <table:table-cell office:value-type="float" office:value="88409">
                <text:p>88409</text:p>
              </table:table-cell>
              <table:table-cell office:value-type="float" office:value="90151">
                <text:p>9015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93932">
                <text:p>93932</text:p>
              </table:table-cell>
              <table:table-cell office:value-type="float" office:value="6503395">
                <text:p>6503395</text:p>
              </table:table-cell>
              <table:table-cell office:value-type="float" office:value="6503395">
                <text:p>6503395</text:p>
              </table:table-cell>
              <table:table-cell office:value-type="float" office:value="93875">
                <text:p>93875</text:p>
              </table:table-cell>
              <table:table-cell office:value-type="float" office:value="95699">
                <text:p>95699</text:p>
              </table:table-cell>
              <table:table-cell office:value-type="float" office:value="92107">
                <text:p>92107</text:p>
              </table:table-cell>
              <table:table-cell office:value-type="float" office:value="93875">
                <text:p>938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Method Five Time</text:p>
        </chart:title>
        <chart:legend chart:legend-position="end" svg:x="11.507cm" svg:y="2.707cm" style:legend-expansion="high" chart:style-name="ch3"/>
        <chart:plot-area chart:style-name="ch4" table:cell-range-address="Sheet1.A156:Sheet1.H192" chart:data-source-has-labels="both" svg:x="1.331cm" svg:y="1.275cm" svg:width="9.856cm" svg:height="6.564cm">
          <chartooo:coordinate-region svg:x="1.952cm" svg:y="1.275cm" svg:width="9.235cm" svg:height="5.311cm"/>
          <chart:axis chart:dimension="x" chart:name="primary-x" chart:style-name="ch5" chartooo:axis-type="auto">
            <chartooo:date-scale/>
            <chart:title svg:x="5.884cm" svg:y="8.019cm" chart:style-name="ch6">
              <text:p>Size</text:p>
            </chart:title>
            <chart:categories table:cell-range-address="Sheet1.A157:Sheet1.A192"/>
            <chart:grid chart:style-name="ch7" chart:class="major"/>
          </chart:axis>
          <chart:axis chart:dimension="y" chart:name="primary-y" chart:style-name="ch5">
            <chart:title svg:x="0.451cm" svg:y="4.958cm" chart:style-name="ch8">
              <text:p>Time</text:p>
            </chart:title>
            <chart:grid chart:style-name="ch7" chart:class="major"/>
          </chart:axis>
          <chart:series chart:style-name="ch9" chart:values-cell-range-address="Sheet1.B157:Sheet1.B192" chart:label-cell-address="Sheet1.B156:Sheet1.B156" chart:class="chart:line">
            <chart:data-point chart:repeated="36"/>
          </chart:series>
          <chart:series chart:style-name="ch10" chart:values-cell-range-address="Sheet1.C157:Sheet1.C192" chart:label-cell-address="Sheet1.C156:Sheet1.C156" chart:class="chart:line">
            <chart:data-point chart:repeated="36"/>
          </chart:series>
          <chart:series chart:style-name="ch11" chart:values-cell-range-address="Sheet1.D157:Sheet1.D192" chart:label-cell-address="Sheet1.D156:Sheet1.D156" chart:class="chart:line">
            <chart:data-point chart:repeated="36"/>
          </chart:series>
          <chart:series chart:style-name="ch12" chart:values-cell-range-address="Sheet1.E157:Sheet1.E192" chart:label-cell-address="Sheet1.E156:Sheet1.E156" chart:class="chart:line">
            <chart:data-point chart:repeated="36"/>
          </chart:series>
          <chart:series chart:style-name="ch13" chart:values-cell-range-address="Sheet1.F157:Sheet1.F192" chart:label-cell-address="Sheet1.F156:Sheet1.F156" chart:class="chart:line">
            <chart:data-point chart:repeated="36"/>
          </chart:series>
          <chart:series chart:style-name="ch14" chart:values-cell-range-address="Sheet1.G157:Sheet1.G192" chart:label-cell-address="Sheet1.G156:Sheet1.G156" chart:class="chart:line">
            <chart:data-point chart:repeated="36"/>
          </chart:series>
          <chart:series chart:style-name="ch15" chart:values-cell-range-address="Sheet1.H157:Sheet1.H192" chart:label-cell-address="Sheet1.H156:Sheet1.H156" chart:class="chart:line">
            <chart:data-point chart:repeated="3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Sheet1.B156:Sheet1.B156</svg:desc>
                </draw:g>
              </table:table-cell>
              <table:table-cell office:value-type="string">
                <text:p>Ordered</text:p>
                <draw:g>
                  <svg:desc>Sheet1.C156:Sheet1.C156</svg:desc>
                </draw:g>
              </table:table-cell>
              <table:table-cell office:value-type="string">
                <text:p>Reverse</text:p>
                <draw:g>
                  <svg:desc>Sheet1.D156:Sheet1.D156</svg:desc>
                </draw:g>
              </table:table-cell>
              <table:table-cell office:value-type="string">
                <text:p>Same</text:p>
                <draw:g>
                  <svg:desc>Sheet1.E156:Sheet1.E156</svg:desc>
                </draw:g>
              </table:table-cell>
              <table:table-cell office:value-type="string">
                <text:p>Same except middle</text:p>
                <draw:g>
                  <svg:desc>Sheet1.F156:Sheet1.F156</svg:desc>
                </draw:g>
              </table:table-cell>
              <table:table-cell office:value-type="string">
                <text:p>Same except end</text:p>
                <draw:g>
                  <svg:desc>Sheet1.G156:Sheet1.G156</svg:desc>
                </draw:g>
              </table:table-cell>
              <table:table-cell office:value-type="string">
                <text:p>Same except start</text:p>
                <draw:g>
                  <svg:desc>Sheet1.H156:Sheet1.H15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157:Sheet1.A192</svg:desc>
                </draw:g>
              </table:table-cell>
              <table:table-cell office:value-type="float" office:value="15">
                <text:p>15</text:p>
                <draw:g>
                  <svg:desc>Sheet1.B157:Sheet1.B192</svg:desc>
                </draw:g>
              </table:table-cell>
              <table:table-cell office:value-type="float" office:value="16">
                <text:p>16</text:p>
                <draw:g>
                  <svg:desc>Sheet1.C157:Sheet1.C192</svg:desc>
                </draw:g>
              </table:table-cell>
              <table:table-cell office:value-type="float" office:value="17">
                <text:p>17</text:p>
                <draw:g>
                  <svg:desc>Sheet1.D157:Sheet1.D192</svg:desc>
                </draw:g>
              </table:table-cell>
              <table:table-cell office:value-type="float" office:value="17">
                <text:p>17</text:p>
                <draw:g>
                  <svg:desc>Sheet1.E157:Sheet1.E192</svg:desc>
                </draw:g>
              </table:table-cell>
              <table:table-cell office:value-type="float" office:value="17">
                <text:p>17</text:p>
                <draw:g>
                  <svg:desc>Sheet1.F157:Sheet1.F192</svg:desc>
                </draw:g>
              </table:table-cell>
              <table:table-cell office:value-type="float" office:value="16">
                <text:p>16</text:p>
                <draw:g>
                  <svg:desc>Sheet1.G157:Sheet1.G192</svg:desc>
                </draw:g>
              </table:table-cell>
              <table:table-cell office:value-type="float" office:value="17">
                <text:p>17</text:p>
                <draw:g>
                  <svg:desc>Sheet1.H157:Sheet1.H19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276cm" svg:y="0.316cm" chart:style-name="ch2">
          <text:p>Method Six Time</text:p>
        </chart:title>
        <chart:legend chart:legend-position="end" svg:x="11.507cm" svg:y="2.707cm" style:legend-expansion="high" chart:style-name="ch3"/>
        <chart:plot-area chart:style-name="ch4" chart:data-source-has-labels="both" svg:x="1.331cm" svg:y="1.275cm" svg:width="9.856cm" svg:height="6.564cm">
          <chartooo:coordinate-region svg:x="2.141cm" svg:y="1.475cm" svg:width="8.763cm" svg:height="5.717cm"/>
          <chart:axis chart:dimension="x" chart:name="primary-x" chart:style-name="ch5" chartooo:axis-type="auto">
            <chartooo:date-scale/>
            <chart:title svg:x="5.884cm" svg:y="8.019cm" chart:style-name="ch6">
              <text:p>Size</text:p>
            </chart:title>
            <chart:categories table:cell-range-address="local-table.$A$2:.$A$37"/>
            <chart:grid chart:style-name="ch7" chart:class="major"/>
          </chart:axis>
          <chart:axis chart:dimension="y" chart:name="primary-y" chart:style-name="ch8">
            <chart:title svg:x="0.451cm" svg:y="4.958cm" chart:style-name="ch9">
              <text:p>Time</text:p>
            </chart:title>
            <chart:grid chart:style-name="ch7" chart:class="major"/>
          </chart:axis>
          <chart:series chart:style-name="ch10" chart:values-cell-range-address="local-table.$B$2:.$B$37" chart:label-cell-address="local-table.$B$1" chart:class="chart:line">
            <chart:data-point chart:repeated="36"/>
          </chart:series>
          <chart:series chart:style-name="ch11" chart:values-cell-range-address="local-table.$C$2:.$C$37" chart:label-cell-address="local-table.$C$1" chart:class="chart:line">
            <chart:data-point chart:repeated="36"/>
          </chart:series>
          <chart:series chart:style-name="ch12" chart:values-cell-range-address="local-table.$D$2:.$D$37" chart:label-cell-address="local-table.$D$1" chart:class="chart:line">
            <chart:data-point chart:repeated="36"/>
          </chart:series>
          <chart:series chart:style-name="ch13" chart:values-cell-range-address="local-table.$E$2:.$E$37" chart:label-cell-address="local-table.$E$1" chart:class="chart:line">
            <chart:data-point chart:repeated="36"/>
          </chart:series>
          <chart:series chart:style-name="ch14" chart:values-cell-range-address="local-table.$F$2:.$F$37" chart:label-cell-address="local-table.$F$1" chart:class="chart:line">
            <chart:data-point chart:repeated="36"/>
          </chart:series>
          <chart:series chart:style-name="ch15" chart:values-cell-range-address="local-table.$G$2:.$G$37" chart:label-cell-address="local-table.$G$1" chart:class="chart:line">
            <chart:data-point chart:repeated="36"/>
          </chart:series>
          <chart:series chart:style-name="ch16" chart:values-cell-range-address="local-table.$H$2:.$H$37" chart:label-cell-address="local-table.$H$1" chart:class="chart:line">
            <chart:data-point chart:repeated="3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</table:table-cell>
              <table:table-cell office:value-type="string">
                <text:p>Ordered</text:p>
              </table:table-cell>
              <table:table-cell office:value-type="string">
                <text:p>Reverse</text:p>
              </table:table-cell>
              <table:table-cell office:value-type="string">
                <text:p>Same</text:p>
              </table:table-cell>
              <table:table-cell office:value-type="string">
                <text:p>Same except middle</text:p>
              </table:table-cell>
              <table:table-cell office:value-type="string">
                <text:p>Same except end</text:p>
              </table:table-cell>
              <table:table-cell office:value-type="string">
                <text:p>Same except star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